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_Math1" svg:font-family="MathJax_Math"/>
    <style:font-face style:name="DejaVu Serif1" svg:font-family="'DejaVu Serif'" style:font-family-generic="roman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Noto Sans CJK SC1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="Rounded_20_short_20_Arrow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00" draw:marker-start="Rounded_20_short_20_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5.592cm" fo:min-width="10.0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0000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objectwithoutfill">
      <style:graphic-properties svg:stroke-color="#3465a4" draw:marker-start="Arrow" draw:marker-end="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214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04cm" fo:min-width="0.316cm"/>
    </style:style>
    <style:style style:name="gr20" style:family="graphic" style:parent-style-name="standard">
      <style:graphic-properties draw:marker-start="Symmetric_20_Arrow" draw:marker-start-width="0.3cm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39cm" fo:min-width="0.897cm"/>
    </style:style>
    <style:style style:name="gr22" style:family="graphic" style:parent-style-name="objectwithoutfill">
      <style:graphic-properties draw:marker-start="" draw:marker-end="Rounded_20_large_20_Arrow" draw:fill="solid" draw:textarea-vertical-align="middle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9cm" fo:min-width="0cm"/>
      <style:paragraph-properties style:writing-mode="lr-tb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663cm" fo:min-width="0.4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2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2cm" fo:min-width="0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87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8cm" fo:min-width="0cm"/>
      <style:paragraph-properties style:writing-mode="lr-tb"/>
    </style:style>
    <style:style style:name="gr83" style:family="graphic" style:parent-style-name="standard">
      <style:graphic-properties draw:marker-start="" draw:marker-end="Arrow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0000"/>
      <style:paragraph-properties style:writing-mode="lr-tb"/>
      <style:text-properties fo:color="#ff0000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MathJax_Math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 draw:fill-color="#ffffff"/>
      <style:paragraph-properties style:writing-mode="lr-tb"/>
      <style:text-properties style:font-name="MathJax_Math" fo:font-size="15pt" style:font-size-asian="15pt" style:font-size-complex="15pt"/>
    </style:style>
    <style:style style:name="P14" style:family="paragraph">
      <loext:graphic-properties draw:fill="solid"/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athJax_Math1" style:font-name-asian="MathJax_Math1" style:font-name-complex="MathJax_Math1"/>
    </style:style>
    <style:style style:name="T6" style:family="text">
      <style:text-properties style:text-position="-33% 58%" style:font-name="MathJax_Math1" style:font-name-asian="MathJax_Math1" style:font-name-complex="MathJax_Math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14pt" fo:font-style="italic" fo:text-shadow="none" style:text-underline-style="none" fo:font-weight="normal" style:letter-kerning="true" style:font-name-asian="DejaVu Serif1" style:font-size-asian="14pt" style:font-style-asian="italic" style:font-weight-asian="normal" style:font-name-complex="DejaVu Serif1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14pt" fo:font-style="italic" fo:text-shadow="none" style:text-underline-style="none" fo:font-weight="normal" style:letter-kerning="true" style:font-name-asian="DejaVu Serif1" style:font-size-asian="14pt" style:font-style-asian="italic" style:font-weight-asian="normal" style:font-name-complex="DejaVu Serif1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14pt" fo:font-style="italic" fo:text-shadow="none" style:text-underline-style="none" fo:font-weight="normal" style:letter-kerning="true" style:font-name-asian="DejaVu Serif1" style:font-size-asian="14pt" style:font-style-asian="italic" style:font-weight-asian="normal" style:font-name-complex="DejaVu Serif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MathJax_Math1" fo:font-size="15pt" style:font-name-asian="MathJax_Math1" style:font-size-asian="15pt" style:font-name-complex="MathJax_Math1" style:font-size-complex="15pt"/>
    </style:style>
    <style:style style:name="T11" style:family="text">
      <style:text-properties style:text-position="-33% 58%" style:font-name="MathJax_Math1" fo:font-size="15pt" style:font-name-asian="MathJax_Math1" style:font-size-asian="15pt" style:font-name-complex="MathJax_Math1" style:font-size-complex="15pt"/>
    </style:style>
    <style:style style:name="T12" style:family="text">
      <style:text-properties style:text-position="0% 100%" style:font-name="MathJax_Math1" fo:font-size="15pt" style:font-name-asian="MathJax_Math1" style:font-size-asian="15pt" style:font-name-complex="MathJax_Math1" style:font-size-complex="15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text-position="0% 100%" style:font-name="MathJax_Math1" style:font-name-asian="MathJax_Math1" style:font-name-complex="MathJax_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811cm" svg:y1="8.747cm" svg:x2="12.836cm" svg:y2="11.541cm">
          <text:p/>
        </draw:line>
        <draw:line draw:style-name="gr2" draw:text-style-name="P1" draw:layer="layout" svg:x1="12.43cm" svg:y1="11.922cm" svg:x2="9.636cm" svg:y2="11.541cm">
          <text:p/>
        </draw:line>
        <draw:line draw:style-name="gr2" draw:text-style-name="P1" draw:layer="layout" svg:x1="12.43cm" svg:y1="12.303cm" svg:x2="9.636cm" svg:y2="11.922cm">
          <text:p/>
        </draw:line>
        <draw:line draw:style-name="gr2" draw:text-style-name="P1" draw:layer="layout" svg:x1="12.938cm" svg:y1="12.684cm" svg:x2="9.636cm" svg:y2="12.303cm">
          <text:p/>
        </draw:line>
        <draw:line draw:style-name="gr3" draw:text-style-name="P1" draw:layer="layout" svg:x1="9.382cm" svg:y1="8.747cm" svg:x2="9.357cm" svg:y2="13.319cm">
          <text:p/>
        </draw:line>
        <draw:line draw:style-name="gr2" draw:text-style-name="P1" draw:layer="layout" svg:x1="9.763cm" svg:y1="13.7cm" svg:x2="12.557cm" svg:y2="13.319cm">
          <text:p/>
        </draw:line>
        <draw:line draw:style-name="gr2" draw:text-style-name="P1" draw:layer="layout" svg:x1="9.763cm" svg:y1="14.081cm" svg:x2="12.557cm" svg:y2="13.7cm">
          <text:p/>
        </draw:line>
        <draw:line draw:style-name="gr2" draw:text-style-name="P1" draw:layer="layout" svg:x1="9.255cm" svg:y1="14.462cm" svg:x2="12.557cm" svg:y2="14.081cm">
          <text:p/>
        </draw:line>
        <draw:path draw:style-name="gr4" draw:text-style-name="P2" draw:layer="layout" svg:width="10.54cm" svg:height="5.841cm" svg:x="5.826cm" svg:y="10.017cm" svg:viewBox="0 0 10541 5842" svg:d="M1047 3048v1587h3175v-1587h2097v1587h3175v-1587h1047v2794h-10541v-2794zM9494 2794v-1588h-3175v1588h-2097v-1588h-3175v1588h-1047v-2794h10541v2794z">
          <text:p/>
        </draw:path>
        <draw:line draw:style-name="gr2" draw:text-style-name="P1" draw:layer="layout" svg:x1="9.636cm" svg:y1="14.081cm" svg:x2="12.557cm" svg:y2="14.08cm">
          <text:p/>
        </draw:line>
        <draw:line draw:style-name="gr2" draw:text-style-name="P1" draw:layer="layout" svg:x1="9.636cm" svg:y1="13.7cm" svg:x2="12.557cm" svg:y2="13.699cm">
          <text:p/>
        </draw:line>
        <draw:line draw:style-name="gr2" draw:text-style-name="P1" draw:layer="layout" svg:x1="9.255cm" svg:y1="13.319cm" svg:x2="12.557cm" svg:y2="13.318cm">
          <text:p/>
        </draw:line>
        <draw:line draw:style-name="gr2" draw:text-style-name="P1" draw:layer="layout" svg:x1="9.382cm" svg:y1="14.335cm" svg:x2="9.357cm" svg:y2="18.145cm">
          <text:p/>
        </draw:line>
        <draw:line draw:style-name="gr2" draw:text-style-name="P1" draw:layer="layout" svg:x1="12.557cm" svg:y1="12.303cm" svg:x2="9.636cm" svg:y2="12.302cm">
          <text:p/>
        </draw:line>
        <draw:line draw:style-name="gr2" draw:text-style-name="P1" draw:layer="layout" svg:x1="12.557cm" svg:y1="11.922cm" svg:x2="9.636cm" svg:y2="11.921cm">
          <text:p/>
        </draw:line>
        <draw:line draw:style-name="gr2" draw:text-style-name="P1" draw:layer="layout" svg:x1="12.938cm" svg:y1="11.541cm" svg:x2="9.636cm" svg:y2="11.54cm">
          <text:p/>
        </draw:line>
        <draw:line draw:style-name="gr2" draw:text-style-name="P1" draw:layer="layout" svg:x1="12.811cm" svg:y1="12.557cm" svg:x2="12.811cm" svg:y2="18.145cm">
          <text:p/>
        </draw:line>
      </draw:page>
      <draw:page draw:name="page2" draw:style-name="dp1" draw:master-page-name="Default">
        <draw:path draw:style-name="gr4" draw:text-style-name="P2" draw:layer="layout" svg:width="10.54cm" svg:height="5.841cm" svg:x="5.826cm" svg:y="10.017cm" svg:viewBox="0 0 10541 5842" svg:d="M1047 3048v1587h3175v-1587h2097v1587h3175v-1587h1047v2794h-10541v-2794zM9494 2794v-1588h-3175v1588h-2097v-1588h-3175v1588h-1047v-2794h10541v2794z">
          <text:p/>
        </draw:path>
        <draw:frame draw:style-name="gr5" draw:text-style-name="P3" draw:layer="layout" svg:width="0.502cm" svg:height="1.187cm" svg:x="5.817cm" svg:y="7.604cm">
          <draw:text-box>
            <text:p/>
          </draw:text-box>
        </draw:frame>
        <draw:frame draw:style-name="gr6" draw:text-style-name="P4" draw:layer="layout" svg:width="0.853cm" svg:height="0.962cm" svg:x="5.944cm" svg:y="10.107cm">
          <draw:text-box>
            <text:p><text:span text:style-name="T1">a</text:span></text:p>
          </draw:text-box>
        </draw:frame>
        <draw:frame draw:style-name="gr6" draw:text-style-name="P4" draw:layer="layout" svg:width="0.853cm" svg:height="0.962cm" svg:x="10.679cm" svg:y="10.107cm">
          <draw:text-box>
            <text:p><text:span text:style-name="T1">b</text:span></text:p>
          </draw:text-box>
        </draw:frame>
        <draw:frame draw:style-name="gr6" draw:text-style-name="P4" draw:layer="layout" svg:width="0.853cm" svg:height="0.962cm" svg:x="15.378cm" svg:y="10.107cm">
          <draw:text-box>
            <text:p text:style-name="P5"><text:span text:style-name="T1">c</text:span></text:p>
          </draw:text-box>
        </draw:frame>
        <draw:frame draw:style-name="gr6" draw:text-style-name="P4" draw:layer="layout" svg:width="0.853cm" svg:height="0.962cm" svg:x="5.944cm" svg:y="14.716cm">
          <draw:text-box>
            <text:p><text:span text:style-name="T1">f</text:span></text:p>
          </draw:text-box>
        </draw:frame>
        <draw:frame draw:style-name="gr6" draw:text-style-name="P4" draw:layer="layout" svg:width="0.853cm" svg:height="0.962cm" svg:x="10.679cm" svg:y="14.716cm">
          <draw:text-box>
            <text:p><text:span text:style-name="T1">e</text:span></text:p>
          </draw:text-box>
        </draw:frame>
        <draw:frame draw:style-name="gr6" draw:text-style-name="P4" draw:layer="layout" svg:width="0.853cm" svg:height="0.962cm" svg:x="15.378cm" svg:y="14.716cm">
          <draw:text-box>
            <text:p text:style-name="P5"><text:span text:style-name="T1">d</text:span></text:p>
          </draw:text-box>
        </draw:frame>
      </draw:page>
      <draw:page draw:name="page3" draw:style-name="dp1" draw:master-page-name="Default">
        <draw:path draw:style-name="gr4" draw:text-style-name="P2" draw:layer="layout" svg:width="10.54cm" svg:height="5.841cm" svg:x="3.921cm" svg:y="10.017cm" svg:viewBox="0 0 10541 5842" svg:d="M1047 3048v1587h3175v-1587h2097v1587h3175v-1587h1047v2794h-10541v-2794zM9494 2794v-1588h-3175v1588h-2097v-1588h-3175v1588h-1047v-2794h10541v2794z">
          <text:p/>
        </draw:path>
        <draw:frame draw:style-name="gr5" draw:text-style-name="P3" draw:layer="layout" svg:width="0.502cm" svg:height="1.187cm" svg:x="3.912cm" svg:y="7.604cm">
          <draw:text-box>
            <text:p/>
          </draw:text-box>
        </draw:frame>
        <draw:frame draw:style-name="gr6" draw:text-style-name="P4" draw:layer="layout" svg:width="0.853cm" svg:height="0.962cm" svg:x="4.039cm" svg:y="10.107cm">
          <draw:text-box>
            <text:p><text:span text:style-name="T1">A</text:span></text:p>
          </draw:text-box>
        </draw:frame>
        <draw:frame draw:style-name="gr6" draw:text-style-name="P4" draw:layer="layout" svg:width="0.853cm" svg:height="0.962cm" svg:x="8.774cm" svg:y="10.107cm">
          <draw:text-box>
            <text:p><text:span text:style-name="T1">B</text:span></text:p>
          </draw:text-box>
        </draw:frame>
        <draw:frame draw:style-name="gr6" draw:text-style-name="P4" draw:layer="layout" svg:width="0.853cm" svg:height="0.962cm" svg:x="13.473cm" svg:y="10.107cm">
          <draw:text-box>
            <text:p text:style-name="P5"><text:span text:style-name="T1">C</text:span></text:p>
          </draw:text-box>
        </draw:frame>
        <draw:frame draw:style-name="gr6" draw:text-style-name="P4" draw:layer="layout" svg:width="0.853cm" svg:height="0.962cm" svg:x="4.039cm" svg:y="14.716cm">
          <draw:text-box>
            <text:p><text:span text:style-name="T1">F</text:span></text:p>
          </draw:text-box>
        </draw:frame>
        <draw:frame draw:style-name="gr6" draw:text-style-name="P4" draw:layer="layout" svg:width="0.853cm" svg:height="0.962cm" svg:x="8.774cm" svg:y="14.716cm">
          <draw:text-box>
            <text:p><text:span text:style-name="T1">E</text:span></text:p>
          </draw:text-box>
        </draw:frame>
        <draw:frame draw:style-name="gr6" draw:text-style-name="P4" draw:layer="layout" svg:width="0.853cm" svg:height="0.962cm" svg:x="13.473cm" svg:y="14.716cm">
          <draw:text-box>
            <text:p text:style-name="P5"><text:span text:style-name="T1">D</text:span></text:p>
          </draw:text-box>
        </draw:frame>
        <draw:line draw:style-name="gr7" draw:text-style-name="P1" draw:layer="layout" svg:x1="3.023cm" svg:y1="10.017cm" svg:x2="3.023cm" svg:y2="15.859cm">
          <text:p/>
        </draw:line>
        <draw:frame draw:style-name="gr8" draw:text-style-name="P6" draw:layer="layout" svg:width="2.487cm" svg:height="0.806cm" svg:x="0.536cm" svg:y="12.557cm">
          <draw:text-box>
            <text:p><text:span text:style-name="T2">od[width]</text:span></text:p>
          </draw:text-box>
        </draw:frame>
        <draw:line draw:style-name="gr7" draw:text-style-name="P1" draw:layer="layout" svg:x1="3.912cm" svg:y1="16.875cm" svg:x2="14.453cm" svg:y2="16.875cm">
          <text:p/>
        </draw:line>
        <draw:frame draw:style-name="gr9" draw:text-style-name="P6" draw:layer="layout" svg:width="2.682cm" svg:height="0.806cm" svg:x="7.976cm" svg:y="17.129cm">
          <draw:text-box>
            <text:p><text:span text:style-name="T2">od[length]</text:span></text:p>
          </draw:text-box>
        </draw:frame>
        <draw:line draw:style-name="gr7" draw:text-style-name="P1" draw:layer="layout" svg:x1="5.817cm" svg:y1="8.366cm" svg:x2="3.912cm" svg:y2="9.509cm">
          <text:p/>
        </draw:line>
        <draw:frame draw:style-name="gr10" draw:text-style-name="P6" draw:layer="layout" svg:width="2.022cm" svg:height="0.972cm" svg:x="3.15cm" svg:y="8.029cm">
          <draw:text-box>
            <text:p><text:span text:style-name="T2">[depth]</text:span></text:p>
          </draw:text-box>
        </draw:frame>
        <draw:line draw:style-name="gr7" draw:text-style-name="P1" draw:layer="layout" svg:x1="7.976cm" svg:y1="9.636cm" svg:x2="10.135cm" svg:y2="9.636cm">
          <text:p/>
        </draw:line>
        <draw:frame draw:style-name="gr11" draw:text-style-name="P6" draw:layer="layout" svg:width="2.462cm" svg:height="0.806cm" svg:x="7.8cm" svg:y="8.449cm">
          <draw:text-box>
            <text:p><text:span text:style-name="T2">cp[width]</text:span></text:p>
          </draw:text-box>
        </draw:frame>
        <draw:line draw:style-name="gr7" draw:text-style-name="P1" draw:layer="layout" svg:x1="13.31cm" svg:y1="9.636cm" svg:x2="14.453cm" svg:y2="9.636cm">
          <text:p/>
        </draw:line>
        <draw:frame draw:style-name="gr12" draw:text-style-name="P6" draw:layer="layout" svg:width="3.741cm" svg:height="1.361cm" svg:x="12.236cm" svg:y="8.493cm">
          <draw:text-box>
            <text:p><text:span text:style-name="T2">leg[thickness]</text:span></text:p>
          </draw:text-box>
        </draw:frame>
        <draw:line draw:style-name="gr7" draw:text-style-name="P1" draw:layer="layout" svg:x1="15.469cm" svg:y1="10.017cm" svg:x2="15.469cm" svg:y2="11.414cm">
          <text:p/>
        </draw:line>
        <draw:frame draw:style-name="gr12" draw:text-style-name="P6" draw:layer="layout" svg:width="3.741cm" svg:height="1.361cm" svg:x="15.723cm" svg:y="10.053cm">
          <draw:text-box>
            <text:p><text:span text:style-name="T2">backwall [thickness]</text:span></text:p>
          </draw:text-box>
        </draw:frame>
      </draw:page>
      <draw:page draw:name="page4" draw:style-name="dp1" draw:master-page-name="Default">
        <draw:line draw:style-name="gr2" draw:text-style-name="P1" draw:layer="layout" svg:x1="14.465cm" svg:y1="11.395cm" svg:x2="17.411cm" svg:y2="11.395cm">
          <text:p/>
        </draw:line>
        <draw:line draw:style-name="gr2" draw:text-style-name="P1" draw:layer="layout" svg:x1="7.023cm" svg:y1="11.414cm" svg:x2="3.975cm" svg:y2="11.414cm">
          <text:p/>
        </draw:line>
        <draw:line draw:style-name="gr2" draw:text-style-name="P1" draw:layer="layout" svg:x1="12.23cm" svg:y1="11.922cm" svg:x2="9.436cm" svg:y2="11.541cm">
          <text:p/>
        </draw:line>
        <draw:line draw:style-name="gr2" draw:text-style-name="P1" draw:layer="layout" svg:x1="12.23cm" svg:y1="12.303cm" svg:x2="9.436cm" svg:y2="11.922cm">
          <text:p/>
        </draw:line>
        <draw:line draw:style-name="gr2" draw:text-style-name="P1" draw:layer="layout" svg:x1="12.738cm" svg:y1="12.684cm" svg:x2="9.436cm" svg:y2="12.303cm">
          <text:p/>
        </draw:line>
        <draw:line draw:style-name="gr2" draw:text-style-name="P1" draw:layer="layout" svg:x1="9.563cm" svg:y1="13.7cm" svg:x2="12.357cm" svg:y2="13.319cm">
          <text:p/>
        </draw:line>
        <draw:line draw:style-name="gr2" draw:text-style-name="P1" draw:layer="layout" svg:x1="9.563cm" svg:y1="14.081cm" svg:x2="12.357cm" svg:y2="13.7cm">
          <text:p/>
        </draw:line>
        <draw:line draw:style-name="gr2" draw:text-style-name="P1" draw:layer="layout" svg:x1="9.055cm" svg:y1="14.462cm" svg:x2="12.357cm" svg:y2="14.081cm">
          <text:p/>
        </draw:line>
        <draw:path draw:style-name="gr4" draw:text-style-name="P2" draw:layer="layout" svg:width="10.54cm" svg:height="5.841cm" svg:x="5.626cm" svg:y="10.017cm" svg:viewBox="0 0 10541 5842" svg:d="M1047 3048v1587h3175v-1587h2097v1587h3175v-1587h1047v2794h-10541v-2794zM9494 2794v-1588h-3175v1588h-2097v-1588h-3175v1588h-1047v-2794h10541v2794z">
          <text:p/>
        </draw:path>
        <draw:line draw:style-name="gr2" draw:text-style-name="P1" draw:layer="layout" svg:x1="9.436cm" svg:y1="14.081cm" svg:x2="12.357cm" svg:y2="14.08cm">
          <text:p/>
        </draw:line>
        <draw:line draw:style-name="gr2" draw:text-style-name="P1" draw:layer="layout" svg:x1="9.436cm" svg:y1="13.7cm" svg:x2="12.357cm" svg:y2="13.699cm">
          <text:p/>
        </draw:line>
        <draw:line draw:style-name="gr2" draw:text-style-name="P1" draw:layer="layout" svg:x1="3.975cm" svg:y1="13.319cm" svg:x2="12.357cm" svg:y2="13.319cm">
          <text:p/>
        </draw:line>
        <draw:line draw:style-name="gr2" draw:text-style-name="P1" draw:layer="layout" svg:x1="9.155cm" svg:y1="14.462cm" svg:x2="3.948cm" svg:y2="14.462cm">
          <text:p/>
        </draw:line>
        <draw:line draw:style-name="gr2" draw:text-style-name="P1" draw:layer="layout" svg:x1="12.357cm" svg:y1="12.303cm" svg:x2="9.436cm" svg:y2="12.302cm">
          <text:p/>
        </draw:line>
        <draw:line draw:style-name="gr2" draw:text-style-name="P1" draw:layer="layout" svg:x1="12.357cm" svg:y1="11.922cm" svg:x2="9.436cm" svg:y2="11.921cm">
          <text:p/>
        </draw:line>
        <draw:line draw:style-name="gr2" draw:text-style-name="P1" draw:layer="layout" svg:x1="12.738cm" svg:y1="11.541cm" svg:x2="9.436cm" svg:y2="11.54cm">
          <text:p/>
        </draw:line>
        <draw:line draw:style-name="gr2" draw:text-style-name="P1" draw:layer="layout" svg:x1="12.611cm" svg:y1="12.684cm" svg:x2="17.437cm" svg:y2="12.684cm">
          <text:p/>
        </draw:line>
        <draw:line draw:style-name="gr2" draw:text-style-name="P1" draw:layer="layout" svg:x1="3.975cm" svg:y1="12.303cm" svg:x2="7.023cm" svg:y2="12.303cm">
          <text:p/>
        </draw:line>
        <draw:line draw:style-name="gr2" draw:text-style-name="P1" draw:layer="layout" svg:x1="7.023cm" svg:y1="11.312cm" svg:x2="7.023cm" svg:y2="12.404cm">
          <text:p/>
        </draw:line>
        <draw:line draw:style-name="gr2" draw:text-style-name="P1" draw:layer="layout" svg:x1="4.077cm" svg:y1="12.354cm" svg:x2="4.077cm" svg:y2="13.319cm">
          <text:p/>
        </draw:line>
        <draw:line draw:style-name="gr2" draw:text-style-name="P1" draw:layer="layout" svg:x1="12.738cm" svg:y1="11.439cm" svg:x2="12.738cm" svg:y2="12.201cm">
          <text:p/>
        </draw:line>
        <draw:line draw:style-name="gr2" draw:text-style-name="P1" draw:layer="layout" svg:x1="12.611cm" svg:y1="12.176cm" svg:x2="17.437cm" svg:y2="12.176cm">
          <text:p/>
        </draw:line>
        <draw:line draw:style-name="gr2" draw:text-style-name="P1" draw:layer="layout" svg:x1="14.643cm" svg:y1="11.795cm" svg:x2="17.437cm" svg:y2="11.795cm">
          <text:p/>
        </draw:line>
        <draw:line draw:style-name="gr2" draw:text-style-name="P1" draw:layer="layout" svg:x1="14.567cm" svg:y1="11.439cm" svg:x2="14.567cm" svg:y2="11.896cm">
          <text:p/>
        </draw:line>
        <draw:line draw:style-name="gr2" draw:text-style-name="P1" draw:layer="layout" svg:x1="17.335cm" svg:y1="11.744cm" svg:x2="17.335cm" svg:y2="12.252cm">
          <text:p/>
        </draw:line>
        <draw:frame draw:style-name="gr13" draw:text-style-name="P3" draw:layer="layout" svg:width="0.875cm" svg:height="0.962cm" svg:x="3.1cm" svg:y="14.081cm">
          <draw:text-box>
            <text:p>+</text:p>
          </draw:text-box>
        </draw:frame>
        <draw:frame draw:style-name="gr14" draw:text-style-name="P3" draw:layer="layout" svg:width="0.714cm" svg:height="0.962cm" svg:x="3.213cm" svg:y="10.833cm">
          <draw:text-box>
            <text:p>-</text:p>
          </draw:text-box>
        </draw:frame>
        <draw:frame draw:style-name="gr15" draw:text-style-name="P7" draw:layer="layout" svg:width="3.683cm" svg:height="3.095cm" svg:x="0.483cm" svg:y="11.541cm">
          <draw:text-box>
            <text:p><text:span text:style-name="T3">State(1-4)</text:span></text:p>
            <text:p><text:span text:style-name="T3">1)Vphase1-Vout</text:span></text:p>
            <text:p><text:span text:style-name="T3">2)-Vout</text:span></text:p>
            <text:p><text:span text:style-name="T3">3)-Vout</text:span></text:p>
            <text:p><text:span text:style-name="T3">4)-Vout</text:span></text:p>
          </draw:text-box>
        </draw:frame>
        <draw:frame draw:style-name="gr13" draw:text-style-name="P3" draw:layer="layout" svg:width="0.875cm" svg:height="0.962cm" svg:x="17.324cm" svg:y="10.779cm">
          <draw:text-box>
            <text:p>+</text:p>
          </draw:text-box>
        </draw:frame>
        <draw:frame draw:style-name="gr14" draw:text-style-name="P3" draw:layer="layout" svg:width="0.714cm" svg:height="0.962cm" svg:x="17.437cm" svg:y="12.303cm">
          <draw:text-box>
            <text:p>-</text:p>
          </draw:text-box>
        </draw:frame>
        <draw:frame draw:style-name="gr16" draw:text-style-name="P3" draw:layer="layout" svg:width="3.683cm" svg:height="3.806cm" svg:x="17.764cm" svg:y="11.037cm">
          <draw:text-box>
            <text:p><text:span text:style-name="T3">State(1-4)</text:span></text:p>
            <text:p><text:span text:style-name="T3">1)Vout</text:span></text:p>
            <text:p><text:span text:style-name="T3">2)Vout</text:span></text:p>
            <text:p><text:span text:style-name="T3">3)Vout-Vphase2</text:span></text:p>
            <text:p><text:span text:style-name="T3">4)Vout</text:span></text:p>
            <text:p/>
          </draw:text-box>
        </draw:frame>
      </draw:page>
      <draw:page draw:name="page5" draw:style-name="dp1" draw:master-page-name="Default">
        <draw:line draw:style-name="gr2" draw:text-style-name="P1" draw:layer="layout" svg:x1="12.23cm" svg:y1="11.922cm" svg:x2="9.436cm" svg:y2="11.541cm">
          <text:p/>
        </draw:line>
        <draw:line draw:style-name="gr2" draw:text-style-name="P1" draw:layer="layout" svg:x1="12.23cm" svg:y1="12.303cm" svg:x2="9.436cm" svg:y2="11.922cm">
          <text:p/>
        </draw:line>
        <draw:line draw:style-name="gr2" draw:text-style-name="P1" draw:layer="layout" svg:x1="12.738cm" svg:y1="12.684cm" svg:x2="9.436cm" svg:y2="12.303cm">
          <text:p/>
        </draw:line>
        <draw:line draw:style-name="gr2" draw:text-style-name="P1" draw:layer="layout" svg:x1="9.563cm" svg:y1="13.7cm" svg:x2="12.357cm" svg:y2="13.319cm">
          <text:p/>
        </draw:line>
        <draw:line draw:style-name="gr2" draw:text-style-name="P1" draw:layer="layout" svg:x1="9.563cm" svg:y1="14.081cm" svg:x2="12.357cm" svg:y2="13.7cm">
          <text:p/>
        </draw:line>
        <draw:line draw:style-name="gr2" draw:text-style-name="P1" draw:layer="layout" svg:x1="9.055cm" svg:y1="14.462cm" svg:x2="12.357cm" svg:y2="14.081cm">
          <text:p/>
        </draw:line>
        <draw:path draw:style-name="gr4" draw:text-style-name="P2" draw:layer="layout" svg:width="10.54cm" svg:height="5.841cm" svg:x="5.626cm" svg:y="10.017cm" svg:viewBox="0 0 10541 5842" svg:d="M1047 3048v1587h3175v-1587h2097v1587h3175v-1587h1047v2794h-10541v-2794zM9494 2794v-1588h-3175v1588h-2097v-1588h-3175v1588h-1047v-2794h10541v2794z">
          <text:p/>
        </draw:path>
        <draw:line draw:style-name="gr2" draw:text-style-name="P1" draw:layer="layout" svg:x1="9.436cm" svg:y1="14.081cm" svg:x2="12.357cm" svg:y2="14.08cm">
          <text:p/>
        </draw:line>
        <draw:line draw:style-name="gr2" draw:text-style-name="P1" draw:layer="layout" svg:x1="9.436cm" svg:y1="13.7cm" svg:x2="12.357cm" svg:y2="13.699cm">
          <text:p/>
        </draw:line>
        <draw:line draw:style-name="gr2" draw:text-style-name="P1" draw:layer="layout" svg:x1="3.975cm" svg:y1="13.319cm" svg:x2="12.357cm" svg:y2="13.319cm">
          <text:p/>
        </draw:line>
        <draw:line draw:style-name="gr2" draw:text-style-name="P1" draw:layer="layout" svg:x1="9.155cm" svg:y1="14.462cm" svg:x2="3.948cm" svg:y2="14.462cm">
          <text:p/>
        </draw:line>
        <draw:line draw:style-name="gr2" draw:text-style-name="P1" draw:layer="layout" svg:x1="12.357cm" svg:y1="12.303cm" svg:x2="9.436cm" svg:y2="12.302cm">
          <text:p/>
        </draw:line>
        <draw:line draw:style-name="gr2" draw:text-style-name="P1" draw:layer="layout" svg:x1="12.357cm" svg:y1="11.922cm" svg:x2="9.436cm" svg:y2="11.921cm">
          <text:p/>
        </draw:line>
        <draw:line draw:style-name="gr2" draw:text-style-name="P1" draw:layer="layout" svg:x1="12.738cm" svg:y1="11.541cm" svg:x2="9.436cm" svg:y2="11.54cm">
          <text:p/>
        </draw:line>
        <draw:line draw:style-name="gr2" draw:text-style-name="P1" draw:layer="layout" svg:x1="12.611cm" svg:y1="12.684cm" svg:x2="17.437cm" svg:y2="12.684cm">
          <text:p/>
        </draw:line>
        <draw:line draw:style-name="gr2" draw:text-style-name="P1" draw:layer="layout" svg:x1="12.738cm" svg:y1="11.439cm" svg:x2="12.738cm" svg:y2="12.201cm">
          <text:p/>
        </draw:line>
        <draw:line draw:style-name="gr2" draw:text-style-name="P1" draw:layer="layout" svg:x1="12.611cm" svg:y1="12.176cm" svg:x2="17.437cm" svg:y2="12.176cm">
          <text:p/>
        </draw:line>
        <draw:frame draw:style-name="gr13" draw:text-style-name="P3" draw:layer="layout" svg:width="0.875cm" svg:height="0.962cm" svg:x="3.1cm" svg:y="14.081cm">
          <draw:text-box>
            <text:p>+</text:p>
          </draw:text-box>
        </draw:frame>
        <draw:frame draw:style-name="gr14" draw:text-style-name="P3" draw:layer="layout" svg:width="0.714cm" svg:height="0.962cm" svg:x="3.15cm" svg:y="12.611cm">
          <draw:text-box>
            <text:p>-</text:p>
          </draw:text-box>
        </draw:frame>
        <draw:frame draw:style-name="gr17" draw:text-style-name="P7" draw:layer="layout" svg:width="3.048cm" svg:height="5.465cm" svg:x="0.356cm" svg:y="9.335cm">
          <draw:text-box>
            <text:p><text:span text:style-name="T3">State(1-4)</text:span></text:p>
            <text:p><text:span text:style-name="T3">1)(Vphase1-Vphase2)/2</text:span></text:p>
            <text:p><text:span text:style-name="T3">2)0</text:span></text:p>
            <text:p text:style-name="P5"><text:span text:style-name="T4">3)-</text:span><text:span text:style-name="T3">(Vphase1-Vphase2)/2</text:span></text:p>
            <text:p><text:span text:style-name="T3">4)0</text:span></text:p>
          </draw:text-box>
        </draw:frame>
        <draw:frame draw:style-name="gr13" draw:text-style-name="P3" draw:layer="layout" svg:width="0.875cm" svg:height="0.962cm" svg:x="17.324cm" svg:y="10.779cm">
          <draw:text-box>
            <text:p>+</text:p>
          </draw:text-box>
        </draw:frame>
        <draw:frame draw:style-name="gr14" draw:text-style-name="P3" draw:layer="layout" svg:width="0.714cm" svg:height="0.962cm" svg:x="17.437cm" svg:y="12.303cm">
          <draw:text-box>
            <text:p>-</text:p>
          </draw:text-box>
        </draw:frame>
        <draw:frame draw:style-name="gr17" draw:text-style-name="P7" draw:layer="layout" svg:width="3.048cm" svg:height="5.465cm" svg:x="18.263cm" svg:y="9.632cm">
          <draw:text-box>
            <text:p><text:span text:style-name="T3">State(1-4)</text:span></text:p>
            <text:p><text:span text:style-name="T3">1)(Vphase1-Vphase2)/2</text:span></text:p>
            <text:p><text:span text:style-name="T3">2)0</text:span></text:p>
            <text:p text:style-name="P5"><text:span text:style-name="T4">3)-</text:span><text:span text:style-name="T3">(Vphase1-Vphase2)/2</text:span></text:p>
            <text:p><text:span text:style-name="T3">4)0</text:span></text:p>
          </draw:text-box>
        </draw:frame>
      </draw:page>
      <draw:page draw:name="page6" draw:style-name="dp1" draw:master-page-name="Default">
        <draw:line draw:style-name="gr2" draw:text-style-name="P1" draw:layer="layout" svg:x1="12.23cm" svg:y1="11.922cm" svg:x2="9.436cm" svg:y2="11.541cm">
          <text:p/>
        </draw:line>
        <draw:line draw:style-name="gr2" draw:text-style-name="P1" draw:layer="layout" svg:x1="12.23cm" svg:y1="12.303cm" svg:x2="9.436cm" svg:y2="11.922cm">
          <text:p/>
        </draw:line>
        <draw:line draw:style-name="gr2" draw:text-style-name="P1" draw:layer="layout" svg:x1="12.738cm" svg:y1="12.684cm" svg:x2="9.436cm" svg:y2="12.303cm">
          <text:p/>
        </draw:line>
        <draw:line draw:style-name="gr2" draw:text-style-name="P1" draw:layer="layout" svg:x1="9.563cm" svg:y1="13.7cm" svg:x2="12.357cm" svg:y2="13.319cm">
          <text:p/>
        </draw:line>
        <draw:line draw:style-name="gr2" draw:text-style-name="P1" draw:layer="layout" svg:x1="9.563cm" svg:y1="14.081cm" svg:x2="12.357cm" svg:y2="13.7cm">
          <text:p/>
        </draw:line>
        <draw:line draw:style-name="gr2" draw:text-style-name="P1" draw:layer="layout" svg:x1="9.055cm" svg:y1="14.462cm" svg:x2="12.357cm" svg:y2="14.081cm">
          <text:p/>
        </draw:line>
        <draw:path draw:style-name="gr4" draw:text-style-name="P2" draw:layer="layout" svg:width="10.54cm" svg:height="5.841cm" svg:x="5.626cm" svg:y="10.017cm" svg:viewBox="0 0 10541 5842" svg:d="M1047 3048v1587h3175v-1587h2097v1587h3175v-1587h1047v2794h-10541v-2794zM9494 2794v-1588h-3175v1588h-2097v-1588h-3175v1588h-1047v-2794h10541v2794z">
          <text:p/>
        </draw:path>
        <draw:line draw:style-name="gr2" draw:text-style-name="P1" draw:layer="layout" svg:x1="9.436cm" svg:y1="14.081cm" svg:x2="12.357cm" svg:y2="14.08cm">
          <text:p/>
        </draw:line>
        <draw:line draw:style-name="gr2" draw:text-style-name="P1" draw:layer="layout" svg:x1="9.436cm" svg:y1="13.7cm" svg:x2="12.357cm" svg:y2="13.699cm">
          <text:p/>
        </draw:line>
        <draw:line draw:style-name="gr2" draw:text-style-name="P1" draw:layer="layout" svg:x1="3.975cm" svg:y1="13.319cm" svg:x2="12.357cm" svg:y2="13.319cm">
          <text:p/>
        </draw:line>
        <draw:line draw:style-name="gr2" draw:text-style-name="P1" draw:layer="layout" svg:x1="9.155cm" svg:y1="14.462cm" svg:x2="3.948cm" svg:y2="14.462cm">
          <text:p/>
        </draw:line>
        <draw:line draw:style-name="gr2" draw:text-style-name="P1" draw:layer="layout" svg:x1="12.357cm" svg:y1="12.303cm" svg:x2="9.436cm" svg:y2="12.302cm">
          <text:p/>
        </draw:line>
        <draw:line draw:style-name="gr2" draw:text-style-name="P1" draw:layer="layout" svg:x1="12.357cm" svg:y1="11.922cm" svg:x2="9.436cm" svg:y2="11.921cm">
          <text:p/>
        </draw:line>
        <draw:line draw:style-name="gr2" draw:text-style-name="P1" draw:layer="layout" svg:x1="12.738cm" svg:y1="11.541cm" svg:x2="9.436cm" svg:y2="11.54cm">
          <text:p/>
        </draw:line>
        <draw:line draw:style-name="gr2" draw:text-style-name="P1" draw:layer="layout" svg:x1="12.611cm" svg:y1="12.684cm" svg:x2="17.437cm" svg:y2="12.684cm">
          <text:p/>
        </draw:line>
        <draw:line draw:style-name="gr2" draw:text-style-name="P1" draw:layer="layout" svg:x1="12.738cm" svg:y1="11.439cm" svg:x2="12.738cm" svg:y2="12.201cm">
          <text:p/>
        </draw:line>
        <draw:line draw:style-name="gr2" draw:text-style-name="P1" draw:layer="layout" svg:x1="12.611cm" svg:y1="12.176cm" svg:x2="17.437cm" svg:y2="12.176cm">
          <text:p/>
        </draw:line>
        <draw:frame draw:style-name="gr13" draw:text-style-name="P3" draw:layer="layout" svg:width="0.875cm" svg:height="0.962cm" svg:x="3.1cm" svg:y="14.081cm">
          <draw:text-box>
            <text:p>+</text:p>
          </draw:text-box>
        </draw:frame>
        <draw:frame draw:style-name="gr14" draw:text-style-name="P3" draw:layer="layout" svg:width="0.714cm" svg:height="0.962cm" svg:x="3.15cm" svg:y="12.611cm">
          <draw:text-box>
            <text:p>-</text:p>
          </draw:text-box>
        </draw:frame>
        <draw:frame draw:style-name="gr13" draw:text-style-name="P3" draw:layer="layout" svg:width="0.875cm" svg:height="0.962cm" svg:x="17.324cm" svg:y="10.779cm">
          <draw:text-box>
            <text:p>+</text:p>
          </draw:text-box>
        </draw:frame>
        <draw:frame draw:style-name="gr14" draw:text-style-name="P3" draw:layer="layout" svg:width="0.714cm" svg:height="0.962cm" svg:x="17.437cm" svg:y="12.303cm">
          <draw:text-box>
            <text:p>-</text:p>
          </draw:text-box>
        </draw:frame>
      </draw:page>
      <draw:page draw:name="page7" draw:style-name="dp1" draw:master-page-name="Default">
        <draw:line draw:style-name="gr2" draw:text-style-name="P1" draw:layer="layout" svg:x1="12.23cm" svg:y1="11.922cm" svg:x2="9.436cm" svg:y2="11.541cm">
          <text:p/>
        </draw:line>
        <draw:line draw:style-name="gr2" draw:text-style-name="P1" draw:layer="layout" svg:x1="12.23cm" svg:y1="12.303cm" svg:x2="9.436cm" svg:y2="11.922cm">
          <text:p/>
        </draw:line>
        <draw:line draw:style-name="gr2" draw:text-style-name="P1" draw:layer="layout" svg:x1="12.738cm" svg:y1="12.684cm" svg:x2="9.436cm" svg:y2="12.303cm">
          <text:p/>
        </draw:line>
        <draw:line draw:style-name="gr2" draw:text-style-name="P1" draw:layer="layout" svg:x1="9.563cm" svg:y1="13.7cm" svg:x2="12.357cm" svg:y2="13.319cm">
          <text:p/>
        </draw:line>
        <draw:line draw:style-name="gr2" draw:text-style-name="P1" draw:layer="layout" svg:x1="9.563cm" svg:y1="14.081cm" svg:x2="12.357cm" svg:y2="13.7cm">
          <text:p/>
        </draw:line>
        <draw:line draw:style-name="gr2" draw:text-style-name="P1" draw:layer="layout" svg:x1="9.055cm" svg:y1="14.462cm" svg:x2="12.357cm" svg:y2="14.081cm">
          <text:p/>
        </draw:line>
        <draw:path draw:style-name="gr4" draw:text-style-name="P2" draw:layer="layout" svg:width="10.54cm" svg:height="5.841cm" svg:x="5.626cm" svg:y="10.017cm" svg:viewBox="0 0 10541 5842" svg:d="M1047 3048v1587h3175v-1587h2097v1587h3175v-1587h1047v2794h-10541v-2794zM9494 2794v-1588h-3175v1588h-2097v-1588h-3175v1588h-1047v-2794h10541v2794z">
          <text:p/>
        </draw:path>
        <draw:line draw:style-name="gr2" draw:text-style-name="P1" draw:layer="layout" svg:x1="9.436cm" svg:y1="14.081cm" svg:x2="12.357cm" svg:y2="14.08cm">
          <text:p/>
        </draw:line>
        <draw:line draw:style-name="gr2" draw:text-style-name="P1" draw:layer="layout" svg:x1="9.436cm" svg:y1="13.7cm" svg:x2="12.357cm" svg:y2="13.699cm">
          <text:p/>
        </draw:line>
        <draw:line draw:style-name="gr2" draw:text-style-name="P1" draw:layer="layout" svg:x1="3.975cm" svg:y1="13.319cm" svg:x2="12.357cm" svg:y2="13.319cm">
          <text:p/>
        </draw:line>
        <draw:line draw:style-name="gr2" draw:text-style-name="P1" draw:layer="layout" svg:x1="9.155cm" svg:y1="14.462cm" svg:x2="3.948cm" svg:y2="14.462cm">
          <text:p/>
        </draw:line>
        <draw:line draw:style-name="gr2" draw:text-style-name="P1" draw:layer="layout" svg:x1="12.357cm" svg:y1="12.303cm" svg:x2="9.436cm" svg:y2="12.302cm">
          <text:p/>
        </draw:line>
        <draw:line draw:style-name="gr2" draw:text-style-name="P1" draw:layer="layout" svg:x1="12.357cm" svg:y1="11.922cm" svg:x2="9.436cm" svg:y2="11.921cm">
          <text:p/>
        </draw:line>
        <draw:line draw:style-name="gr2" draw:text-style-name="P1" draw:layer="layout" svg:x1="17.247cm" svg:y1="11.541cm" svg:x2="9.436cm" svg:y2="11.54cm">
          <text:p/>
        </draw:line>
        <draw:line draw:style-name="gr2" draw:text-style-name="P1" draw:layer="layout" svg:x1="12.611cm" svg:y1="12.684cm" svg:x2="17.247cm" svg:y2="12.684cm">
          <text:p/>
        </draw:line>
        <draw:frame draw:style-name="gr13" draw:text-style-name="P3" draw:layer="layout" svg:width="0.875cm" svg:height="0.962cm" svg:x="3.799cm" svg:y="14.335cm">
          <draw:text-box>
            <text:p>+</text:p>
          </draw:text-box>
        </draw:frame>
        <draw:frame draw:style-name="gr14" draw:text-style-name="P3" draw:layer="layout" svg:width="0.714cm" svg:height="0.962cm" svg:x="3.833cm" svg:y="12.484cm">
          <draw:text-box>
            <text:p>-</text:p>
          </draw:text-box>
        </draw:frame>
        <draw:frame draw:style-name="gr13" draw:text-style-name="P3" draw:layer="layout" svg:width="0.875cm" svg:height="0.962cm" svg:x="16.753cm" svg:y="10.525cm">
          <draw:text-box>
            <text:p>+</text:p>
          </draw:text-box>
        </draw:frame>
        <draw:frame draw:style-name="gr18" draw:text-style-name="P3" draw:layer="layout" svg:width="0.714cm" svg:height="0.971cm" svg:x="16.866cm" svg:y="12.602cm">
          <draw:text-box>
            <text:p>-</text:p>
          </draw:text-box>
        </draw:frame>
        <draw:g>
          <draw:custom-shape draw:style-name="gr19" draw:text-style-name="P8" draw:layer="layout" svg:width="1.154cm" svg:height="1.064cm" svg:x="18.644cm" svg:y="11.541cm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9.22cm" svg:y1="12.486cm" svg:x2="19.22cm" svg:y2="11.647cm">
            <text:p/>
          </draw:line>
        </draw:g>
        <draw:g>
          <draw:custom-shape draw:style-name="gr19" draw:text-style-name="P8" draw:layer="layout" svg:width="1.154cm" svg:height="1.064cm" svg:x="1.488cm" svg:y="13.319cm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2.064cm" svg:y1="14.264cm" svg:x2="2.064cm" svg:y2="13.425cm">
            <text:p/>
          </draw:line>
        </draw:g>
        <draw:g>
          <draw:line draw:style-name="gr2" draw:text-style-name="P1" draw:layer="layout" svg:x1="17.183cm" svg:y1="12.684cm" svg:x2="17.882cm" svg:y2="13.319cm">
            <text:p/>
          </draw:line>
          <draw:line draw:style-name="gr2" draw:text-style-name="P1" draw:layer="layout" svg:x1="17.818cm" svg:y1="13.319cm" svg:x2="19.279cm" svg:y2="13.319cm">
            <text:p/>
          </draw:line>
          <draw:line draw:style-name="gr2" draw:text-style-name="P1" draw:layer="layout" svg:x1="19.173cm" svg:y1="12.646cm" svg:x2="19.173cm" svg:y2="13.281cm">
            <text:p/>
          </draw:line>
        </draw:g>
        <draw:g>
          <draw:line draw:style-name="gr2" draw:text-style-name="P1" draw:layer="layout" svg:x1="17.183cm" svg:y1="11.541cm" svg:x2="17.882cm" svg:y2="10.906cm">
            <text:p/>
          </draw:line>
          <draw:line draw:style-name="gr2" draw:text-style-name="P1" draw:layer="layout" svg:x1="17.818cm" svg:y1="10.906cm" svg:x2="19.279cm" svg:y2="10.906cm">
            <text:p/>
          </draw:line>
          <draw:line draw:style-name="gr2" draw:text-style-name="P1" draw:layer="layout" svg:x1="19.173cm" svg:y1="11.579cm" svg:x2="19.173cm" svg:y2="10.944cm">
            <text:p/>
          </draw:line>
        </draw:g>
        <draw:g>
          <draw:line draw:style-name="gr2" draw:text-style-name="P1" draw:layer="layout" svg:x1="4.039cm" svg:y1="14.462cm" svg:x2="3.34cm" svg:y2="15.097cm">
            <text:p/>
          </draw:line>
          <draw:line draw:style-name="gr2" draw:text-style-name="P1" draw:layer="layout" svg:x1="3.404cm" svg:y1="15.097cm" svg:x2="1.943cm" svg:y2="15.097cm">
            <text:p/>
          </draw:line>
          <draw:line draw:style-name="gr2" draw:text-style-name="P1" draw:layer="layout" svg:x1="2.049cm" svg:y1="14.424cm" svg:x2="2.049cm" svg:y2="15.059cm">
            <text:p/>
          </draw:line>
        </draw:g>
        <draw:g>
          <draw:line draw:style-name="gr2" draw:text-style-name="P1" draw:layer="layout" svg:x1="4.039cm" svg:y1="13.319cm" svg:x2="3.34cm" svg:y2="12.684cm">
            <text:p/>
          </draw:line>
          <draw:line draw:style-name="gr2" draw:text-style-name="P1" draw:layer="layout" svg:x1="3.404cm" svg:y1="12.684cm" svg:x2="1.943cm" svg:y2="12.684cm">
            <text:p/>
          </draw:line>
          <draw:line draw:style-name="gr2" draw:text-style-name="P1" draw:layer="layout" svg:x1="2.049cm" svg:y1="13.357cm" svg:x2="2.049cm" svg:y2="12.722cm">
            <text:p/>
          </draw:line>
        </draw:g>
        <draw:frame draw:style-name="gr12" draw:text-style-name="P6" draw:layer="layout" svg:width="1.692cm" svg:height="1.361cm" svg:x="0.129cm" svg:y="13.446cm">
          <draw:text-box>
            <text:p><text:span text:style-name="T2">I_c1</text:span></text:p>
          </draw:text-box>
        </draw:frame>
        <draw:frame draw:style-name="gr12" draw:text-style-name="P6" draw:layer="layout" svg:width="1.692cm" svg:height="1.361cm" svg:x="19.787cm" svg:y="11.704cm">
          <draw:text-box>
            <text:p><text:span text:style-name="T2">I_c2</text:span></text:p>
          </draw:text-box>
        </draw:frame>
      </draw:page>
      <draw:page draw:name="page8" draw:style-name="dp1" draw:master-page-name="Default">
        <draw:g>
          <draw:g>
            <draw:g>
              <draw:custom-shape draw:style-name="gr21" draw:text-style-name="P8" draw:layer="layout" svg:width="1.397cm" svg:height="1.289cm" svg:x="5.064cm" svg:y="14.113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9" draw:layer="layout" svg:x1="5.762cm" svg:y1="14.267cm" svg:x2="5.762cm" svg:y2="15.283cm">
                <text:p/>
              </draw:line>
            </draw:g>
            <draw:line draw:style-name="gr22" draw:text-style-name="P1" draw:layer="layout" svg:x1="5.762cm" svg:y1="14.14cm" svg:x2="5.762cm" svg:y2="13.251cm">
              <text:p/>
            </draw:line>
          </draw:g>
          <draw:line draw:style-name="gr23" draw:text-style-name="P1" draw:layer="layout" svg:x1="5.754cm" svg:y1="15.402cm" svg:x2="5.754cm" svg:y2="18.196cm">
            <text:p/>
          </draw:line>
          <draw:line draw:style-name="gr23" draw:text-style-name="P1" draw:layer="layout" svg:x1="5.754cm" svg:y1="11.922cm" svg:x2="5.754cm" svg:y2="13.319cm">
            <text:p/>
          </draw:line>
          <draw:line draw:style-name="gr23" draw:text-style-name="P1" draw:layer="layout" svg:x1="5.373cm" svg:y1="11.922cm" svg:x2="6.135cm" svg:y2="11.922cm">
            <text:p/>
          </draw:line>
          <draw:line draw:style-name="gr23" draw:text-style-name="P1" draw:layer="layout" svg:x1="5.373cm" svg:y1="11.541cm" svg:x2="6.135cm" svg:y2="11.541cm">
            <text:p/>
          </draw:line>
          <draw:line draw:style-name="gr23" draw:text-style-name="P1" draw:layer="layout" svg:x1="5.754cm" svg:y1="10.144cm" svg:x2="5.754cm" svg:y2="11.541cm">
            <text:p/>
          </draw:line>
        </draw:g>
        <draw:g>
          <draw:custom-shape draw:style-name="gr21" draw:text-style-name="P8" draw:layer="layout" svg:width="1.397cm" svg:height="1.289cm" svg:x="9.665cm" svg:y="14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3cm" svg:y1="14.267cm" svg:x2="10.363cm" svg:y2="15.283cm">
            <text:p/>
          </draw:line>
        </draw:g>
        <draw:line draw:style-name="gr22" draw:text-style-name="P1" draw:layer="layout" svg:x1="10.363cm" svg:y1="14.14cm" svg:x2="10.363cm" svg:y2="13.251cm">
          <text:p/>
        </draw:line>
        <draw:line draw:style-name="gr23" draw:text-style-name="P1" draw:layer="layout" svg:x1="10.355cm" svg:y1="15.402cm" svg:x2="10.355cm" svg:y2="18.196cm">
          <text:p/>
        </draw:line>
        <draw:line draw:style-name="gr23" draw:text-style-name="P1" draw:layer="layout" svg:x1="10.355cm" svg:y1="11.922cm" svg:x2="10.355cm" svg:y2="13.319cm">
          <text:p/>
        </draw:line>
        <draw:line draw:style-name="gr23" draw:text-style-name="P1" draw:layer="layout" svg:x1="9.974cm" svg:y1="11.922cm" svg:x2="10.736cm" svg:y2="11.922cm">
          <text:p/>
        </draw:line>
        <draw:line draw:style-name="gr23" draw:text-style-name="P1" draw:layer="layout" svg:x1="9.974cm" svg:y1="11.541cm" svg:x2="10.736cm" svg:y2="11.541cm">
          <text:p/>
        </draw:line>
        <draw:line draw:style-name="gr23" draw:text-style-name="P1" draw:layer="layout" svg:x1="10.355cm" svg:y1="10.144cm" svg:x2="10.355cm" svg:y2="11.541cm">
          <text:p/>
        </draw:line>
        <draw:g>
          <draw:g>
            <draw:g>
              <draw:custom-shape draw:style-name="gr21" draw:text-style-name="P8" draw:layer="layout" svg:width="1.397cm" svg:height="1.289cm" svg:x="14.263cm" svg:y="14.113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9" draw:layer="layout" svg:x1="14.961cm" svg:y1="14.267cm" svg:x2="14.961cm" svg:y2="15.283cm">
                <text:p/>
              </draw:line>
            </draw:g>
            <draw:line draw:style-name="gr22" draw:text-style-name="P1" draw:layer="layout" svg:x1="14.961cm" svg:y1="14.14cm" svg:x2="14.961cm" svg:y2="13.251cm">
              <text:p/>
            </draw:line>
          </draw:g>
          <draw:line draw:style-name="gr23" draw:text-style-name="P1" draw:layer="layout" svg:x1="14.953cm" svg:y1="15.402cm" svg:x2="14.953cm" svg:y2="18.196cm">
            <text:p/>
          </draw:line>
          <draw:line draw:style-name="gr23" draw:text-style-name="P1" draw:layer="layout" svg:x1="14.953cm" svg:y1="11.922cm" svg:x2="14.953cm" svg:y2="13.319cm">
            <text:p/>
          </draw:line>
          <draw:line draw:style-name="gr23" draw:text-style-name="P1" draw:layer="layout" svg:x1="14.572cm" svg:y1="11.922cm" svg:x2="15.334cm" svg:y2="11.922cm">
            <text:p/>
          </draw:line>
          <draw:line draw:style-name="gr23" draw:text-style-name="P1" draw:layer="layout" svg:x1="14.572cm" svg:y1="11.541cm" svg:x2="15.334cm" svg:y2="11.541cm">
            <text:p/>
          </draw:line>
          <draw:line draw:style-name="gr23" draw:text-style-name="P1" draw:layer="layout" svg:x1="14.953cm" svg:y1="10.144cm" svg:x2="14.953cm" svg:y2="11.541cm">
            <text:p/>
          </draw:line>
        </draw:g>
        <draw:line draw:style-name="gr23" draw:text-style-name="P1" draw:layer="layout" svg:x1="5.75cm" svg:y1="10.144cm" svg:x2="14.97cm" svg:y2="10.144cm">
          <text:p/>
        </draw:line>
        <draw:line draw:style-name="gr23" draw:text-style-name="P1" draw:layer="layout" svg:x1="5.75cm" svg:y1="18.196cm" svg:x2="14.97cm" svg:y2="18.196cm">
          <text:p/>
        </draw:line>
        <draw:frame draw:style-name="gr24" draw:text-style-name="P10" draw:layer="layout" svg:width="1.276cm" svg:height="1.595cm" svg:x="5.884cm" svg:y="13.123cm">
          <draw:text-box>
            <text:p><text:span text:style-name="T5">ϕ</text:span><text:span text:style-name="T6">1</text:span></text:p>
          </draw:text-box>
        </draw:frame>
        <draw:frame draw:style-name="gr25" draw:text-style-name="P10" draw:layer="layout" svg:width="1.276cm" svg:height="1.069cm" svg:x="10.52cm" svg:y="13.123cm">
          <draw:text-box>
            <text:p><text:span text:style-name="T5">ϕ</text:span><text:span text:style-name="T6">c</text:span></text:p>
          </draw:text-box>
        </draw:frame>
        <draw:frame draw:style-name="gr24" draw:text-style-name="P10" draw:layer="layout" svg:width="1.276cm" svg:height="1.595cm" svg:x="15.155cm" svg:y="13.123cm">
          <draw:text-box>
            <text:p><text:span text:style-name="T5">ϕ</text:span><text:span text:style-name="T6">2</text:span></text:p>
          </draw:text-box>
        </draw:frame>
        <draw:custom-shape draw:style-name="gr26" draw:text-style-name="P11" draw:layer="layout" svg:width="0.127cm" svg:height="0.127cm" svg:x="6.3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6.3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0.9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0.9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1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8" draw:layer="layout" svg:width="1.397cm" svg:height="1.289cm" svg:x="9.664cm" svg:y="16.0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2cm" svg:y1="16.166cm" svg:x2="10.362cm" svg:y2="17.182cm">
            <text:p/>
          </draw:line>
        </draw:g>
        <draw:frame draw:style-name="gr27" draw:text-style-name="P6" draw:layer="layout" svg:width="1.311cm" svg:height="0.943cm" svg:x="6.564cm" svg:y="14.272cm">
          <draw:text-box>
            <text:p><text:span text:style-name="T2">N1</text:span></text:p>
          </draw:text-box>
        </draw:frame>
        <draw:frame draw:style-name="gr27" draw:text-style-name="P6" draw:layer="layout" svg:width="1.311cm" svg:height="0.943cm" svg:x="15.732cm" svg:y="14.272cm">
          <draw:text-box>
            <text:p><text:span text:style-name="T2">N2</text:span></text:p>
          </draw:text-box>
        </draw:frame>
        <draw:frame draw:style-name="gr28" draw:text-style-name="P6" draw:layer="layout" svg:width="1.442cm" svg:height="0.806cm" svg:x="11.038cm" svg:y="14.317cm">
          <draw:text-box>
            <text:p><text:span text:style-name="T2">Nc1</text:span></text:p>
          </draw:text-box>
        </draw:frame>
        <draw:frame draw:style-name="gr28" draw:text-style-name="P6" draw:layer="layout" svg:width="1.442cm" svg:height="0.806cm" svg:x="11.033cm" svg:y="16.24cm">
          <draw:text-box>
            <text:p><text:span text:style-name="T2">Nc2</text:span></text:p>
          </draw:text-box>
        </draw:frame>
      </draw:page>
      <draw:page draw:name="page9" draw:style-name="dp1" draw:master-page-name="Default">
        <draw:g>
          <draw:g>
            <draw:g>
              <draw:custom-shape draw:style-name="gr29" draw:text-style-name="P8" draw:layer="layout" svg:width="1.397cm" svg:height="1.289cm" svg:x="5.064cm" svg:y="14.113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9" draw:layer="layout" svg:x1="5.762cm" svg:y1="14.267cm" svg:x2="5.762cm" svg:y2="15.283cm">
                <text:p/>
              </draw:line>
            </draw:g>
            <draw:line draw:style-name="gr22" draw:text-style-name="P1" draw:layer="layout" svg:x1="5.762cm" svg:y1="14.14cm" svg:x2="5.762cm" svg:y2="13.251cm">
              <text:p/>
            </draw:line>
          </draw:g>
          <draw:line draw:style-name="gr23" draw:text-style-name="P1" draw:layer="layout" svg:x1="5.754cm" svg:y1="15.402cm" svg:x2="5.754cm" svg:y2="18.196cm">
            <text:p/>
          </draw:line>
          <draw:line draw:style-name="gr23" draw:text-style-name="P1" draw:layer="layout" svg:x1="5.754cm" svg:y1="11.922cm" svg:x2="5.754cm" svg:y2="13.319cm">
            <text:p/>
          </draw:line>
          <draw:line draw:style-name="gr23" draw:text-style-name="P1" draw:layer="layout" svg:x1="5.373cm" svg:y1="11.922cm" svg:x2="6.135cm" svg:y2="11.922cm">
            <text:p/>
          </draw:line>
          <draw:line draw:style-name="gr23" draw:text-style-name="P1" draw:layer="layout" svg:x1="5.373cm" svg:y1="11.541cm" svg:x2="6.135cm" svg:y2="11.541cm">
            <text:p/>
          </draw:line>
          <draw:line draw:style-name="gr23" draw:text-style-name="P1" draw:layer="layout" svg:x1="5.754cm" svg:y1="10.144cm" svg:x2="5.754cm" svg:y2="11.541cm">
            <text:p/>
          </draw:line>
        </draw:g>
        <draw:g>
          <draw:custom-shape draw:style-name="gr29" draw:text-style-name="P8" draw:layer="layout" svg:width="1.397cm" svg:height="1.289cm" svg:x="9.665cm" svg:y="14.125cm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3cm" svg:y1="15.273cm" svg:x2="10.363cm" svg:y2="14.257cm">
            <text:p/>
          </draw:line>
        </draw:g>
        <draw:line draw:style-name="gr22" draw:text-style-name="P1" draw:layer="layout" svg:x1="10.363cm" svg:y1="13.25cm" svg:x2="10.363cm" svg:y2="14.139cm">
          <text:p/>
        </draw:line>
        <draw:line draw:style-name="gr23" draw:text-style-name="P1" draw:layer="layout" svg:x1="10.355cm" svg:y1="15.402cm" svg:x2="10.355cm" svg:y2="18.196cm">
          <text:p/>
        </draw:line>
        <draw:line draw:style-name="gr23" draw:text-style-name="P1" draw:layer="layout" svg:x1="10.355cm" svg:y1="11.922cm" svg:x2="10.355cm" svg:y2="13.319cm">
          <text:p/>
        </draw:line>
        <draw:line draw:style-name="gr23" draw:text-style-name="P1" draw:layer="layout" svg:x1="9.974cm" svg:y1="11.922cm" svg:x2="10.736cm" svg:y2="11.922cm">
          <text:p/>
        </draw:line>
        <draw:line draw:style-name="gr23" draw:text-style-name="P1" draw:layer="layout" svg:x1="9.974cm" svg:y1="11.541cm" svg:x2="10.736cm" svg:y2="11.541cm">
          <text:p/>
        </draw:line>
        <draw:line draw:style-name="gr23" draw:text-style-name="P1" draw:layer="layout" svg:x1="10.355cm" svg:y1="10.144cm" svg:x2="10.355cm" svg:y2="11.541cm">
          <text:p/>
        </draw:line>
        <draw:g>
          <draw:g>
            <draw:g>
              <draw:custom-shape draw:style-name="gr29" draw:text-style-name="P8" draw:layer="layout" svg:width="1.397cm" svg:height="1.289cm" svg:x="14.263cm" svg:y="14.113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9" draw:layer="layout" svg:x1="14.961cm" svg:y1="14.267cm" svg:x2="14.961cm" svg:y2="15.283cm">
                <text:p/>
              </draw:line>
            </draw:g>
            <draw:line draw:style-name="gr22" draw:text-style-name="P1" draw:layer="layout" svg:x1="14.961cm" svg:y1="14.14cm" svg:x2="14.961cm" svg:y2="13.251cm">
              <text:p/>
            </draw:line>
          </draw:g>
          <draw:line draw:style-name="gr23" draw:text-style-name="P1" draw:layer="layout" svg:x1="14.953cm" svg:y1="15.402cm" svg:x2="14.953cm" svg:y2="18.196cm">
            <text:p/>
          </draw:line>
          <draw:line draw:style-name="gr23" draw:text-style-name="P1" draw:layer="layout" svg:x1="14.953cm" svg:y1="11.922cm" svg:x2="14.953cm" svg:y2="13.319cm">
            <text:p/>
          </draw:line>
          <draw:line draw:style-name="gr23" draw:text-style-name="P1" draw:layer="layout" svg:x1="14.572cm" svg:y1="11.922cm" svg:x2="15.334cm" svg:y2="11.922cm">
            <text:p/>
          </draw:line>
          <draw:line draw:style-name="gr23" draw:text-style-name="P1" draw:layer="layout" svg:x1="14.572cm" svg:y1="11.541cm" svg:x2="15.334cm" svg:y2="11.541cm">
            <text:p/>
          </draw:line>
          <draw:line draw:style-name="gr23" draw:text-style-name="P1" draw:layer="layout" svg:x1="14.953cm" svg:y1="10.144cm" svg:x2="14.953cm" svg:y2="11.541cm">
            <text:p/>
          </draw:line>
        </draw:g>
        <draw:line draw:style-name="gr23" draw:text-style-name="P1" draw:layer="layout" svg:x1="5.75cm" svg:y1="10.144cm" svg:x2="14.97cm" svg:y2="10.144cm">
          <text:p/>
        </draw:line>
        <draw:line draw:style-name="gr23" draw:text-style-name="P1" draw:layer="layout" svg:x1="5.75cm" svg:y1="18.196cm" svg:x2="14.97cm" svg:y2="18.196cm">
          <text:p/>
        </draw:line>
        <draw:frame draw:style-name="gr24" draw:text-style-name="P10" draw:layer="layout" svg:width="1.584cm" svg:height="1.595cm" svg:x="5.884cm" svg:y="13.123cm">
          <draw:text-box>
            <text:p><text:span text:style-name="T5">ϕ</text:span><text:span text:style-name="T6">1</text:span></text:p>
          </draw:text-box>
        </draw:frame>
        <draw:frame draw:style-name="gr25" draw:text-style-name="P10" draw:layer="layout" svg:width="1.276cm" svg:height="1.069cm" svg:x="10.52cm" svg:y="13.123cm">
          <draw:text-box>
            <text:p><text:span text:style-name="T5">ϕ</text:span><text:span text:style-name="T6">c</text:span></text:p>
          </draw:text-box>
        </draw:frame>
        <draw:frame draw:style-name="gr24" draw:text-style-name="P10" draw:layer="layout" svg:width="1.457cm" svg:height="1.595cm" svg:x="15.155cm" svg:y="13.123cm">
          <draw:text-box>
            <text:p><text:span text:style-name="T5">ϕ</text:span><text:span text:style-name="T6">2</text:span></text:p>
          </draw:text-box>
        </draw:frame>
        <draw:custom-shape draw:style-name="gr26" draw:text-style-name="P11" draw:layer="layout" svg:width="0.127cm" svg:height="0.127cm" svg:x="6.3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6.3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0.9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0.9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1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8" draw:layer="layout" svg:width="1.397cm" svg:height="1.289cm" svg:x="9.664cm" svg:y="16.024cm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2cm" svg:y1="17.172cm" svg:x2="10.362cm" svg:y2="16.156cm">
            <text:p/>
          </draw:line>
        </draw:g>
        <draw:frame draw:style-name="gr27" draw:text-style-name="P6" draw:layer="layout" svg:width="1.311cm" svg:height="0.943cm" svg:x="6.564cm" svg:y="14.272cm">
          <draw:text-box>
            <text:p><text:span text:style-name="T2">N1</text:span></text:p>
          </draw:text-box>
        </draw:frame>
        <draw:frame draw:style-name="gr27" draw:text-style-name="P6" draw:layer="layout" svg:width="1.311cm" svg:height="0.943cm" svg:x="15.732cm" svg:y="14.272cm">
          <draw:text-box>
            <text:p><text:span text:style-name="T2">N2</text:span></text:p>
          </draw:text-box>
        </draw:frame>
        <draw:frame draw:style-name="gr28" draw:text-style-name="P6" draw:layer="layout" svg:width="1.442cm" svg:height="0.806cm" svg:x="11.038cm" svg:y="14.317cm">
          <draw:text-box>
            <text:p><text:span text:style-name="T2">Nc1</text:span></text:p>
          </draw:text-box>
        </draw:frame>
        <draw:frame draw:style-name="gr28" draw:text-style-name="P6" draw:layer="layout" svg:width="1.442cm" svg:height="0.806cm" svg:x="11.033cm" svg:y="16.24cm">
          <draw:text-box>
            <text:p><text:span text:style-name="T2">Nc2</text:span></text:p>
          </draw:text-box>
        </draw:frame>
      </draw:page>
      <draw:page draw:name="page10" draw:style-name="dp1" draw:master-page-name="Default">
        <draw:line draw:style-name="gr23" draw:text-style-name="P1" draw:layer="layout" svg:x1="5.754cm" svg:y1="15.402cm" svg:x2="5.754cm" svg:y2="18.196cm">
          <text:p/>
        </draw:line>
        <draw:line draw:style-name="gr23" draw:text-style-name="P1" draw:layer="layout" svg:x1="5.754cm" svg:y1="11.922cm" svg:x2="5.754cm" svg:y2="13.319cm">
          <text:p/>
        </draw:line>
        <draw:line draw:style-name="gr23" draw:text-style-name="P1" draw:layer="layout" svg:x1="5.373cm" svg:y1="11.922cm" svg:x2="6.135cm" svg:y2="11.922cm">
          <text:p/>
        </draw:line>
        <draw:line draw:style-name="gr23" draw:text-style-name="P1" draw:layer="layout" svg:x1="5.373cm" svg:y1="11.541cm" svg:x2="6.135cm" svg:y2="11.541cm">
          <text:p/>
        </draw:line>
        <draw:line draw:style-name="gr23" draw:text-style-name="P1" draw:layer="layout" svg:x1="5.754cm" svg:y1="10.144cm" svg:x2="5.754cm" svg:y2="11.541cm">
          <text:p/>
        </draw:line>
        <draw:g>
          <draw:custom-shape draw:style-name="gr29" draw:text-style-name="P8" draw:layer="layout" svg:width="1.397cm" svg:height="1.289cm" svg:x="9.665cm" svg:y="14.125cm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3cm" svg:y1="15.273cm" svg:x2="10.363cm" svg:y2="14.257cm">
            <text:p/>
          </draw:line>
        </draw:g>
        <draw:line draw:style-name="gr22" draw:text-style-name="P1" draw:layer="layout" svg:x1="10.363cm" svg:y1="13.25cm" svg:x2="10.363cm" svg:y2="14.139cm">
          <text:p/>
        </draw:line>
        <draw:line draw:style-name="gr23" draw:text-style-name="P1" draw:layer="layout" svg:x1="10.355cm" svg:y1="15.402cm" svg:x2="10.355cm" svg:y2="18.196cm">
          <text:p/>
        </draw:line>
        <draw:line draw:style-name="gr23" draw:text-style-name="P1" draw:layer="layout" svg:x1="10.355cm" svg:y1="11.922cm" svg:x2="10.355cm" svg:y2="13.319cm">
          <text:p/>
        </draw:line>
        <draw:line draw:style-name="gr23" draw:text-style-name="P1" draw:layer="layout" svg:x1="9.974cm" svg:y1="11.922cm" svg:x2="10.736cm" svg:y2="11.922cm">
          <text:p/>
        </draw:line>
        <draw:line draw:style-name="gr23" draw:text-style-name="P1" draw:layer="layout" svg:x1="9.974cm" svg:y1="11.541cm" svg:x2="10.736cm" svg:y2="11.541cm">
          <text:p/>
        </draw:line>
        <draw:line draw:style-name="gr23" draw:text-style-name="P1" draw:layer="layout" svg:x1="10.355cm" svg:y1="10.144cm" svg:x2="10.355cm" svg:y2="11.541cm">
          <text:p/>
        </draw:line>
        <draw:line draw:style-name="gr22" draw:text-style-name="P1" draw:layer="layout" svg:x1="14.961cm" svg:y1="15.605cm" svg:x2="14.961cm" svg:y2="13.251cm">
          <text:p/>
        </draw:line>
        <draw:line draw:style-name="gr23" draw:text-style-name="P1" draw:layer="layout" svg:x1="14.953cm" svg:y1="15.402cm" svg:x2="14.953cm" svg:y2="18.196cm">
          <text:p/>
        </draw:line>
        <draw:line draw:style-name="gr23" draw:text-style-name="P1" draw:layer="layout" svg:x1="14.953cm" svg:y1="11.922cm" svg:x2="14.953cm" svg:y2="13.319cm">
          <text:p/>
        </draw:line>
        <draw:line draw:style-name="gr23" draw:text-style-name="P1" draw:layer="layout" svg:x1="14.572cm" svg:y1="11.922cm" svg:x2="15.334cm" svg:y2="11.922cm">
          <text:p/>
        </draw:line>
        <draw:line draw:style-name="gr23" draw:text-style-name="P1" draw:layer="layout" svg:x1="14.572cm" svg:y1="11.541cm" svg:x2="15.334cm" svg:y2="11.541cm">
          <text:p/>
        </draw:line>
        <draw:line draw:style-name="gr23" draw:text-style-name="P1" draw:layer="layout" svg:x1="14.953cm" svg:y1="10.144cm" svg:x2="14.953cm" svg:y2="11.541cm">
          <text:p/>
        </draw:line>
        <draw:line draw:style-name="gr23" draw:text-style-name="P1" draw:layer="layout" svg:x1="5.75cm" svg:y1="10.144cm" svg:x2="14.97cm" svg:y2="10.144cm">
          <text:p/>
        </draw:line>
        <draw:line draw:style-name="gr23" draw:text-style-name="P1" draw:layer="layout" svg:x1="5.75cm" svg:y1="18.196cm" svg:x2="14.97cm" svg:y2="18.196cm">
          <text:p/>
        </draw:line>
        <draw:frame draw:style-name="gr30" draw:text-style-name="P10" draw:layer="layout" svg:width="1.584cm" svg:height="1.745cm" svg:x="5.884cm" svg:y="13.123cm">
          <draw:text-box>
            <text:p><text:span text:style-name="T5">ϕ</text:span><text:span text:style-name="T6">L1</text:span></text:p>
          </draw:text-box>
        </draw:frame>
        <draw:frame draw:style-name="gr25" draw:text-style-name="P10" draw:layer="layout" svg:width="1.276cm" svg:height="1.069cm" svg:x="10.52cm" svg:y="13.123cm">
          <draw:text-box>
            <text:p><text:span text:style-name="T5">ϕ</text:span><text:span text:style-name="T6">c</text:span></text:p>
          </draw:text-box>
        </draw:frame>
        <draw:frame draw:style-name="gr30" draw:text-style-name="P10" draw:layer="layout" svg:width="1.711cm" svg:height="1.745cm" svg:x="15.155cm" svg:y="13.123cm">
          <draw:text-box>
            <text:p><text:span text:style-name="T5">ϕ</text:span><text:span text:style-name="T6">L2</text:span></text:p>
          </draw:text-box>
        </draw:frame>
        <draw:custom-shape draw:style-name="gr26" draw:text-style-name="P11" draw:layer="layout" svg:width="0.127cm" svg:height="0.127cm" svg:x="6.3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6.3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0.9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0.9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1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8" draw:layer="layout" svg:width="1.397cm" svg:height="1.289cm" svg:x="9.664cm" svg:y="16.024cm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2cm" svg:y1="17.172cm" svg:x2="10.362cm" svg:y2="16.156cm">
            <text:p/>
          </draw:line>
        </draw:g>
        <draw:frame draw:style-name="gr31" draw:text-style-name="P6" draw:layer="layout" svg:width="2.526cm" svg:height="1.916cm" svg:x="11.038cm" svg:y="14.317cm">
          <draw:text-box>
            <text:p><text:span text:style-name="T2">Vc1/Nc1</text:span></text:p>
          </draw:text-box>
        </draw:frame>
        <draw:frame draw:style-name="gr31" draw:text-style-name="P6" draw:layer="layout" svg:width="2.658cm" svg:height="1.916cm" svg:x="11.033cm" svg:y="16.24cm">
          <draw:text-box>
            <text:p><text:span text:style-name="T2">Vc2/Nc2</text:span></text:p>
          </draw:text-box>
        </draw:frame>
        <draw:line draw:style-name="gr23" draw:text-style-name="P1" draw:layer="layout" svg:x1="10.355cm" svg:y1="11.923cm" svg:x2="10.355cm" svg:y2="13.32cm">
          <text:p/>
        </draw:line>
        <draw:line draw:style-name="gr22" draw:text-style-name="P1" draw:layer="layout" svg:x1="5.754cm" svg:y1="15.478cm" svg:x2="5.754cm" svg:y2="13.319cm">
          <text:p/>
        </draw:line>
      </draw:page>
      <draw:page draw:name="page11" draw:style-name="dp1" draw:master-page-name="Default">
        <draw:line draw:style-name="gr22" draw:text-style-name="P1" draw:layer="layout" svg:x1="5.608cm" svg:y1="7.028cm" svg:x2="5.608cm" svg:y2="6.139cm">
          <text:p/>
        </draw:line>
        <draw:line draw:style-name="gr23" draw:text-style-name="P1" draw:layer="layout" svg:x1="5.6cm" svg:y1="6.969cm" svg:x2="5.6cm" svg:y2="11.084cm">
          <text:p/>
        </draw:line>
        <draw:line draw:style-name="gr23" draw:text-style-name="P1" draw:layer="layout" svg:x1="5.6cm" svg:y1="4.81cm" svg:x2="5.6cm" svg:y2="6.207cm">
          <text:p/>
        </draw:line>
        <draw:line draw:style-name="gr23" draw:text-style-name="P1" draw:layer="layout" svg:x1="5.219cm" svg:y1="4.81cm" svg:x2="5.981cm" svg:y2="4.81cm">
          <text:p/>
        </draw:line>
        <draw:line draw:style-name="gr23" draw:text-style-name="P1" draw:layer="layout" svg:x1="5.219cm" svg:y1="4.429cm" svg:x2="5.981cm" svg:y2="4.429cm">
          <text:p/>
        </draw:line>
        <draw:line draw:style-name="gr23" draw:text-style-name="P1" draw:layer="layout" svg:x1="5.6cm" svg:y1="3.032cm" svg:x2="5.6cm" svg:y2="4.429cm">
          <text:p/>
        </draw:line>
        <draw:custom-shape draw:style-name="gr29" draw:text-style-name="P8" draw:layer="layout" svg:width="1.397cm" svg:height="1.289cm" svg:x="9.511cm" svg:y="7.0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09cm" svg:y1="8.171cm" svg:x2="10.209cm" svg:y2="7.155cm">
          <text:p/>
        </draw:line>
        <draw:line draw:style-name="gr22" draw:text-style-name="P1" draw:layer="layout" svg:x1="10.209cm" svg:y1="6.138cm" svg:x2="10.209cm" svg:y2="7.027cm">
          <text:p/>
        </draw:line>
        <draw:line draw:style-name="gr23" draw:text-style-name="P1" draw:layer="layout" svg:x1="10.201cm" svg:y1="8.29cm" svg:x2="10.201cm" svg:y2="11.084cm">
          <text:p/>
        </draw:line>
        <draw:line draw:style-name="gr23" draw:text-style-name="P1" draw:layer="layout" svg:x1="10.201cm" svg:y1="4.81cm" svg:x2="10.201cm" svg:y2="6.207cm">
          <text:p/>
        </draw:line>
        <draw:line draw:style-name="gr23" draw:text-style-name="P1" draw:layer="layout" svg:x1="9.82cm" svg:y1="4.81cm" svg:x2="10.582cm" svg:y2="4.81cm">
          <text:p/>
        </draw:line>
        <draw:line draw:style-name="gr23" draw:text-style-name="P1" draw:layer="layout" svg:x1="9.82cm" svg:y1="4.429cm" svg:x2="10.582cm" svg:y2="4.429cm">
          <text:p/>
        </draw:line>
        <draw:line draw:style-name="gr23" draw:text-style-name="P1" draw:layer="layout" svg:x1="10.201cm" svg:y1="3.032cm" svg:x2="10.201cm" svg:y2="4.429cm">
          <text:p/>
        </draw:line>
        <draw:line draw:style-name="gr22" draw:text-style-name="P1" draw:layer="layout" svg:x1="14.807cm" svg:y1="7.028cm" svg:x2="14.807cm" svg:y2="6.139cm">
          <text:p/>
        </draw:line>
        <draw:line draw:style-name="gr23" draw:text-style-name="P1" draw:layer="layout" svg:x1="14.799cm" svg:y1="6.969cm" svg:x2="14.799cm" svg:y2="11.084cm">
          <text:p/>
        </draw:line>
        <draw:line draw:style-name="gr23" draw:text-style-name="P1" draw:layer="layout" svg:x1="14.799cm" svg:y1="4.81cm" svg:x2="14.799cm" svg:y2="6.207cm">
          <text:p/>
        </draw:line>
        <draw:line draw:style-name="gr23" draw:text-style-name="P1" draw:layer="layout" svg:x1="14.418cm" svg:y1="4.81cm" svg:x2="15.18cm" svg:y2="4.81cm">
          <text:p/>
        </draw:line>
        <draw:line draw:style-name="gr23" draw:text-style-name="P1" draw:layer="layout" svg:x1="14.418cm" svg:y1="4.429cm" svg:x2="15.18cm" svg:y2="4.429cm">
          <text:p/>
        </draw:line>
        <draw:line draw:style-name="gr23" draw:text-style-name="P1" draw:layer="layout" svg:x1="14.799cm" svg:y1="3.032cm" svg:x2="14.799cm" svg:y2="4.429cm">
          <text:p/>
        </draw:line>
        <draw:line draw:style-name="gr23" draw:text-style-name="P1" draw:layer="layout" svg:x1="5.596cm" svg:y1="3.032cm" svg:x2="14.816cm" svg:y2="3.032cm">
          <text:p/>
        </draw:line>
        <draw:line draw:style-name="gr23" draw:text-style-name="P1" draw:layer="layout" svg:x1="5.596cm" svg:y1="11.084cm" svg:x2="14.816cm" svg:y2="11.084cm">
          <text:p/>
        </draw:line>
        <draw:frame draw:style-name="gr32" draw:text-style-name="P10" draw:layer="layout" svg:width="1.711cm" svg:height="1.599cm" svg:x="5.73cm" svg:y="6.011cm">
          <draw:text-box>
            <text:p><text:span text:style-name="T7">Δ</text:span><text:span text:style-name="T5">ϕ</text:span><text:span text:style-name="T6">1</text:span></text:p>
          </draw:text-box>
        </draw:frame>
        <draw:frame draw:style-name="gr32" draw:text-style-name="P10" draw:layer="layout" svg:width="1.52cm" svg:height="1.599cm" svg:x="10.366cm" svg:y="6.011cm">
          <draw:text-box>
            <text:p><text:span text:style-name="T7">Δ</text:span><text:span text:style-name="T5">ϕ</text:span><text:span text:style-name="T6">c</text:span></text:p>
          </draw:text-box>
        </draw:frame>
        <draw:frame draw:style-name="gr32" draw:text-style-name="P10" draw:layer="layout" svg:width="1.711cm" svg:height="1.599cm" svg:x="15.001cm" svg:y="6.011cm">
          <draw:text-box>
            <text:p><text:span text:style-name="T7">Δ</text:span><text:span text:style-name="T5">ϕ</text:span><text:span text:style-name="T6">2</text:span></text:p>
          </draw:text-box>
        </draw:frame>
        <draw:custom-shape draw:style-name="gr29" draw:text-style-name="P8" draw:layer="layout" svg:width="1.397cm" svg:height="1.289cm" svg:x="9.51cm" svg:y="8.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08cm" svg:y1="10.07cm" svg:x2="10.208cm" svg:y2="9.054cm">
          <text:p/>
        </draw:line>
        <draw:frame draw:style-name="gr33" draw:text-style-name="P12" draw:layer="layout" svg:width="1.593cm" svg:height="1.411cm" svg:x="8.007cm" svg:y="8.987cm">
          <draw:text-box>
            <text:p text:style-name="P5"><text:span text:style-name="T7">ΔF</text:span><text:span text:style-name="T8">c1</text:span></text:p>
          </draw:text-box>
        </draw:frame>
        <draw:g>
          <draw:frame draw:style-name="gr13" draw:text-style-name="P3" draw:layer="layout" svg:width="0.875cm" svg:height="0.962cm" svg:x="8.838cm" svg:y="9.582cm">
            <draw:text-box>
              <text:p>+</text:p>
            </draw:text-box>
          </draw:frame>
          <draw:frame draw:style-name="gr14" draw:text-style-name="P3" draw:layer="layout" svg:width="0.714cm" svg:height="0.962cm" svg:x="8.939cm" svg:y="8.493cm">
            <draw:text-box>
              <text:p>-</text:p>
            </draw:text-box>
          </draw:frame>
        </draw:g>
        <draw:frame draw:style-name="gr34" draw:text-style-name="P12" draw:layer="layout" svg:width="1.651cm" svg:height="1.411cm" svg:x="7.949cm" svg:y="7.209cm">
          <draw:text-box>
            <text:p text:style-name="P5"><text:span text:style-name="T7">ΔF</text:span><text:span text:style-name="T8">c2</text:span></text:p>
          </draw:text-box>
        </draw:frame>
        <draw:frame draw:style-name="gr35" draw:text-style-name="P12" draw:layer="layout" svg:width="1.651cm" svg:height="1.411cm" svg:x="3.631cm" svg:y="4.148cm">
          <draw:text-box>
            <text:p text:style-name="P5"><text:span text:style-name="T7">ΔF</text:span><text:span text:style-name="T8">L1</text:span></text:p>
          </draw:text-box>
        </draw:frame>
        <draw:frame draw:style-name="gr36" draw:text-style-name="P12" draw:layer="layout" svg:width="1.651cm" svg:height="1.143cm" svg:x="15.469cm" svg:y="4.17cm">
          <draw:text-box>
            <text:p text:style-name="P5"><text:span text:style-name="T7">ΔF</text:span><text:span text:style-name="T8">L2</text:span></text:p>
          </draw:text-box>
        </draw:frame>
        <draw:frame draw:style-name="gr37" draw:text-style-name="P12" draw:layer="layout" svg:width="1.651cm" svg:height="1.411cm" svg:x="8.122cm" svg:y="4.148cm">
          <draw:text-box>
            <text:p text:style-name="P5"><text:span text:style-name="T7">ΔF</text:span><text:span text:style-name="T8">C</text:span></text:p>
          </draw:text-box>
        </draw:frame>
        <draw:g>
          <draw:frame draw:style-name="gr13" draw:text-style-name="P3" draw:layer="layout" svg:width="0.875cm" svg:height="0.962cm" svg:x="8.852cm" svg:y="7.785cm">
            <draw:text-box>
              <text:p>+</text:p>
            </draw:text-box>
          </draw:frame>
          <draw:frame draw:style-name="gr14" draw:text-style-name="P3" draw:layer="layout" svg:width="0.714cm" svg:height="0.962cm" svg:x="8.953cm" svg:y="6.696cm">
            <draw:text-box>
              <text:p>-</text:p>
            </draw:text-box>
          </draw:frame>
        </draw:g>
        <draw:g>
          <draw:frame draw:style-name="gr13" draw:text-style-name="P3" draw:layer="layout" svg:width="0.875cm" svg:height="0.962cm" svg:x="14.934cm" svg:y="4.61cm">
            <draw:text-box>
              <text:p>+</text:p>
            </draw:text-box>
          </draw:frame>
          <draw:frame draw:style-name="gr14" draw:text-style-name="P3" draw:layer="layout" svg:width="0.714cm" svg:height="0.962cm" svg:x="15.035cm" svg:y="3.521cm">
            <draw:text-box>
              <text:p>-</text:p>
            </draw:text-box>
          </draw:frame>
        </draw:g>
        <draw:g>
          <draw:frame draw:style-name="gr13" draw:text-style-name="P3" draw:layer="layout" svg:width="0.875cm" svg:height="0.962cm" svg:x="4.647cm" svg:y="4.61cm">
            <draw:text-box>
              <text:p>+</text:p>
            </draw:text-box>
          </draw:frame>
          <draw:frame draw:style-name="gr14" draw:text-style-name="P3" draw:layer="layout" svg:width="0.714cm" svg:height="0.962cm" svg:x="4.748cm" svg:y="3.521cm">
            <draw:text-box>
              <text:p>-</text:p>
            </draw:text-box>
          </draw:frame>
        </draw:g>
        <draw:g>
          <draw:frame draw:style-name="gr38" draw:text-style-name="P3" draw:layer="layout" svg:width="0.892cm" svg:height="0.962cm" svg:x="9.092cm" svg:y="4.61cm">
            <draw:text-box>
              <text:p><text:s/>-</text:p>
            </draw:text-box>
          </draw:frame>
          <draw:frame draw:style-name="gr13" draw:text-style-name="P3" draw:layer="layout" svg:width="0.875cm" svg:height="0.962cm" svg:x="9.193cm" svg:y="3.521cm">
            <draw:text-box>
              <text:p>+</text:p>
            </draw:text-box>
          </draw:frame>
        </draw:g>
        <draw:frame draw:style-name="gr39" draw:text-style-name="P12" draw:layer="layout" svg:width="5.715cm" svg:height="1.411cm" svg:x="9.627cm" svg:y="22.703cm">
          <draw:text-box>
            <text:p text:style-name="P5"><text:span text:style-name="T7">ΔI</text:span><text:span text:style-name="T8">c2</text:span><text:span text:style-name="T9">=ΔF</text:span><text:span text:style-name="T8">c2 </text:span><text:span text:style-name="T9">/ N</text:span><text:span text:style-name="T8">c2</text:span><text:span text:style-name="T9"> </text:span></text:p>
          </draw:text-box>
        </draw:frame>
        <draw:frame draw:style-name="gr40" draw:text-style-name="P12" draw:layer="layout" svg:width="3.728cm" svg:height="1.411cm" svg:x="16.821cm" svg:y="25.144cm">
          <draw:text-box>
            <text:p text:style-name="P5"><text:span text:style-name="T7">ΔF</text:span><text:span text:style-name="T8">c1</text:span><text:span text:style-name="T7">=N</text:span><text:span text:style-name="T8">c1</text:span><text:span text:style-name="T7">ΔI</text:span><text:span text:style-name="T8">c1</text:span></text:p>
          </draw:text-box>
        </draw:frame>
        <draw:line draw:style-name="gr23" draw:text-style-name="P1" draw:layer="layout" svg:x1="5.641cm" svg:y1="16.443cm" svg:x2="5.641cm" svg:y2="20.558cm">
          <text:p/>
        </draw:line>
        <draw:line draw:style-name="gr23" draw:text-style-name="P1" draw:layer="layout" svg:x1="5.641cm" svg:y1="14.284cm" svg:x2="5.641cm" svg:y2="16.621cm">
          <text:p/>
        </draw:line>
        <draw:line draw:style-name="gr23" draw:text-style-name="P1" draw:layer="layout" svg:x1="5.641cm" svg:y1="12.506cm" svg:x2="5.641cm" svg:y2="14.716cm">
          <text:p/>
        </draw:line>
        <draw:custom-shape draw:style-name="gr29" draw:text-style-name="P8" draw:layer="layout" svg:width="1.397cm" svg:height="1.289cm" svg:x="9.552cm" svg:y="16.47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5cm" svg:y1="17.645cm" svg:x2="10.25cm" svg:y2="16.629cm">
          <text:p/>
        </draw:line>
        <draw:line draw:style-name="gr22" draw:text-style-name="P1" draw:layer="layout" svg:x1="10.25cm" svg:y1="15.612cm" svg:x2="10.25cm" svg:y2="16.501cm">
          <text:p/>
        </draw:line>
        <draw:line draw:style-name="gr23" draw:text-style-name="P1" draw:layer="layout" svg:x1="10.242cm" svg:y1="17.764cm" svg:x2="10.242cm" svg:y2="20.558cm">
          <text:p/>
        </draw:line>
        <draw:line draw:style-name="gr23" draw:text-style-name="P1" draw:layer="layout" svg:x1="10.242cm" svg:y1="14.284cm" svg:x2="10.242cm" svg:y2="15.681cm">
          <text:p/>
        </draw:line>
        <draw:line draw:style-name="gr23" draw:text-style-name="P1" draw:layer="layout" svg:x1="9.861cm" svg:y1="14.284cm" svg:x2="10.623cm" svg:y2="14.284cm">
          <text:p/>
        </draw:line>
        <draw:line draw:style-name="gr23" draw:text-style-name="P1" draw:layer="layout" svg:x1="9.861cm" svg:y1="13.903cm" svg:x2="10.623cm" svg:y2="13.903cm">
          <text:p/>
        </draw:line>
        <draw:line draw:style-name="gr23" draw:text-style-name="P1" draw:layer="layout" svg:x1="10.242cm" svg:y1="12.506cm" svg:x2="10.242cm" svg:y2="13.903cm">
          <text:p/>
        </draw:line>
        <draw:line draw:style-name="gr23" draw:text-style-name="P1" draw:layer="layout" svg:x1="14.84cm" svg:y1="16.443cm" svg:x2="14.84cm" svg:y2="20.558cm">
          <text:p/>
        </draw:line>
        <draw:line draw:style-name="gr23" draw:text-style-name="P1" draw:layer="layout" svg:x1="14.84cm" svg:y1="14.284cm" svg:x2="14.84cm" svg:y2="16.621cm">
          <text:p/>
        </draw:line>
        <draw:line draw:style-name="gr23" draw:text-style-name="P1" draw:layer="layout" svg:x1="14.84cm" svg:y1="12.506cm" svg:x2="14.84cm" svg:y2="14.462cm">
          <text:p/>
        </draw:line>
        <draw:line draw:style-name="gr23" draw:text-style-name="P1" draw:layer="layout" svg:x1="5.637cm" svg:y1="12.506cm" svg:x2="14.857cm" svg:y2="12.506cm">
          <text:p/>
        </draw:line>
        <draw:line draw:style-name="gr23" draw:text-style-name="P1" draw:layer="layout" svg:x1="5.637cm" svg:y1="20.558cm" svg:x2="14.857cm" svg:y2="20.558cm">
          <text:p/>
        </draw:line>
        <draw:frame draw:style-name="gr32" draw:text-style-name="P10" draw:layer="layout" svg:width="1.52cm" svg:height="1.599cm" svg:x="10.407cm" svg:y="15.485cm">
          <draw:text-box>
            <text:p><text:span text:style-name="T7">Δ</text:span><text:span text:style-name="T5">ϕ</text:span><text:span text:style-name="T6">c</text:span></text:p>
          </draw:text-box>
        </draw:frame>
        <draw:custom-shape draw:style-name="gr29" draw:text-style-name="P8" draw:layer="layout" svg:width="1.397cm" svg:height="1.289cm" svg:x="9.551cm" svg:y="18.3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49cm" svg:y1="19.544cm" svg:x2="10.249cm" svg:y2="18.528cm">
          <text:p/>
        </draw:line>
        <draw:frame draw:style-name="gr41" draw:text-style-name="P12" draw:layer="layout" svg:width="1.593cm" svg:height="1.411cm" svg:x="8.048cm" svg:y="18.461cm">
          <draw:text-box>
            <text:p text:style-name="P5"><text:span text:style-name="T7">ΔF</text:span><text:span text:style-name="T8">c1</text:span></text:p>
          </draw:text-box>
        </draw:frame>
        <draw:g>
          <draw:frame draw:style-name="gr13" draw:text-style-name="P3" draw:layer="layout" svg:width="0.875cm" svg:height="0.962cm" svg:x="8.879cm" svg:y="19.056cm">
            <draw:text-box>
              <text:p>+</text:p>
            </draw:text-box>
          </draw:frame>
          <draw:frame draw:style-name="gr14" draw:text-style-name="P3" draw:layer="layout" svg:width="0.714cm" svg:height="0.962cm" svg:x="8.98cm" svg:y="17.967cm">
            <draw:text-box>
              <text:p>-</text:p>
            </draw:text-box>
          </draw:frame>
        </draw:g>
        <draw:frame draw:style-name="gr42" draw:text-style-name="P12" draw:layer="layout" svg:width="1.651cm" svg:height="1.411cm" svg:x="7.99cm" svg:y="16.683cm">
          <draw:text-box>
            <text:p text:style-name="P5"><text:span text:style-name="T7">ΔF</text:span><text:span text:style-name="T8">c2</text:span></text:p>
          </draw:text-box>
        </draw:frame>
        <draw:frame draw:style-name="gr43" draw:text-style-name="P12" draw:layer="layout" svg:width="1.845cm" svg:height="1.637cm" svg:x="8.163cm" svg:y="13.622cm">
          <draw:text-box>
            <text:p text:style-name="P5"><text:span text:style-name="T7">ΔF</text:span><text:span text:style-name="T8">C12</text:span></text:p>
          </draw:text-box>
        </draw:frame>
        <draw:g>
          <draw:frame draw:style-name="gr13" draw:text-style-name="P3" draw:layer="layout" svg:width="0.875cm" svg:height="0.962cm" svg:x="8.893cm" svg:y="17.259cm">
            <draw:text-box>
              <text:p>+</text:p>
            </draw:text-box>
          </draw:frame>
          <draw:frame draw:style-name="gr14" draw:text-style-name="P3" draw:layer="layout" svg:width="0.714cm" svg:height="0.962cm" svg:x="8.994cm" svg:y="16.17cm">
            <draw:text-box>
              <text:p>-</text:p>
            </draw:text-box>
          </draw:frame>
        </draw:g>
        <draw:g>
          <draw:frame draw:style-name="gr38" draw:text-style-name="P3" draw:layer="layout" svg:width="0.892cm" svg:height="0.962cm" svg:x="9.133cm" svg:y="14.084cm">
            <draw:text-box>
              <text:p><text:s/>-</text:p>
            </draw:text-box>
          </draw:frame>
          <draw:frame draw:style-name="gr13" draw:text-style-name="P3" draw:layer="layout" svg:width="0.875cm" svg:height="0.962cm" svg:x="9.234cm" svg:y="12.995cm">
            <draw:text-box>
              <text:p>+</text:p>
            </draw:text-box>
          </draw:frame>
        </draw:g>
      </draw:page>
      <draw:page draw:name="page12" draw:style-name="dp1" draw:master-page-name="Default">
        <draw:line draw:style-name="gr23" draw:text-style-name="P1" draw:layer="layout" svg:x1="5.999cm" svg:y1="12.557cm" svg:x2="5.999cm" svg:y2="16.672cm">
          <text:p/>
        </draw:line>
        <draw:line draw:style-name="gr23" draw:text-style-name="P1" draw:layer="layout" svg:x1="5.999cm" svg:y1="10.398cm" svg:x2="5.999cm" svg:y2="12.735cm">
          <text:p/>
        </draw:line>
        <draw:line draw:style-name="gr23" draw:text-style-name="P1" draw:layer="layout" svg:x1="5.999cm" svg:y1="8.62cm" svg:x2="5.999cm" svg:y2="10.83cm">
          <text:p/>
        </draw:line>
        <draw:custom-shape draw:style-name="gr29" draw:text-style-name="P8" draw:layer="layout" svg:width="1.397cm" svg:height="1.289cm" svg:x="9.91cm" svg:y="12.58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608cm" svg:y1="13.759cm" svg:x2="10.608cm" svg:y2="12.743cm">
          <text:p/>
        </draw:line>
        <draw:line draw:style-name="gr22" draw:text-style-name="P1" draw:layer="layout" svg:x1="10.604cm" svg:y1="11.726cm" svg:x2="10.604cm" svg:y2="12.615cm">
          <text:p/>
        </draw:line>
        <draw:line draw:style-name="gr23" draw:text-style-name="P1" draw:layer="layout" svg:x1="10.6cm" svg:y1="13.878cm" svg:x2="10.6cm" svg:y2="16.672cm">
          <text:p/>
        </draw:line>
        <draw:line draw:style-name="gr23" draw:text-style-name="P1" draw:layer="layout" svg:x1="10.604cm" svg:y1="10.398cm" svg:x2="10.604cm" svg:y2="11.795cm">
          <text:p/>
        </draw:line>
        <draw:line draw:style-name="gr23" draw:text-style-name="P1" draw:layer="layout" svg:x1="10.219cm" svg:y1="10.398cm" svg:x2="10.981cm" svg:y2="10.398cm">
          <text:p/>
        </draw:line>
        <draw:line draw:style-name="gr23" draw:text-style-name="P1" draw:layer="layout" svg:x1="10.219cm" svg:y1="10.017cm" svg:x2="10.981cm" svg:y2="10.017cm">
          <text:p/>
        </draw:line>
        <draw:line draw:style-name="gr23" draw:text-style-name="P1" draw:layer="layout" svg:x1="10.6cm" svg:y1="8.62cm" svg:x2="10.6cm" svg:y2="10.017cm">
          <text:p/>
        </draw:line>
        <draw:line draw:style-name="gr23" draw:text-style-name="P1" draw:layer="layout" svg:x1="15.198cm" svg:y1="12.557cm" svg:x2="15.198cm" svg:y2="16.672cm">
          <text:p/>
        </draw:line>
        <draw:line draw:style-name="gr23" draw:text-style-name="P1" draw:layer="layout" svg:x1="15.198cm" svg:y1="10.398cm" svg:x2="15.198cm" svg:y2="12.735cm">
          <text:p/>
        </draw:line>
        <draw:line draw:style-name="gr23" draw:text-style-name="P1" draw:layer="layout" svg:x1="15.198cm" svg:y1="8.62cm" svg:x2="15.198cm" svg:y2="10.576cm">
          <text:p/>
        </draw:line>
        <draw:line draw:style-name="gr23" draw:text-style-name="P1" draw:layer="layout" svg:x1="5.995cm" svg:y1="8.62cm" svg:x2="15.215cm" svg:y2="8.62cm">
          <text:p/>
        </draw:line>
        <draw:line draw:style-name="gr23" draw:text-style-name="P1" draw:layer="layout" svg:x1="5.995cm" svg:y1="16.672cm" svg:x2="15.215cm" svg:y2="16.672cm">
          <text:p/>
        </draw:line>
        <draw:frame draw:style-name="gr32" draw:text-style-name="P10" draw:layer="layout" svg:width="1.52cm" svg:height="1.599cm" svg:x="10.765cm" svg:y="11.599cm">
          <draw:text-box>
            <text:p><text:span text:style-name="T7">Δ</text:span><text:span text:style-name="T5">ϕ</text:span><text:span text:style-name="T6">c</text:span></text:p>
          </draw:text-box>
        </draw:frame>
        <draw:custom-shape draw:style-name="gr29" draw:text-style-name="P8" draw:layer="layout" svg:width="1.397cm" svg:height="1.289cm" svg:x="9.909cm" svg:y="14.48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607cm" svg:y1="15.658cm" svg:x2="10.607cm" svg:y2="14.642cm">
          <text:p/>
        </draw:line>
        <draw:frame draw:style-name="gr44" draw:text-style-name="P12" draw:layer="layout" svg:width="1.593cm" svg:height="1.411cm" svg:x="8.406cm" svg:y="14.575cm">
          <draw:text-box>
            <text:p text:style-name="P5"><text:span text:style-name="T7">ΔF</text:span><text:span text:style-name="T8">c1</text:span></text:p>
          </draw:text-box>
        </draw:frame>
        <draw:g>
          <draw:frame draw:style-name="gr13" draw:text-style-name="P3" draw:layer="layout" svg:width="0.875cm" svg:height="0.962cm" svg:x="9.237cm" svg:y="15.17cm">
            <draw:text-box>
              <text:p>+</text:p>
            </draw:text-box>
          </draw:frame>
          <draw:frame draw:style-name="gr14" draw:text-style-name="P3" draw:layer="layout" svg:width="0.714cm" svg:height="0.962cm" svg:x="9.338cm" svg:y="14.081cm">
            <draw:text-box>
              <text:p>-</text:p>
            </draw:text-box>
          </draw:frame>
        </draw:g>
        <draw:frame draw:style-name="gr45" draw:text-style-name="P12" draw:layer="layout" svg:width="1.651cm" svg:height="1.411cm" svg:x="8.348cm" svg:y="12.797cm">
          <draw:text-box>
            <text:p text:style-name="P5"><text:span text:style-name="T7">ΔF</text:span><text:span text:style-name="T8">c2</text:span></text:p>
          </draw:text-box>
        </draw:frame>
        <draw:frame draw:style-name="gr46" draw:text-style-name="P12" draw:layer="layout" svg:width="1.845cm" svg:height="1.637cm" svg:x="8.521cm" svg:y="9.736cm">
          <draw:text-box>
            <text:p text:style-name="P5"><text:span text:style-name="T7">ΔF</text:span><text:span text:style-name="T8">C12</text:span></text:p>
          </draw:text-box>
        </draw:frame>
        <draw:g>
          <draw:frame draw:style-name="gr13" draw:text-style-name="P3" draw:layer="layout" svg:width="0.875cm" svg:height="0.962cm" svg:x="9.251cm" svg:y="13.373cm">
            <draw:text-box>
              <text:p>+</text:p>
            </draw:text-box>
          </draw:frame>
          <draw:frame draw:style-name="gr14" draw:text-style-name="P3" draw:layer="layout" svg:width="0.714cm" svg:height="0.962cm" svg:x="9.352cm" svg:y="12.284cm">
            <draw:text-box>
              <text:p>-</text:p>
            </draw:text-box>
          </draw:frame>
        </draw:g>
        <draw:g>
          <draw:frame draw:style-name="gr38" draw:text-style-name="P3" draw:layer="layout" svg:width="0.892cm" svg:height="0.962cm" svg:x="9.491cm" svg:y="10.198cm">
            <draw:text-box>
              <text:p><text:s/>-</text:p>
            </draw:text-box>
          </draw:frame>
          <draw:frame draw:style-name="gr13" draw:text-style-name="P3" draw:layer="layout" svg:width="0.875cm" svg:height="0.962cm" svg:x="9.592cm" svg:y="9.109cm">
            <draw:text-box>
              <text:p>+</text:p>
            </draw:text-box>
          </draw:frame>
        </draw:g>
      </draw:page>
      <draw:page draw:name="page13" draw:style-name="dp1" draw:master-page-name="Default">
        <draw:line draw:style-name="gr23" draw:text-style-name="P1" draw:layer="layout" svg:x1="5.999cm" svg:y1="8.62cm" svg:x2="5.999cm" svg:y2="9.509cm">
          <text:p/>
        </draw:line>
        <draw:custom-shape draw:style-name="gr29" draw:text-style-name="P8" draw:layer="layout" svg:width="1.397cm" svg:height="1.289cm" svg:x="5.31cm" svg:y="9.4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6.008cm" svg:y1="9.644cm" svg:x2="6.008cm" svg:y2="10.66cm">
          <text:p/>
        </draw:line>
        <draw:line draw:style-name="gr22" draw:text-style-name="P1" draw:layer="layout" svg:x1="6.006cm" svg:y1="8.62cm" svg:x2="6.833cm" svg:y2="8.62cm">
          <text:p/>
        </draw:line>
        <draw:line draw:style-name="gr23" draw:text-style-name="P1" draw:layer="layout" svg:x1="6cm" svg:y1="10.779cm" svg:x2="6cm" svg:y2="13.573cm">
          <text:p/>
        </draw:line>
        <draw:line draw:style-name="gr23" draw:text-style-name="P1" draw:layer="layout" svg:x1="10.567cm" svg:y1="11.179cm" svg:x2="10.567cm" svg:y2="13.573cm">
          <text:p/>
        </draw:line>
        <draw:line draw:style-name="gr23" draw:text-style-name="P1" draw:layer="layout" svg:x1="10.182cm" svg:y1="11.179cm" svg:x2="10.944cm" svg:y2="11.179cm">
          <text:p/>
        </draw:line>
        <draw:line draw:style-name="gr23" draw:text-style-name="P1" draw:layer="layout" svg:x1="10.182cm" svg:y1="10.798cm" svg:x2="10.944cm" svg:y2="10.798cm">
          <text:p/>
        </draw:line>
        <draw:line draw:style-name="gr23" draw:text-style-name="P1" draw:layer="layout" svg:x1="10.6cm" svg:y1="8.62cm" svg:x2="10.6cm" svg:y2="10.779cm">
          <text:p/>
        </draw:line>
        <draw:line draw:style-name="gr23" draw:text-style-name="P1" draw:layer="layout" svg:x1="6.833cm" svg:y1="8.62cm" svg:x2="10.643cm" svg:y2="8.62cm">
          <text:p/>
        </draw:line>
        <draw:line draw:style-name="gr23" draw:text-style-name="P1" draw:layer="layout" svg:x1="5.995cm" svg:y1="13.573cm" svg:x2="10.516cm" svg:y2="13.573cm">
          <text:p/>
        </draw:line>
        <draw:frame draw:style-name="gr47" draw:text-style-name="P10" draw:layer="layout" svg:width="1.52cm" svg:height="1.002cm" svg:x="6.075cm" svg:y="7.618cm">
          <draw:text-box>
            <text:p><text:span text:style-name="T7">Δ</text:span><text:span text:style-name="T5">ϕ</text:span><text:span text:style-name="T6">c</text:span></text:p>
          </draw:text-box>
        </draw:frame>
        <draw:custom-shape draw:style-name="gr29" draw:text-style-name="P8" draw:layer="layout" svg:width="1.397cm" svg:height="1.289cm" svg:x="5.309cm" svg:y="11.38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6.007cm" svg:y1="11.543cm" svg:x2="6.007cm" svg:y2="12.559cm">
          <text:p/>
        </draw:line>
        <draw:frame draw:style-name="gr48" draw:text-style-name="P12" draw:layer="layout" svg:width="1.593cm" svg:height="1.411cm" svg:x="3.912cm" svg:y="11.527cm">
          <draw:text-box>
            <text:p text:style-name="P5"><text:span text:style-name="T7">ΔF</text:span><text:span text:style-name="T8">c1</text:span></text:p>
          </draw:text-box>
        </draw:frame>
        <draw:frame draw:style-name="gr49" draw:text-style-name="P12" draw:layer="layout" svg:width="1.651cm" svg:height="1.411cm" svg:x="3.785cm" svg:y="9.622cm">
          <draw:text-box>
            <text:p text:style-name="P5"><text:span text:style-name="T7">ΔF</text:span><text:span text:style-name="T8">c2</text:span></text:p>
          </draw:text-box>
        </draw:frame>
        <draw:frame draw:style-name="gr50" draw:text-style-name="P12" draw:layer="layout" svg:width="1.845cm" svg:height="1.637cm" svg:x="8.484cm" svg:y="10.517cm">
          <draw:text-box>
            <text:p text:style-name="P5"><text:span text:style-name="T7">ΔF</text:span><text:span text:style-name="T8">C12</text:span></text:p>
          </draw:text-box>
        </draw:frame>
        <draw:g>
          <draw:frame draw:style-name="gr38" draw:text-style-name="P3" draw:layer="layout" svg:width="0.892cm" svg:height="0.962cm" svg:x="9.454cm" svg:y="10.979cm">
            <draw:text-box>
              <text:p><text:s/>-</text:p>
            </draw:text-box>
          </draw:frame>
          <draw:frame draw:style-name="gr13" draw:text-style-name="P3" draw:layer="layout" svg:width="0.875cm" svg:height="0.962cm" svg:x="9.555cm" svg:y="9.89cm">
            <draw:text-box>
              <text:p>+</text:p>
            </draw:text-box>
          </draw:frame>
        </draw:g>
        <draw:g>
          <draw:frame draw:style-name="gr38" draw:text-style-name="P3" draw:layer="layout" svg:width="0.892cm" svg:height="0.962cm" svg:x="4.46cm" svg:y="10.198cm">
            <draw:text-box>
              <text:p><text:s/>-</text:p>
            </draw:text-box>
          </draw:frame>
          <draw:frame draw:style-name="gr13" draw:text-style-name="P3" draw:layer="layout" svg:width="0.875cm" svg:height="0.962cm" svg:x="4.561cm" svg:y="9.109cm">
            <draw:text-box>
              <text:p>+</text:p>
            </draw:text-box>
          </draw:frame>
        </draw:g>
        <draw:g>
          <draw:frame draw:style-name="gr38" draw:text-style-name="P3" draw:layer="layout" svg:width="0.892cm" svg:height="0.962cm" svg:x="4.46cm" svg:y="12.103cm">
            <draw:text-box>
              <text:p><text:s/>-</text:p>
            </draw:text-box>
          </draw:frame>
          <draw:frame draw:style-name="gr13" draw:text-style-name="P3" draw:layer="layout" svg:width="0.875cm" svg:height="0.962cm" svg:x="4.561cm" svg:y="11.014cm">
            <draw:text-box>
              <text:p>+</text:p>
            </draw:text-box>
          </draw:frame>
        </draw:g>
      </draw:page>
      <draw:page draw:name="page14" draw:style-name="dp1" draw:master-page-name="Default">
        <draw:line draw:style-name="gr23" draw:text-style-name="P1" draw:layer="layout" svg:x1="5.999cm" svg:y1="8.62cm" svg:x2="5.999cm" svg:y2="9.509cm">
          <text:p/>
        </draw:line>
        <draw:custom-shape draw:style-name="gr29" draw:text-style-name="P8" draw:layer="layout" svg:width="1.397cm" svg:height="1.289cm" svg:x="5.31cm" svg:y="9.4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6.008cm" svg:y1="9.644cm" svg:x2="6.008cm" svg:y2="10.66cm">
          <text:p/>
        </draw:line>
        <draw:line draw:style-name="gr22" draw:text-style-name="P1" draw:layer="layout" svg:x1="6.006cm" svg:y1="8.62cm" svg:x2="6.833cm" svg:y2="8.62cm">
          <text:p/>
        </draw:line>
        <draw:line draw:style-name="gr23" draw:text-style-name="P1" draw:layer="layout" svg:x1="6cm" svg:y1="10.779cm" svg:x2="6cm" svg:y2="13.573cm">
          <text:p/>
        </draw:line>
        <draw:line draw:style-name="gr23" draw:text-style-name="P1" draw:layer="layout" svg:x1="10.563cm" svg:y1="12.176cm" svg:x2="10.563cm" svg:y2="13.573cm">
          <text:p/>
        </draw:line>
        <draw:line draw:style-name="gr23" draw:text-style-name="P1" draw:layer="layout" svg:x1="10.182cm" svg:y1="10.482cm" svg:x2="10.944cm" svg:y2="10.482cm">
          <text:p/>
        </draw:line>
        <draw:line draw:style-name="gr23" draw:text-style-name="P1" draw:layer="layout" svg:x1="10.182cm" svg:y1="10.101cm" svg:x2="10.944cm" svg:y2="10.101cm">
          <text:p/>
        </draw:line>
        <draw:line draw:style-name="gr23" draw:text-style-name="P1" draw:layer="layout" svg:x1="10.563cm" svg:y1="8.62cm" svg:x2="10.563cm" svg:y2="10.144cm">
          <text:p/>
        </draw:line>
        <draw:line draw:style-name="gr23" draw:text-style-name="P1" draw:layer="layout" svg:x1="6.833cm" svg:y1="8.62cm" svg:x2="10.643cm" svg:y2="8.62cm">
          <text:p/>
        </draw:line>
        <draw:line draw:style-name="gr23" draw:text-style-name="P1" draw:layer="layout" svg:x1="5.995cm" svg:y1="13.573cm" svg:x2="10.516cm" svg:y2="13.573cm">
          <text:p/>
        </draw:line>
        <draw:frame draw:style-name="gr47" draw:text-style-name="P10" draw:layer="layout" svg:width="1.52cm" svg:height="1.002cm" svg:x="6.075cm" svg:y="7.618cm">
          <draw:text-box>
            <text:p><text:span text:style-name="T7">Δ</text:span><text:span text:style-name="T5">ϕ</text:span><text:span text:style-name="T6">c</text:span></text:p>
          </draw:text-box>
        </draw:frame>
        <draw:custom-shape draw:style-name="gr29" draw:text-style-name="P8" draw:layer="layout" svg:width="1.397cm" svg:height="1.289cm" svg:x="5.309cm" svg:y="11.38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6.007cm" svg:y1="11.543cm" svg:x2="6.007cm" svg:y2="12.559cm">
          <text:p/>
        </draw:line>
        <draw:frame draw:style-name="gr51" draw:text-style-name="P12" draw:layer="layout" svg:width="1.593cm" svg:height="1.411cm" svg:x="3.912cm" svg:y="11.527cm">
          <draw:text-box>
            <text:p text:style-name="P5"><text:span text:style-name="T7">ΔF</text:span><text:span text:style-name="T8">c1</text:span></text:p>
          </draw:text-box>
        </draw:frame>
        <draw:frame draw:style-name="gr52" draw:text-style-name="P12" draw:layer="layout" svg:width="1.651cm" svg:height="1.411cm" svg:x="3.785cm" svg:y="9.622cm">
          <draw:text-box>
            <text:p text:style-name="P5"><text:span text:style-name="T7">ΔF</text:span><text:span text:style-name="T8">c2</text:span></text:p>
          </draw:text-box>
        </draw:frame>
        <draw:frame draw:style-name="gr53" draw:text-style-name="P12" draw:layer="layout" svg:width="2.734cm" svg:height="1.637cm" svg:x="7.527cm" svg:y="9.855cm">
          <draw:text-box>
            <text:p text:style-name="P5"><text:span text:style-name="T7">1/2ΔF</text:span><text:span text:style-name="T8">C12</text:span></text:p>
          </draw:text-box>
        </draw:frame>
        <draw:g>
          <draw:frame draw:style-name="gr38" draw:text-style-name="P3" draw:layer="layout" svg:width="0.892cm" svg:height="0.962cm" svg:x="9.454cm" svg:y="10.282cm">
            <draw:text-box>
              <text:p><text:s/>-</text:p>
            </draw:text-box>
          </draw:frame>
          <draw:frame draw:style-name="gr13" draw:text-style-name="P3" draw:layer="layout" svg:width="0.875cm" svg:height="0.962cm" svg:x="9.555cm" svg:y="9.193cm">
            <draw:text-box>
              <text:p>+</text:p>
            </draw:text-box>
          </draw:frame>
        </draw:g>
        <draw:g>
          <draw:frame draw:style-name="gr38" draw:text-style-name="P3" draw:layer="layout" svg:width="0.892cm" svg:height="0.962cm" svg:x="4.46cm" svg:y="10.198cm">
            <draw:text-box>
              <text:p><text:s/>-</text:p>
            </draw:text-box>
          </draw:frame>
          <draw:frame draw:style-name="gr13" draw:text-style-name="P3" draw:layer="layout" svg:width="0.875cm" svg:height="0.962cm" svg:x="4.561cm" svg:y="9.109cm">
            <draw:text-box>
              <text:p>+</text:p>
            </draw:text-box>
          </draw:frame>
        </draw:g>
        <draw:g>
          <draw:frame draw:style-name="gr38" draw:text-style-name="P3" draw:layer="layout" svg:width="0.892cm" svg:height="0.962cm" svg:x="4.46cm" svg:y="12.103cm">
            <draw:text-box>
              <text:p><text:s/>-</text:p>
            </draw:text-box>
          </draw:frame>
          <draw:frame draw:style-name="gr13" draw:text-style-name="P3" draw:layer="layout" svg:width="0.875cm" svg:height="0.962cm" svg:x="4.561cm" svg:y="11.014cm">
            <draw:text-box>
              <text:p>+</text:p>
            </draw:text-box>
          </draw:frame>
        </draw:g>
        <draw:line draw:style-name="gr23" draw:text-style-name="P1" draw:layer="layout" svg:x1="10.182cm" svg:y1="12.182cm" svg:x2="10.944cm" svg:y2="12.182cm">
          <text:p/>
        </draw:line>
        <draw:line draw:style-name="gr23" draw:text-style-name="P1" draw:layer="layout" svg:x1="10.182cm" svg:y1="11.801cm" svg:x2="10.944cm" svg:y2="11.801cm">
          <text:p/>
        </draw:line>
        <draw:frame draw:style-name="gr54" draw:text-style-name="P12" draw:layer="layout" svg:width="2.734cm" svg:height="1.637cm" svg:x="7.528cm" svg:y="11.555cm">
          <draw:text-box>
            <text:p text:style-name="P5"><text:span text:style-name="T7">1/2ΔF</text:span><text:span text:style-name="T8">C12</text:span></text:p>
          </draw:text-box>
        </draw:frame>
        <draw:g>
          <draw:frame draw:style-name="gr38" draw:text-style-name="P3" draw:layer="layout" svg:width="0.892cm" svg:height="0.962cm" svg:x="9.455cm" svg:y="11.982cm">
            <draw:text-box>
              <text:p><text:s/>-</text:p>
            </draw:text-box>
          </draw:frame>
          <draw:frame draw:style-name="gr13" draw:text-style-name="P3" draw:layer="layout" svg:width="0.875cm" svg:height="0.962cm" svg:x="9.556cm" svg:y="10.893cm">
            <draw:text-box>
              <text:p>+</text:p>
            </draw:text-box>
          </draw:frame>
        </draw:g>
        <draw:line draw:style-name="gr23" draw:text-style-name="P1" draw:layer="layout" svg:x1="10.563cm" svg:y1="10.525cm" svg:x2="10.563cm" svg:y2="11.795cm">
          <text:p/>
        </draw:line>
      </draw:page>
      <draw:page draw:name="page15" draw:style-name="dp1" draw:master-page-name="Default">
        <draw:line draw:style-name="gr23" draw:text-style-name="P1" draw:layer="layout" svg:x1="5.999cm" svg:y1="8.62cm" svg:x2="5.999cm" svg:y2="10.906cm">
          <text:p/>
        </draw:line>
        <draw:line draw:style-name="gr22" draw:text-style-name="P1" draw:layer="layout" svg:x1="6.006cm" svg:y1="8.62cm" svg:x2="6.833cm" svg:y2="8.62cm">
          <text:p/>
        </draw:line>
        <draw:line draw:style-name="gr23" draw:text-style-name="P1" draw:layer="layout" svg:x1="6cm" svg:y1="10.779cm" svg:x2="6cm" svg:y2="13.573cm">
          <text:p/>
        </draw:line>
        <draw:line draw:style-name="gr23" draw:text-style-name="P1" draw:layer="layout" svg:x1="10.567cm" svg:y1="11.179cm" svg:x2="10.567cm" svg:y2="13.573cm">
          <text:p/>
        </draw:line>
        <draw:line draw:style-name="gr23" draw:text-style-name="P1" draw:layer="layout" svg:x1="10.182cm" svg:y1="11.179cm" svg:x2="10.944cm" svg:y2="11.179cm">
          <text:p/>
        </draw:line>
        <draw:line draw:style-name="gr23" draw:text-style-name="P1" draw:layer="layout" svg:x1="10.182cm" svg:y1="10.798cm" svg:x2="10.944cm" svg:y2="10.798cm">
          <text:p/>
        </draw:line>
        <draw:line draw:style-name="gr23" draw:text-style-name="P1" draw:layer="layout" svg:x1="10.6cm" svg:y1="8.62cm" svg:x2="10.6cm" svg:y2="10.779cm">
          <text:p/>
        </draw:line>
        <draw:line draw:style-name="gr23" draw:text-style-name="P1" draw:layer="layout" svg:x1="6.833cm" svg:y1="8.62cm" svg:x2="10.643cm" svg:y2="8.62cm">
          <text:p/>
        </draw:line>
        <draw:line draw:style-name="gr23" draw:text-style-name="P1" draw:layer="layout" svg:x1="5.995cm" svg:y1="13.573cm" svg:x2="10.516cm" svg:y2="13.573cm">
          <text:p/>
        </draw:line>
        <draw:frame draw:style-name="gr47" draw:text-style-name="P10" draw:layer="layout" svg:width="1.52cm" svg:height="1.002cm" svg:x="6.075cm" svg:y="7.618cm">
          <draw:text-box>
            <text:p><text:span text:style-name="T7">Δ</text:span><text:span text:style-name="T5">ϕ</text:span><text:span text:style-name="T6">c</text:span></text:p>
          </draw:text-box>
        </draw:frame>
        <draw:custom-shape draw:style-name="gr29" draw:text-style-name="P8" draw:layer="layout" svg:width="1.397cm" svg:height="1.289cm" svg:x="5.309cm" svg:y="11.38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6.007cm" svg:y1="11.543cm" svg:x2="6.007cm" svg:y2="12.559cm">
          <text:p/>
        </draw:line>
        <draw:frame draw:style-name="gr55" draw:text-style-name="P12" draw:layer="layout" svg:width="1.593cm" svg:height="1.411cm" svg:x="3.912cm" svg:y="11.527cm">
          <draw:text-box>
            <text:p text:style-name="P5"><text:span text:style-name="T7">ΔF</text:span><text:span text:style-name="T8">c1</text:span></text:p>
          </draw:text-box>
        </draw:frame>
        <draw:frame draw:style-name="gr56" draw:text-style-name="P12" draw:layer="layout" svg:width="1.845cm" svg:height="1.637cm" svg:x="8.484cm" svg:y="10.517cm">
          <draw:text-box>
            <text:p text:style-name="P5"><text:span text:style-name="T7">ΔF</text:span><text:span text:style-name="T8">C12</text:span></text:p>
          </draw:text-box>
        </draw:frame>
        <draw:g>
          <draw:frame draw:style-name="gr38" draw:text-style-name="P3" draw:layer="layout" svg:width="0.892cm" svg:height="0.962cm" svg:x="9.454cm" svg:y="10.979cm">
            <draw:text-box>
              <text:p><text:s/>-</text:p>
            </draw:text-box>
          </draw:frame>
          <draw:frame draw:style-name="gr13" draw:text-style-name="P3" draw:layer="layout" svg:width="0.875cm" svg:height="0.962cm" svg:x="9.555cm" svg:y="9.89cm">
            <draw:text-box>
              <text:p>+</text:p>
            </draw:text-box>
          </draw:frame>
        </draw:g>
        <draw:g>
          <draw:frame draw:style-name="gr38" draw:text-style-name="P3" draw:layer="layout" svg:width="0.892cm" svg:height="0.962cm" svg:x="4.46cm" svg:y="12.103cm">
            <draw:text-box>
              <text:p><text:s/>-</text:p>
            </draw:text-box>
          </draw:frame>
          <draw:frame draw:style-name="gr13" draw:text-style-name="P3" draw:layer="layout" svg:width="0.875cm" svg:height="0.962cm" svg:x="4.561cm" svg:y="11.014cm">
            <draw:text-box>
              <text:p>+</text:p>
            </draw:text-box>
          </draw:frame>
        </draw:g>
      </draw:page>
      <draw:page draw:name="page16" draw:style-name="dp1" draw:master-page-name="Default">
        <draw:line draw:style-name="gr23" draw:text-style-name="P1" draw:layer="layout" svg:x1="5.999cm" svg:y1="8.62cm" svg:x2="5.999cm" svg:y2="9.509cm">
          <text:p/>
        </draw:line>
        <draw:custom-shape draw:style-name="gr29" draw:text-style-name="P8" draw:layer="layout" svg:width="1.397cm" svg:height="1.289cm" svg:x="5.31cm" svg:y="9.4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6.008cm" svg:y1="9.644cm" svg:x2="6.008cm" svg:y2="10.66cm">
          <text:p/>
        </draw:line>
        <draw:line draw:style-name="gr22" draw:text-style-name="P1" draw:layer="layout" svg:x1="6.006cm" svg:y1="8.62cm" svg:x2="6.833cm" svg:y2="8.62cm">
          <text:p/>
        </draw:line>
        <draw:line draw:style-name="gr23" draw:text-style-name="P1" draw:layer="layout" svg:x1="6cm" svg:y1="10.779cm" svg:x2="6cm" svg:y2="13.573cm">
          <text:p/>
        </draw:line>
        <draw:line draw:style-name="gr23" draw:text-style-name="P1" draw:layer="layout" svg:x1="10.567cm" svg:y1="11.179cm" svg:x2="10.567cm" svg:y2="13.573cm">
          <text:p/>
        </draw:line>
        <draw:line draw:style-name="gr23" draw:text-style-name="P1" draw:layer="layout" svg:x1="10.182cm" svg:y1="11.179cm" svg:x2="10.944cm" svg:y2="11.179cm">
          <text:p/>
        </draw:line>
        <draw:line draw:style-name="gr23" draw:text-style-name="P1" draw:layer="layout" svg:x1="10.182cm" svg:y1="10.798cm" svg:x2="10.944cm" svg:y2="10.798cm">
          <text:p/>
        </draw:line>
        <draw:line draw:style-name="gr23" draw:text-style-name="P1" draw:layer="layout" svg:x1="10.6cm" svg:y1="8.62cm" svg:x2="10.6cm" svg:y2="10.779cm">
          <text:p/>
        </draw:line>
        <draw:line draw:style-name="gr23" draw:text-style-name="P1" draw:layer="layout" svg:x1="6.833cm" svg:y1="8.62cm" svg:x2="10.643cm" svg:y2="8.62cm">
          <text:p/>
        </draw:line>
        <draw:line draw:style-name="gr23" draw:text-style-name="P1" draw:layer="layout" svg:x1="5.995cm" svg:y1="13.573cm" svg:x2="10.516cm" svg:y2="13.573cm">
          <text:p/>
        </draw:line>
        <draw:frame draw:style-name="gr47" draw:text-style-name="P10" draw:layer="layout" svg:width="1.52cm" svg:height="1.002cm" svg:x="6.075cm" svg:y="7.618cm">
          <draw:text-box>
            <text:p><text:span text:style-name="T7">Δ</text:span><text:span text:style-name="T5">ϕ</text:span><text:span text:style-name="T6">c</text:span></text:p>
          </draw:text-box>
        </draw:frame>
        <draw:frame draw:style-name="gr57" draw:text-style-name="P12" draw:layer="layout" svg:width="1.651cm" svg:height="1.411cm" svg:x="3.785cm" svg:y="9.622cm">
          <draw:text-box>
            <text:p text:style-name="P5"><text:span text:style-name="T7">ΔF</text:span><text:span text:style-name="T8">c2</text:span></text:p>
          </draw:text-box>
        </draw:frame>
        <draw:frame draw:style-name="gr58" draw:text-style-name="P12" draw:layer="layout" svg:width="1.845cm" svg:height="1.637cm" svg:x="8.484cm" svg:y="10.517cm">
          <draw:text-box>
            <text:p text:style-name="P5"><text:span text:style-name="T7">ΔF</text:span><text:span text:style-name="T8">C12</text:span></text:p>
          </draw:text-box>
        </draw:frame>
        <draw:g>
          <draw:frame draw:style-name="gr38" draw:text-style-name="P3" draw:layer="layout" svg:width="0.892cm" svg:height="0.962cm" svg:x="9.454cm" svg:y="10.979cm">
            <draw:text-box>
              <text:p><text:s/>-</text:p>
            </draw:text-box>
          </draw:frame>
          <draw:frame draw:style-name="gr13" draw:text-style-name="P3" draw:layer="layout" svg:width="0.875cm" svg:height="0.962cm" svg:x="9.555cm" svg:y="9.89cm">
            <draw:text-box>
              <text:p>+</text:p>
            </draw:text-box>
          </draw:frame>
        </draw:g>
        <draw:g>
          <draw:frame draw:style-name="gr38" draw:text-style-name="P3" draw:layer="layout" svg:width="0.892cm" svg:height="0.962cm" svg:x="4.46cm" svg:y="10.198cm">
            <draw:text-box>
              <text:p><text:s/>-</text:p>
            </draw:text-box>
          </draw:frame>
          <draw:frame draw:style-name="gr13" draw:text-style-name="P3" draw:layer="layout" svg:width="0.875cm" svg:height="0.962cm" svg:x="4.561cm" svg:y="9.109cm">
            <draw:text-box>
              <text:p>+</text:p>
            </draw:text-box>
          </draw:frame>
        </draw:g>
      </draw:page>
      <draw:page draw:name="page17" draw:style-name="dp1" draw:master-page-name="Default">
        <draw:line draw:style-name="gr22" draw:text-style-name="P1" draw:layer="layout" svg:x1="5.608cm" svg:y1="7.028cm" svg:x2="5.608cm" svg:y2="6.139cm">
          <text:p/>
        </draw:line>
        <draw:line draw:style-name="gr23" draw:text-style-name="P1" draw:layer="layout" svg:x1="5.6cm" svg:y1="6.969cm" svg:x2="5.6cm" svg:y2="11.084cm">
          <text:p/>
        </draw:line>
        <draw:line draw:style-name="gr23" draw:text-style-name="P1" draw:layer="layout" svg:x1="5.6cm" svg:y1="4.81cm" svg:x2="5.6cm" svg:y2="6.207cm">
          <text:p/>
        </draw:line>
        <draw:line draw:style-name="gr23" draw:text-style-name="P1" draw:layer="layout" svg:x1="5.219cm" svg:y1="4.81cm" svg:x2="5.981cm" svg:y2="4.81cm">
          <text:p/>
        </draw:line>
        <draw:line draw:style-name="gr23" draw:text-style-name="P1" draw:layer="layout" svg:x1="5.219cm" svg:y1="4.429cm" svg:x2="5.981cm" svg:y2="4.429cm">
          <text:p/>
        </draw:line>
        <draw:line draw:style-name="gr23" draw:text-style-name="P1" draw:layer="layout" svg:x1="5.6cm" svg:y1="3.032cm" svg:x2="5.6cm" svg:y2="4.429cm">
          <text:p/>
        </draw:line>
        <draw:custom-shape draw:style-name="gr29" draw:text-style-name="P8" draw:layer="layout" svg:width="1.397cm" svg:height="1.289cm" svg:x="9.511cm" svg:y="7.00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09cm" svg:y1="8.171cm" svg:x2="10.209cm" svg:y2="7.155cm">
          <text:p/>
        </draw:line>
        <draw:line draw:style-name="gr22" draw:text-style-name="P1" draw:layer="layout" svg:x1="10.209cm" svg:y1="6.138cm" svg:x2="10.209cm" svg:y2="7.027cm">
          <text:p/>
        </draw:line>
        <draw:line draw:style-name="gr23" draw:text-style-name="P1" draw:layer="layout" svg:x1="10.201cm" svg:y1="8.29cm" svg:x2="10.201cm" svg:y2="11.084cm">
          <text:p/>
        </draw:line>
        <draw:line draw:style-name="gr23" draw:text-style-name="P1" draw:layer="layout" svg:x1="10.201cm" svg:y1="4.81cm" svg:x2="10.201cm" svg:y2="6.207cm">
          <text:p/>
        </draw:line>
        <draw:line draw:style-name="gr23" draw:text-style-name="P1" draw:layer="layout" svg:x1="9.82cm" svg:y1="4.81cm" svg:x2="10.582cm" svg:y2="4.81cm">
          <text:p/>
        </draw:line>
        <draw:line draw:style-name="gr23" draw:text-style-name="P1" draw:layer="layout" svg:x1="9.82cm" svg:y1="4.429cm" svg:x2="10.582cm" svg:y2="4.429cm">
          <text:p/>
        </draw:line>
        <draw:line draw:style-name="gr23" draw:text-style-name="P1" draw:layer="layout" svg:x1="10.201cm" svg:y1="3.032cm" svg:x2="10.201cm" svg:y2="4.429cm">
          <text:p/>
        </draw:line>
        <draw:line draw:style-name="gr22" draw:text-style-name="P1" draw:layer="layout" svg:x1="14.807cm" svg:y1="7.028cm" svg:x2="14.807cm" svg:y2="6.139cm">
          <text:p/>
        </draw:line>
        <draw:line draw:style-name="gr23" draw:text-style-name="P1" draw:layer="layout" svg:x1="14.799cm" svg:y1="6.969cm" svg:x2="14.799cm" svg:y2="11.084cm">
          <text:p/>
        </draw:line>
        <draw:line draw:style-name="gr23" draw:text-style-name="P1" draw:layer="layout" svg:x1="14.799cm" svg:y1="4.81cm" svg:x2="14.799cm" svg:y2="6.207cm">
          <text:p/>
        </draw:line>
        <draw:line draw:style-name="gr23" draw:text-style-name="P1" draw:layer="layout" svg:x1="14.418cm" svg:y1="4.81cm" svg:x2="15.18cm" svg:y2="4.81cm">
          <text:p/>
        </draw:line>
        <draw:line draw:style-name="gr23" draw:text-style-name="P1" draw:layer="layout" svg:x1="14.418cm" svg:y1="4.429cm" svg:x2="15.18cm" svg:y2="4.429cm">
          <text:p/>
        </draw:line>
        <draw:line draw:style-name="gr23" draw:text-style-name="P1" draw:layer="layout" svg:x1="14.799cm" svg:y1="3.032cm" svg:x2="14.799cm" svg:y2="4.429cm">
          <text:p/>
        </draw:line>
        <draw:line draw:style-name="gr23" draw:text-style-name="P1" draw:layer="layout" svg:x1="5.596cm" svg:y1="3.032cm" svg:x2="14.816cm" svg:y2="3.032cm">
          <text:p/>
        </draw:line>
        <draw:line draw:style-name="gr23" draw:text-style-name="P1" draw:layer="layout" svg:x1="5.596cm" svg:y1="11.084cm" svg:x2="14.816cm" svg:y2="11.084cm">
          <text:p/>
        </draw:line>
        <draw:frame draw:style-name="gr32" draw:text-style-name="P10" draw:layer="layout" svg:width="1.711cm" svg:height="1.599cm" svg:x="5.73cm" svg:y="6.011cm">
          <draw:text-box>
            <text:p><text:span text:style-name="T7">Δ</text:span><text:span text:style-name="T5">ϕ</text:span><text:span text:style-name="T6">1</text:span></text:p>
          </draw:text-box>
        </draw:frame>
        <draw:frame draw:style-name="gr32" draw:text-style-name="P10" draw:layer="layout" svg:width="1.52cm" svg:height="1.599cm" svg:x="10.366cm" svg:y="6.011cm">
          <draw:text-box>
            <text:p><text:span text:style-name="T7">Δ</text:span><text:span text:style-name="T5">ϕ</text:span><text:span text:style-name="T6">c</text:span></text:p>
          </draw:text-box>
        </draw:frame>
        <draw:frame draw:style-name="gr32" draw:text-style-name="P10" draw:layer="layout" svg:width="1.711cm" svg:height="1.599cm" svg:x="15.001cm" svg:y="6.011cm">
          <draw:text-box>
            <text:p><text:span text:style-name="T7">Δ</text:span><text:span text:style-name="T5">ϕ</text:span><text:span text:style-name="T6">2</text:span></text:p>
          </draw:text-box>
        </draw:frame>
        <draw:custom-shape draw:style-name="gr29" draw:text-style-name="P8" draw:layer="layout" svg:width="1.397cm" svg:height="1.289cm" svg:x="9.51cm" svg:y="8.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08cm" svg:y1="10.07cm" svg:x2="10.208cm" svg:y2="9.054cm">
          <text:p/>
        </draw:line>
        <draw:frame draw:style-name="gr59" draw:text-style-name="P12" draw:layer="layout" svg:width="1.593cm" svg:height="1.411cm" svg:x="8.007cm" svg:y="8.987cm">
          <draw:text-box>
            <text:p text:style-name="P5"><text:span text:style-name="T7">ΔF</text:span><text:span text:style-name="T8">c1</text:span></text:p>
          </draw:text-box>
        </draw:frame>
        <draw:g>
          <draw:frame draw:style-name="gr13" draw:text-style-name="P3" draw:layer="layout" svg:width="0.875cm" svg:height="0.962cm" svg:x="8.838cm" svg:y="9.582cm">
            <draw:text-box>
              <text:p>+</text:p>
            </draw:text-box>
          </draw:frame>
          <draw:frame draw:style-name="gr14" draw:text-style-name="P3" draw:layer="layout" svg:width="0.714cm" svg:height="0.962cm" svg:x="8.939cm" svg:y="8.493cm">
            <draw:text-box>
              <text:p>-</text:p>
            </draw:text-box>
          </draw:frame>
        </draw:g>
        <draw:frame draw:style-name="gr60" draw:text-style-name="P12" draw:layer="layout" svg:width="1.651cm" svg:height="1.411cm" svg:x="7.949cm" svg:y="7.209cm">
          <draw:text-box>
            <text:p text:style-name="P5"><text:span text:style-name="T7">ΔF</text:span><text:span text:style-name="T8">c2</text:span></text:p>
          </draw:text-box>
        </draw:frame>
        <draw:frame draw:style-name="gr61" draw:text-style-name="P12" draw:layer="layout" svg:width="1.651cm" svg:height="1.411cm" svg:x="3.631cm" svg:y="4.148cm">
          <draw:text-box>
            <text:p text:style-name="P5"><text:span text:style-name="T7">ΔF</text:span><text:span text:style-name="T8">L1</text:span></text:p>
          </draw:text-box>
        </draw:frame>
        <draw:frame draw:style-name="gr62" draw:text-style-name="P12" draw:layer="layout" svg:width="1.651cm" svg:height="1.143cm" svg:x="15.469cm" svg:y="4.17cm">
          <draw:text-box>
            <text:p text:style-name="P5"><text:span text:style-name="T7">ΔF</text:span><text:span text:style-name="T8">L2</text:span></text:p>
          </draw:text-box>
        </draw:frame>
        <draw:frame draw:style-name="gr63" draw:text-style-name="P12" draw:layer="layout" svg:width="1.651cm" svg:height="1.411cm" svg:x="8.122cm" svg:y="4.148cm">
          <draw:text-box>
            <text:p text:style-name="P5"><text:span text:style-name="T7">ΔF</text:span><text:span text:style-name="T8">C</text:span></text:p>
          </draw:text-box>
        </draw:frame>
        <draw:g>
          <draw:frame draw:style-name="gr13" draw:text-style-name="P3" draw:layer="layout" svg:width="0.875cm" svg:height="0.962cm" svg:x="8.852cm" svg:y="7.785cm">
            <draw:text-box>
              <text:p>+</text:p>
            </draw:text-box>
          </draw:frame>
          <draw:frame draw:style-name="gr14" draw:text-style-name="P3" draw:layer="layout" svg:width="0.714cm" svg:height="0.962cm" svg:x="8.953cm" svg:y="6.696cm">
            <draw:text-box>
              <text:p>-</text:p>
            </draw:text-box>
          </draw:frame>
        </draw:g>
        <draw:g>
          <draw:frame draw:style-name="gr13" draw:text-style-name="P3" draw:layer="layout" svg:width="0.875cm" svg:height="0.962cm" svg:x="14.934cm" svg:y="4.61cm">
            <draw:text-box>
              <text:p>+</text:p>
            </draw:text-box>
          </draw:frame>
          <draw:frame draw:style-name="gr14" draw:text-style-name="P3" draw:layer="layout" svg:width="0.714cm" svg:height="0.962cm" svg:x="15.035cm" svg:y="3.521cm">
            <draw:text-box>
              <text:p>-</text:p>
            </draw:text-box>
          </draw:frame>
        </draw:g>
        <draw:g>
          <draw:frame draw:style-name="gr13" draw:text-style-name="P3" draw:layer="layout" svg:width="0.875cm" svg:height="0.962cm" svg:x="4.647cm" svg:y="4.61cm">
            <draw:text-box>
              <text:p>+</text:p>
            </draw:text-box>
          </draw:frame>
          <draw:frame draw:style-name="gr14" draw:text-style-name="P3" draw:layer="layout" svg:width="0.714cm" svg:height="0.962cm" svg:x="4.748cm" svg:y="3.521cm">
            <draw:text-box>
              <text:p>-</text:p>
            </draw:text-box>
          </draw:frame>
        </draw:g>
        <draw:g>
          <draw:frame draw:style-name="gr38" draw:text-style-name="P3" draw:layer="layout" svg:width="0.892cm" svg:height="0.962cm" svg:x="9.092cm" svg:y="4.61cm">
            <draw:text-box>
              <text:p><text:s/>-</text:p>
            </draw:text-box>
          </draw:frame>
          <draw:frame draw:style-name="gr13" draw:text-style-name="P3" draw:layer="layout" svg:width="0.875cm" svg:height="0.962cm" svg:x="9.193cm" svg:y="3.521cm">
            <draw:text-box>
              <text:p>+</text:p>
            </draw:text-box>
          </draw:frame>
        </draw:g>
        <draw:frame draw:style-name="gr64" draw:text-style-name="P12" draw:layer="layout" svg:width="5.715cm" svg:height="1.411cm" svg:x="9.627cm" svg:y="22.703cm">
          <draw:text-box>
            <text:p text:style-name="P5"><text:span text:style-name="T7">ΔI</text:span><text:span text:style-name="T8">c2</text:span><text:span text:style-name="T9">=ΔF</text:span><text:span text:style-name="T8">c2 </text:span><text:span text:style-name="T9">/ N</text:span><text:span text:style-name="T8">c2</text:span><text:span text:style-name="T9"> </text:span></text:p>
          </draw:text-box>
        </draw:frame>
        <draw:frame draw:style-name="gr65" draw:text-style-name="P12" draw:layer="layout" svg:width="3.728cm" svg:height="1.411cm" svg:x="16.821cm" svg:y="25.144cm">
          <draw:text-box>
            <text:p text:style-name="P5"><text:span text:style-name="T7">ΔF</text:span><text:span text:style-name="T8">c1</text:span><text:span text:style-name="T7">=N</text:span><text:span text:style-name="T8">c1</text:span><text:span text:style-name="T7">ΔI</text:span><text:span text:style-name="T8">c1</text:span></text:p>
          </draw:text-box>
        </draw:frame>
        <draw:line draw:style-name="gr23" draw:text-style-name="P1" draw:layer="layout" svg:x1="5.641cm" svg:y1="16.443cm" svg:x2="5.641cm" svg:y2="20.558cm">
          <text:p/>
        </draw:line>
        <draw:line draw:style-name="gr23" draw:text-style-name="P1" draw:layer="layout" svg:x1="5.641cm" svg:y1="14.284cm" svg:x2="5.641cm" svg:y2="16.621cm">
          <text:p/>
        </draw:line>
        <draw:line draw:style-name="gr23" draw:text-style-name="P1" draw:layer="layout" svg:x1="5.641cm" svg:y1="12.506cm" svg:x2="5.641cm" svg:y2="14.716cm">
          <text:p/>
        </draw:line>
        <draw:custom-shape draw:style-name="gr29" draw:text-style-name="P8" draw:layer="layout" svg:width="1.397cm" svg:height="1.289cm" svg:x="9.552cm" svg:y="16.47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5cm" svg:y1="17.645cm" svg:x2="10.25cm" svg:y2="16.629cm">
          <text:p/>
        </draw:line>
        <draw:line draw:style-name="gr22" draw:text-style-name="P1" draw:layer="layout" svg:x1="10.25cm" svg:y1="15.612cm" svg:x2="10.25cm" svg:y2="16.501cm">
          <text:p/>
        </draw:line>
        <draw:line draw:style-name="gr23" draw:text-style-name="P1" draw:layer="layout" svg:x1="10.242cm" svg:y1="17.764cm" svg:x2="10.242cm" svg:y2="20.558cm">
          <text:p/>
        </draw:line>
        <draw:line draw:style-name="gr23" draw:text-style-name="P1" draw:layer="layout" svg:x1="10.242cm" svg:y1="14.284cm" svg:x2="10.242cm" svg:y2="15.681cm">
          <text:p/>
        </draw:line>
        <draw:line draw:style-name="gr23" draw:text-style-name="P1" draw:layer="layout" svg:x1="9.861cm" svg:y1="14.284cm" svg:x2="10.623cm" svg:y2="14.284cm">
          <text:p/>
        </draw:line>
        <draw:line draw:style-name="gr23" draw:text-style-name="P1" draw:layer="layout" svg:x1="9.861cm" svg:y1="13.903cm" svg:x2="10.623cm" svg:y2="13.903cm">
          <text:p/>
        </draw:line>
        <draw:line draw:style-name="gr23" draw:text-style-name="P1" draw:layer="layout" svg:x1="10.242cm" svg:y1="12.506cm" svg:x2="10.242cm" svg:y2="13.903cm">
          <text:p/>
        </draw:line>
        <draw:line draw:style-name="gr23" draw:text-style-name="P1" draw:layer="layout" svg:x1="14.84cm" svg:y1="16.443cm" svg:x2="14.84cm" svg:y2="20.558cm">
          <text:p/>
        </draw:line>
        <draw:line draw:style-name="gr23" draw:text-style-name="P1" draw:layer="layout" svg:x1="14.84cm" svg:y1="14.284cm" svg:x2="14.84cm" svg:y2="16.621cm">
          <text:p/>
        </draw:line>
        <draw:line draw:style-name="gr23" draw:text-style-name="P1" draw:layer="layout" svg:x1="14.84cm" svg:y1="12.506cm" svg:x2="14.84cm" svg:y2="14.462cm">
          <text:p/>
        </draw:line>
        <draw:line draw:style-name="gr23" draw:text-style-name="P1" draw:layer="layout" svg:x1="5.637cm" svg:y1="12.506cm" svg:x2="14.857cm" svg:y2="12.506cm">
          <text:p/>
        </draw:line>
        <draw:line draw:style-name="gr23" draw:text-style-name="P1" draw:layer="layout" svg:x1="5.637cm" svg:y1="20.558cm" svg:x2="14.857cm" svg:y2="20.558cm">
          <text:p/>
        </draw:line>
        <draw:frame draw:style-name="gr32" draw:text-style-name="P10" draw:layer="layout" svg:width="1.52cm" svg:height="1.599cm" svg:x="10.407cm" svg:y="15.485cm">
          <draw:text-box>
            <text:p><text:span text:style-name="T7">Δ</text:span><text:span text:style-name="T5">ϕ</text:span><text:span text:style-name="T6">c</text:span></text:p>
          </draw:text-box>
        </draw:frame>
        <draw:custom-shape draw:style-name="gr29" draw:text-style-name="P8" draw:layer="layout" svg:width="1.397cm" svg:height="1.289cm" svg:x="9.551cm" svg:y="18.3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49cm" svg:y1="19.544cm" svg:x2="10.249cm" svg:y2="18.528cm">
          <text:p/>
        </draw:line>
        <draw:frame draw:style-name="gr66" draw:text-style-name="P12" draw:layer="layout" svg:width="1.593cm" svg:height="1.411cm" svg:x="8.048cm" svg:y="18.461cm">
          <draw:text-box>
            <text:p text:style-name="P5"><text:span text:style-name="T7">ΔF</text:span><text:span text:style-name="T8">c1</text:span></text:p>
          </draw:text-box>
        </draw:frame>
        <draw:g>
          <draw:frame draw:style-name="gr13" draw:text-style-name="P3" draw:layer="layout" svg:width="0.875cm" svg:height="0.962cm" svg:x="8.879cm" svg:y="19.056cm">
            <draw:text-box>
              <text:p>+</text:p>
            </draw:text-box>
          </draw:frame>
          <draw:frame draw:style-name="gr14" draw:text-style-name="P3" draw:layer="layout" svg:width="0.714cm" svg:height="0.962cm" svg:x="8.98cm" svg:y="17.967cm">
            <draw:text-box>
              <text:p>-</text:p>
            </draw:text-box>
          </draw:frame>
        </draw:g>
        <draw:frame draw:style-name="gr67" draw:text-style-name="P12" draw:layer="layout" svg:width="1.651cm" svg:height="1.411cm" svg:x="7.99cm" svg:y="16.683cm">
          <draw:text-box>
            <text:p text:style-name="P5"><text:span text:style-name="T7">ΔF</text:span><text:span text:style-name="T8">c2</text:span></text:p>
          </draw:text-box>
        </draw:frame>
        <draw:frame draw:style-name="gr68" draw:text-style-name="P12" draw:layer="layout" svg:width="1.845cm" svg:height="1.637cm" svg:x="8.163cm" svg:y="13.622cm">
          <draw:text-box>
            <text:p text:style-name="P5"><text:span text:style-name="T7">ΔF</text:span><text:span text:style-name="T8">C12</text:span></text:p>
          </draw:text-box>
        </draw:frame>
        <draw:g>
          <draw:frame draw:style-name="gr13" draw:text-style-name="P3" draw:layer="layout" svg:width="0.875cm" svg:height="0.962cm" svg:x="8.893cm" svg:y="17.259cm">
            <draw:text-box>
              <text:p>+</text:p>
            </draw:text-box>
          </draw:frame>
          <draw:frame draw:style-name="gr14" draw:text-style-name="P3" draw:layer="layout" svg:width="0.714cm" svg:height="0.962cm" svg:x="8.994cm" svg:y="16.17cm">
            <draw:text-box>
              <text:p>-</text:p>
            </draw:text-box>
          </draw:frame>
        </draw:g>
        <draw:g>
          <draw:frame draw:style-name="gr38" draw:text-style-name="P3" draw:layer="layout" svg:width="0.892cm" svg:height="0.962cm" svg:x="9.133cm" svg:y="14.084cm">
            <draw:text-box>
              <text:p><text:s/>-</text:p>
            </draw:text-box>
          </draw:frame>
          <draw:frame draw:style-name="gr13" draw:text-style-name="P3" draw:layer="layout" svg:width="0.875cm" svg:height="0.962cm" svg:x="9.234cm" svg:y="12.995cm">
            <draw:text-box>
              <text:p>+</text:p>
            </draw:text-box>
          </draw:frame>
        </draw:g>
      </draw:page>
      <draw:page draw:name="page18" draw:style-name="dp1" draw:master-page-name="Default">
        <draw:line draw:style-name="gr22" draw:text-style-name="P1" draw:layer="layout" svg:x1="5.608cm" svg:y1="7.028cm" svg:x2="5.608cm" svg:y2="6.139cm">
          <text:p/>
        </draw:line>
        <draw:line draw:style-name="gr23" draw:text-style-name="P1" draw:layer="layout" svg:x1="5.6cm" svg:y1="6.969cm" svg:x2="5.6cm" svg:y2="11.084cm">
          <text:p/>
        </draw:line>
        <draw:line draw:style-name="gr23" draw:text-style-name="P1" draw:layer="layout" svg:x1="5.6cm" svg:y1="4.81cm" svg:x2="5.6cm" svg:y2="6.207cm">
          <text:p/>
        </draw:line>
        <draw:line draw:style-name="gr23" draw:text-style-name="P1" draw:layer="layout" svg:x1="5.219cm" svg:y1="4.81cm" svg:x2="5.981cm" svg:y2="4.81cm">
          <text:p/>
        </draw:line>
        <draw:line draw:style-name="gr23" draw:text-style-name="P1" draw:layer="layout" svg:x1="5.219cm" svg:y1="4.429cm" svg:x2="5.981cm" svg:y2="4.429cm">
          <text:p/>
        </draw:line>
        <draw:line draw:style-name="gr23" draw:text-style-name="P1" draw:layer="layout" svg:x1="5.6cm" svg:y1="3.032cm" svg:x2="5.6cm" svg:y2="4.429cm">
          <text:p/>
        </draw:line>
        <draw:line draw:style-name="gr22" draw:text-style-name="P1" draw:layer="layout" svg:x1="10.209cm" svg:y1="6.138cm" svg:x2="10.209cm" svg:y2="7.027cm">
          <text:p/>
        </draw:line>
        <draw:line draw:style-name="gr23" draw:text-style-name="P1" draw:layer="layout" svg:x1="10.201cm" svg:y1="8.29cm" svg:x2="10.201cm" svg:y2="11.084cm">
          <text:p/>
        </draw:line>
        <draw:line draw:style-name="gr23" draw:text-style-name="P1" draw:layer="layout" svg:x1="10.201cm" svg:y1="4.81cm" svg:x2="10.201cm" svg:y2="6.207cm">
          <text:p/>
        </draw:line>
        <draw:line draw:style-name="gr23" draw:text-style-name="P1" draw:layer="layout" svg:x1="9.82cm" svg:y1="4.81cm" svg:x2="10.582cm" svg:y2="4.81cm">
          <text:p/>
        </draw:line>
        <draw:line draw:style-name="gr23" draw:text-style-name="P1" draw:layer="layout" svg:x1="9.82cm" svg:y1="4.429cm" svg:x2="10.582cm" svg:y2="4.429cm">
          <text:p/>
        </draw:line>
        <draw:line draw:style-name="gr23" draw:text-style-name="P1" draw:layer="layout" svg:x1="10.201cm" svg:y1="3.032cm" svg:x2="10.201cm" svg:y2="4.429cm">
          <text:p/>
        </draw:line>
        <draw:line draw:style-name="gr22" draw:text-style-name="P1" draw:layer="layout" svg:x1="14.807cm" svg:y1="7.028cm" svg:x2="14.807cm" svg:y2="6.139cm">
          <text:p/>
        </draw:line>
        <draw:line draw:style-name="gr23" draw:text-style-name="P1" draw:layer="layout" svg:x1="14.799cm" svg:y1="6.969cm" svg:x2="14.799cm" svg:y2="11.084cm">
          <text:p/>
        </draw:line>
        <draw:line draw:style-name="gr23" draw:text-style-name="P1" draw:layer="layout" svg:x1="14.799cm" svg:y1="4.81cm" svg:x2="14.799cm" svg:y2="6.207cm">
          <text:p/>
        </draw:line>
        <draw:line draw:style-name="gr23" draw:text-style-name="P1" draw:layer="layout" svg:x1="14.418cm" svg:y1="4.81cm" svg:x2="15.18cm" svg:y2="4.81cm">
          <text:p/>
        </draw:line>
        <draw:line draw:style-name="gr23" draw:text-style-name="P1" draw:layer="layout" svg:x1="14.418cm" svg:y1="4.429cm" svg:x2="15.18cm" svg:y2="4.429cm">
          <text:p/>
        </draw:line>
        <draw:line draw:style-name="gr23" draw:text-style-name="P1" draw:layer="layout" svg:x1="14.799cm" svg:y1="3.032cm" svg:x2="14.799cm" svg:y2="4.429cm">
          <text:p/>
        </draw:line>
        <draw:line draw:style-name="gr23" draw:text-style-name="P1" draw:layer="layout" svg:x1="5.596cm" svg:y1="3.032cm" svg:x2="14.816cm" svg:y2="3.032cm">
          <text:p/>
        </draw:line>
        <draw:line draw:style-name="gr23" draw:text-style-name="P1" draw:layer="layout" svg:x1="5.596cm" svg:y1="11.084cm" svg:x2="14.816cm" svg:y2="11.084cm">
          <text:p/>
        </draw:line>
        <draw:frame draw:style-name="gr32" draw:text-style-name="P10" draw:layer="layout" svg:width="1.484cm" svg:height="1.599cm" svg:x="5.73cm" svg:y="6.011cm">
          <draw:text-box>
            <text:p><text:span text:style-name="T5">ϕ</text:span><text:span text:style-name="T6">1</text:span></text:p>
          </draw:text-box>
        </draw:frame>
        <draw:frame draw:style-name="gr69" draw:text-style-name="P13" draw:layer="layout" svg:width="3.579cm" svg:height="2.492cm" svg:x="10.366cm" svg:y="6.011cm">
          <draw:text-box>
            <text:p><text:span text:style-name="T10">ϕ</text:span><text:span text:style-name="T11">c</text:span><text:span text:style-name="T12">=F</text:span><text:span text:style-name="T11">c</text:span><text:span text:style-name="T12">P</text:span><text:span text:style-name="T11">c</text:span></text:p>
          </draw:text-box>
        </draw:frame>
        <draw:frame draw:style-name="gr32" draw:text-style-name="P10" draw:layer="layout" svg:width="1.711cm" svg:height="1.599cm" svg:x="15.001cm" svg:y="6.011cm">
          <draw:text-box>
            <text:p><text:span text:style-name="T5">ϕ</text:span><text:span text:style-name="T6">2</text:span></text:p>
          </draw:text-box>
        </draw:frame>
        <draw:frame draw:style-name="gr70" draw:text-style-name="P12" draw:layer="layout" svg:width="3.021cm" svg:height="1.637cm" svg:x="6.579cm" svg:y="8.987cm">
          <draw:text-box>
            <text:p text:style-name="P5"><text:span text:style-name="T7">F</text:span><text:span text:style-name="T8">c1</text:span><text:span text:style-name="T9">=N</text:span><text:span text:style-name="T8">1</text:span><text:span text:style-name="T9">I</text:span><text:span text:style-name="T8">c1</text:span></text:p>
          </draw:text-box>
        </draw:frame>
        <draw:frame draw:style-name="gr71" draw:text-style-name="P12" draw:layer="layout" svg:width="1.651cm" svg:height="1.411cm" svg:x="3.631cm" svg:y="4.148cm">
          <draw:text-box>
            <text:p text:style-name="P5"><text:span text:style-name="T7">F</text:span><text:span text:style-name="T8">L1</text:span></text:p>
          </draw:text-box>
        </draw:frame>
        <draw:frame draw:style-name="gr72" draw:text-style-name="P12" draw:layer="layout" svg:width="1.651cm" svg:height="1.143cm" svg:x="15.469cm" svg:y="4.17cm">
          <draw:text-box>
            <text:p text:style-name="P5"><text:span text:style-name="T7">F</text:span><text:span text:style-name="T8">L2</text:span></text:p>
          </draw:text-box>
        </draw:frame>
        <draw:frame draw:style-name="gr73" draw:text-style-name="P12" draw:layer="layout" svg:width="1.651cm" svg:height="1.411cm" svg:x="8.122cm" svg:y="4.148cm">
          <draw:text-box>
            <text:p text:style-name="P5"><text:span text:style-name="T7">F</text:span><text:span text:style-name="T8">C</text:span></text:p>
          </draw:text-box>
        </draw:frame>
        <draw:g>
          <draw:frame draw:style-name="gr13" draw:text-style-name="P3" draw:layer="layout" svg:width="0.875cm" svg:height="0.962cm" svg:x="14.934cm" svg:y="4.61cm">
            <draw:text-box>
              <text:p>+</text:p>
            </draw:text-box>
          </draw:frame>
          <draw:frame draw:style-name="gr14" draw:text-style-name="P3" draw:layer="layout" svg:width="0.714cm" svg:height="0.962cm" svg:x="15.035cm" svg:y="3.521cm">
            <draw:text-box>
              <text:p>-</text:p>
            </draw:text-box>
          </draw:frame>
        </draw:g>
        <draw:g>
          <draw:frame draw:style-name="gr13" draw:text-style-name="P3" draw:layer="layout" svg:width="0.875cm" svg:height="0.962cm" svg:x="4.647cm" svg:y="4.61cm">
            <draw:text-box>
              <text:p>+</text:p>
            </draw:text-box>
          </draw:frame>
          <draw:frame draw:style-name="gr14" draw:text-style-name="P3" draw:layer="layout" svg:width="0.714cm" svg:height="0.962cm" svg:x="4.748cm" svg:y="3.521cm">
            <draw:text-box>
              <text:p>-</text:p>
            </draw:text-box>
          </draw:frame>
        </draw:g>
        <draw:g>
          <draw:frame draw:style-name="gr38" draw:text-style-name="P3" draw:layer="layout" svg:width="0.892cm" svg:height="0.962cm" svg:x="9.092cm" svg:y="4.61cm">
            <draw:text-box>
              <text:p><text:s/>-</text:p>
            </draw:text-box>
          </draw:frame>
          <draw:frame draw:style-name="gr13" draw:text-style-name="P3" draw:layer="layout" svg:width="0.875cm" svg:height="0.962cm" svg:x="9.193cm" svg:y="3.521cm">
            <draw:text-box>
              <text:p>+</text:p>
            </draw:text-box>
          </draw:frame>
        </draw:g>
        <draw:frame draw:style-name="gr74" draw:text-style-name="P12" draw:layer="layout" svg:width="5.715cm" svg:height="1.411cm" svg:x="9.627cm" svg:y="22.703cm">
          <draw:text-box>
            <text:p text:style-name="P5"><text:span text:style-name="T7">ΔI</text:span><text:span text:style-name="T8">c2</text:span><text:span text:style-name="T9">=ΔF</text:span><text:span text:style-name="T8">c2 </text:span><text:span text:style-name="T9">/ N</text:span><text:span text:style-name="T8">c2</text:span><text:span text:style-name="T9"> </text:span></text:p>
          </draw:text-box>
        </draw:frame>
        <draw:frame draw:style-name="gr75" draw:text-style-name="P12" draw:layer="layout" svg:width="3.728cm" svg:height="1.411cm" svg:x="16.821cm" svg:y="25.144cm">
          <draw:text-box>
            <text:p text:style-name="P5"><text:span text:style-name="T7">ΔF</text:span><text:span text:style-name="T8">c1</text:span><text:span text:style-name="T7">=N</text:span><text:span text:style-name="T8">c1</text:span><text:span text:style-name="T7">ΔI</text:span><text:span text:style-name="T8">c1</text:span></text:p>
          </draw:text-box>
        </draw:frame>
        <draw:line draw:style-name="gr23" draw:text-style-name="P1" draw:layer="layout" svg:x1="5.641cm" svg:y1="16.443cm" svg:x2="5.641cm" svg:y2="20.558cm">
          <text:p/>
        </draw:line>
        <draw:line draw:style-name="gr23" draw:text-style-name="P1" draw:layer="layout" svg:x1="5.641cm" svg:y1="14.284cm" svg:x2="5.641cm" svg:y2="16.621cm">
          <text:p/>
        </draw:line>
        <draw:line draw:style-name="gr23" draw:text-style-name="P1" draw:layer="layout" svg:x1="5.641cm" svg:y1="12.506cm" svg:x2="5.641cm" svg:y2="14.716cm">
          <text:p/>
        </draw:line>
        <draw:custom-shape draw:style-name="gr29" draw:text-style-name="P8" draw:layer="layout" svg:width="1.397cm" svg:height="1.289cm" svg:x="9.552cm" svg:y="16.47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5cm" svg:y1="17.645cm" svg:x2="10.25cm" svg:y2="16.629cm">
          <text:p/>
        </draw:line>
        <draw:line draw:style-name="gr22" draw:text-style-name="P1" draw:layer="layout" svg:x1="10.25cm" svg:y1="15.612cm" svg:x2="10.25cm" svg:y2="16.501cm">
          <text:p/>
        </draw:line>
        <draw:line draw:style-name="gr23" draw:text-style-name="P1" draw:layer="layout" svg:x1="10.242cm" svg:y1="17.764cm" svg:x2="10.242cm" svg:y2="20.558cm">
          <text:p/>
        </draw:line>
        <draw:line draw:style-name="gr23" draw:text-style-name="P1" draw:layer="layout" svg:x1="10.242cm" svg:y1="14.284cm" svg:x2="10.242cm" svg:y2="15.681cm">
          <text:p/>
        </draw:line>
        <draw:line draw:style-name="gr23" draw:text-style-name="P1" draw:layer="layout" svg:x1="9.861cm" svg:y1="14.284cm" svg:x2="10.623cm" svg:y2="14.284cm">
          <text:p/>
        </draw:line>
        <draw:line draw:style-name="gr23" draw:text-style-name="P1" draw:layer="layout" svg:x1="9.861cm" svg:y1="13.903cm" svg:x2="10.623cm" svg:y2="13.903cm">
          <text:p/>
        </draw:line>
        <draw:line draw:style-name="gr23" draw:text-style-name="P1" draw:layer="layout" svg:x1="10.242cm" svg:y1="12.506cm" svg:x2="10.242cm" svg:y2="13.903cm">
          <text:p/>
        </draw:line>
        <draw:line draw:style-name="gr23" draw:text-style-name="P1" draw:layer="layout" svg:x1="14.84cm" svg:y1="16.443cm" svg:x2="14.84cm" svg:y2="20.558cm">
          <text:p/>
        </draw:line>
        <draw:line draw:style-name="gr23" draw:text-style-name="P1" draw:layer="layout" svg:x1="14.84cm" svg:y1="14.284cm" svg:x2="14.84cm" svg:y2="16.621cm">
          <text:p/>
        </draw:line>
        <draw:line draw:style-name="gr23" draw:text-style-name="P1" draw:layer="layout" svg:x1="14.84cm" svg:y1="12.506cm" svg:x2="14.84cm" svg:y2="14.462cm">
          <text:p/>
        </draw:line>
        <draw:line draw:style-name="gr23" draw:text-style-name="P1" draw:layer="layout" svg:x1="5.637cm" svg:y1="12.506cm" svg:x2="14.857cm" svg:y2="12.506cm">
          <text:p/>
        </draw:line>
        <draw:line draw:style-name="gr23" draw:text-style-name="P1" draw:layer="layout" svg:x1="5.637cm" svg:y1="20.558cm" svg:x2="14.857cm" svg:y2="20.558cm">
          <text:p/>
        </draw:line>
        <draw:frame draw:style-name="gr32" draw:text-style-name="P10" draw:layer="layout" svg:width="1.52cm" svg:height="1.599cm" svg:x="10.407cm" svg:y="15.485cm">
          <draw:text-box>
            <text:p><text:span text:style-name="T7">Δ</text:span><text:span text:style-name="T5">ϕ</text:span><text:span text:style-name="T6">c</text:span></text:p>
          </draw:text-box>
        </draw:frame>
        <draw:custom-shape draw:style-name="gr29" draw:text-style-name="P8" draw:layer="layout" svg:width="1.397cm" svg:height="1.289cm" svg:x="9.551cm" svg:y="18.3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0.249cm" svg:y1="19.544cm" svg:x2="10.249cm" svg:y2="18.528cm">
          <text:p/>
        </draw:line>
        <draw:frame draw:style-name="gr76" draw:text-style-name="P12" draw:layer="layout" svg:width="1.593cm" svg:height="1.411cm" svg:x="8.048cm" svg:y="18.461cm">
          <draw:text-box>
            <text:p text:style-name="P5"><text:span text:style-name="T7">ΔF</text:span><text:span text:style-name="T8">c1</text:span></text:p>
          </draw:text-box>
        </draw:frame>
        <draw:g>
          <draw:frame draw:style-name="gr13" draw:text-style-name="P3" draw:layer="layout" svg:width="0.875cm" svg:height="0.962cm" svg:x="8.879cm" svg:y="19.056cm">
            <draw:text-box>
              <text:p>+</text:p>
            </draw:text-box>
          </draw:frame>
          <draw:frame draw:style-name="gr14" draw:text-style-name="P3" draw:layer="layout" svg:width="0.714cm" svg:height="0.962cm" svg:x="8.98cm" svg:y="17.967cm">
            <draw:text-box>
              <text:p>-</text:p>
            </draw:text-box>
          </draw:frame>
        </draw:g>
        <draw:frame draw:style-name="gr77" draw:text-style-name="P12" draw:layer="layout" svg:width="1.651cm" svg:height="1.411cm" svg:x="7.99cm" svg:y="16.683cm">
          <draw:text-box>
            <text:p text:style-name="P5"><text:span text:style-name="T7">ΔF</text:span><text:span text:style-name="T8">c2</text:span></text:p>
          </draw:text-box>
        </draw:frame>
        <draw:frame draw:style-name="gr78" draw:text-style-name="P12" draw:layer="layout" svg:width="1.845cm" svg:height="1.637cm" svg:x="8.163cm" svg:y="13.622cm">
          <draw:text-box>
            <text:p text:style-name="P5"><text:span text:style-name="T7">ΔF</text:span><text:span text:style-name="T8">C12</text:span></text:p>
          </draw:text-box>
        </draw:frame>
        <draw:g>
          <draw:frame draw:style-name="gr13" draw:text-style-name="P3" draw:layer="layout" svg:width="0.875cm" svg:height="0.962cm" svg:x="8.893cm" svg:y="17.259cm">
            <draw:text-box>
              <text:p>+</text:p>
            </draw:text-box>
          </draw:frame>
          <draw:frame draw:style-name="gr14" draw:text-style-name="P3" draw:layer="layout" svg:width="0.714cm" svg:height="0.962cm" svg:x="8.994cm" svg:y="16.17cm">
            <draw:text-box>
              <text:p>-</text:p>
            </draw:text-box>
          </draw:frame>
        </draw:g>
        <draw:g>
          <draw:frame draw:style-name="gr38" draw:text-style-name="P3" draw:layer="layout" svg:width="0.892cm" svg:height="0.962cm" svg:x="9.133cm" svg:y="14.084cm">
            <draw:text-box>
              <text:p><text:s/>-</text:p>
            </draw:text-box>
          </draw:frame>
          <draw:frame draw:style-name="gr13" draw:text-style-name="P3" draw:layer="layout" svg:width="0.875cm" svg:height="0.962cm" svg:x="9.234cm" svg:y="12.995cm">
            <draw:text-box>
              <text:p>+</text:p>
            </draw:text-box>
          </draw:frame>
        </draw:g>
        <draw:g>
          <draw:custom-shape draw:style-name="gr29" draw:text-style-name="P8" draw:layer="layout" svg:width="1.397cm" svg:height="1.289cm" svg:x="9.5cm" svg:y="8.86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3" draw:text-style-name="P3" draw:layer="layout" svg:width="0.875cm" svg:height="0.962cm" svg:x="9.768cm" svg:y="9.382cm">
              <draw:text-box>
                <text:p><text:span text:style-name="T13">+</text:span></text:p>
              </draw:text-box>
            </draw:frame>
            <draw:frame draw:style-name="gr14" draw:text-style-name="P3" draw:layer="layout" svg:width="0.714cm" svg:height="0.962cm" svg:x="9.848cm" svg:y="8.747cm">
              <draw:text-box>
                <text:p>-</text:p>
              </draw:text-box>
            </draw:frame>
          </draw:g>
        </draw:g>
        <draw:g>
          <draw:custom-shape draw:style-name="gr29" draw:text-style-name="P8" draw:layer="layout" svg:width="1.397cm" svg:height="1.289cm" svg:x="9.5cm" svg:y="7.0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0.875cm" svg:height="0.962cm" svg:x="9.768cm" svg:y="6.969cm">
            <draw:text-box>
              <text:p><text:span text:style-name="T13">+</text:span></text:p>
            </draw:text-box>
          </draw:frame>
          <draw:frame draw:style-name="gr14" draw:text-style-name="P3" draw:layer="layout" svg:width="0.714cm" svg:height="0.962cm" svg:x="9.802cm" svg:y="7.477cm">
            <draw:text-box>
              <text:p>-</text:p>
            </draw:text-box>
          </draw:frame>
        </draw:g>
        <draw:frame draw:style-name="gr79" draw:text-style-name="P12" draw:layer="layout" svg:width="3.048cm" svg:height="1.637cm" svg:x="6.452cm" svg:y="7.223cm">
          <draw:text-box>
            <text:p text:style-name="P5"><text:span text:style-name="T7">F</text:span><text:span text:style-name="T8">c2</text:span><text:span text:style-name="T9">=N</text:span><text:span text:style-name="T8">2</text:span><text:span text:style-name="T9">I</text:span><text:span text:style-name="T8">c2</text:span></text:p>
          </draw:text-box>
        </draw:frame>
      </draw:page>
      <draw:page draw:name="page19" draw:style-name="dp1" draw:master-page-name="Default">
        <draw:g>
          <draw:g>
            <draw:g>
              <draw:custom-shape draw:style-name="gr21" draw:text-style-name="P8" draw:layer="layout" svg:width="1.397cm" svg:height="1.289cm" svg:x="5.064cm" svg:y="14.113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9" draw:layer="layout" svg:x1="5.762cm" svg:y1="14.267cm" svg:x2="5.762cm" svg:y2="15.283cm">
                <text:p/>
              </draw:line>
            </draw:g>
            <draw:line draw:style-name="gr22" draw:text-style-name="P1" draw:layer="layout" svg:x1="5.762cm" svg:y1="14.14cm" svg:x2="5.762cm" svg:y2="13.251cm">
              <text:p/>
            </draw:line>
          </draw:g>
          <draw:line draw:style-name="gr23" draw:text-style-name="P1" draw:layer="layout" svg:x1="5.754cm" svg:y1="15.402cm" svg:x2="5.754cm" svg:y2="18.196cm">
            <text:p/>
          </draw:line>
          <draw:line draw:style-name="gr23" draw:text-style-name="P1" draw:layer="layout" svg:x1="5.754cm" svg:y1="11.922cm" svg:x2="5.754cm" svg:y2="13.319cm">
            <text:p/>
          </draw:line>
          <draw:line draw:style-name="gr23" draw:text-style-name="P1" draw:layer="layout" svg:x1="5.373cm" svg:y1="11.922cm" svg:x2="6.135cm" svg:y2="11.922cm">
            <text:p/>
          </draw:line>
          <draw:line draw:style-name="gr23" draw:text-style-name="P1" draw:layer="layout" svg:x1="5.373cm" svg:y1="11.541cm" svg:x2="6.135cm" svg:y2="11.541cm">
            <text:p/>
          </draw:line>
          <draw:line draw:style-name="gr23" draw:text-style-name="P1" draw:layer="layout" svg:x1="5.754cm" svg:y1="10.144cm" svg:x2="5.754cm" svg:y2="11.541cm">
            <text:p/>
          </draw:line>
        </draw:g>
        <draw:g>
          <draw:custom-shape draw:style-name="gr21" draw:text-style-name="P8" draw:layer="layout" svg:width="1.397cm" svg:height="1.289cm" svg:x="9.665cm" svg:y="14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3cm" svg:y1="14.267cm" svg:x2="10.363cm" svg:y2="15.283cm">
            <text:p/>
          </draw:line>
        </draw:g>
        <draw:line draw:style-name="gr22" draw:text-style-name="P1" draw:layer="layout" svg:x1="10.363cm" svg:y1="14.14cm" svg:x2="10.363cm" svg:y2="13.251cm">
          <text:p/>
        </draw:line>
        <draw:line draw:style-name="gr23" draw:text-style-name="P1" draw:layer="layout" svg:x1="10.355cm" svg:y1="15.402cm" svg:x2="10.355cm" svg:y2="18.196cm">
          <text:p/>
        </draw:line>
        <draw:line draw:style-name="gr23" draw:text-style-name="P1" draw:layer="layout" svg:x1="10.355cm" svg:y1="11.922cm" svg:x2="10.355cm" svg:y2="13.319cm">
          <text:p/>
        </draw:line>
        <draw:line draw:style-name="gr23" draw:text-style-name="P1" draw:layer="layout" svg:x1="9.974cm" svg:y1="11.922cm" svg:x2="10.736cm" svg:y2="11.922cm">
          <text:p/>
        </draw:line>
        <draw:line draw:style-name="gr23" draw:text-style-name="P1" draw:layer="layout" svg:x1="9.974cm" svg:y1="11.541cm" svg:x2="10.736cm" svg:y2="11.541cm">
          <text:p/>
        </draw:line>
        <draw:line draw:style-name="gr23" draw:text-style-name="P1" draw:layer="layout" svg:x1="10.355cm" svg:y1="10.144cm" svg:x2="10.355cm" svg:y2="11.541cm">
          <text:p/>
        </draw:line>
        <draw:g>
          <draw:g>
            <draw:g>
              <draw:custom-shape draw:style-name="gr21" draw:text-style-name="P8" draw:layer="layout" svg:width="1.397cm" svg:height="1.289cm" svg:x="14.263cm" svg:y="14.113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9" draw:layer="layout" svg:x1="14.961cm" svg:y1="14.267cm" svg:x2="14.961cm" svg:y2="15.283cm">
                <text:p/>
              </draw:line>
            </draw:g>
            <draw:line draw:style-name="gr22" draw:text-style-name="P1" draw:layer="layout" svg:x1="14.961cm" svg:y1="14.14cm" svg:x2="14.961cm" svg:y2="13.251cm">
              <text:p/>
            </draw:line>
          </draw:g>
          <draw:line draw:style-name="gr23" draw:text-style-name="P1" draw:layer="layout" svg:x1="14.953cm" svg:y1="15.402cm" svg:x2="14.953cm" svg:y2="18.196cm">
            <text:p/>
          </draw:line>
          <draw:line draw:style-name="gr23" draw:text-style-name="P1" draw:layer="layout" svg:x1="14.953cm" svg:y1="11.922cm" svg:x2="14.953cm" svg:y2="13.319cm">
            <text:p/>
          </draw:line>
          <draw:line draw:style-name="gr23" draw:text-style-name="P1" draw:layer="layout" svg:x1="14.572cm" svg:y1="11.922cm" svg:x2="15.334cm" svg:y2="11.922cm">
            <text:p/>
          </draw:line>
          <draw:line draw:style-name="gr23" draw:text-style-name="P1" draw:layer="layout" svg:x1="14.572cm" svg:y1="11.541cm" svg:x2="15.334cm" svg:y2="11.541cm">
            <text:p/>
          </draw:line>
          <draw:line draw:style-name="gr23" draw:text-style-name="P1" draw:layer="layout" svg:x1="14.953cm" svg:y1="10.144cm" svg:x2="14.953cm" svg:y2="11.541cm">
            <text:p/>
          </draw:line>
        </draw:g>
        <draw:line draw:style-name="gr23" draw:text-style-name="P1" draw:layer="layout" svg:x1="5.75cm" svg:y1="10.144cm" svg:x2="14.97cm" svg:y2="10.144cm">
          <text:p/>
        </draw:line>
        <draw:line draw:style-name="gr23" draw:text-style-name="P1" draw:layer="layout" svg:x1="5.75cm" svg:y1="18.196cm" svg:x2="14.97cm" svg:y2="18.196cm">
          <text:p/>
        </draw:line>
        <draw:frame draw:style-name="gr24" draw:text-style-name="P10" draw:layer="layout" svg:width="1.276cm" svg:height="1.595cm" svg:x="5.884cm" svg:y="13.123cm">
          <draw:text-box>
            <text:p><text:span text:style-name="T5">ϕ</text:span><text:span text:style-name="T6">1</text:span></text:p>
          </draw:text-box>
        </draw:frame>
        <draw:frame draw:style-name="gr25" draw:text-style-name="P10" draw:layer="layout" svg:width="1.276cm" svg:height="1.069cm" svg:x="10.52cm" svg:y="13.123cm">
          <draw:text-box>
            <text:p><text:span text:style-name="T5">ϕ</text:span><text:span text:style-name="T6">c</text:span></text:p>
          </draw:text-box>
        </draw:frame>
        <draw:frame draw:style-name="gr24" draw:text-style-name="P10" draw:layer="layout" svg:width="1.276cm" svg:height="1.595cm" svg:x="15.155cm" svg:y="13.123cm">
          <draw:text-box>
            <text:p><text:span text:style-name="T5">ϕ</text:span><text:span text:style-name="T6">2</text:span></text:p>
          </draw:text-box>
        </draw:frame>
        <draw:custom-shape draw:style-name="gr26" draw:text-style-name="P11" draw:layer="layout" svg:width="0.127cm" svg:height="0.127cm" svg:x="6.3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6.3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0.933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127cm" svg:height="0.127cm" svg:x="15.531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3" draw:text-style-name="P3" draw:layer="layout" svg:width="0.875cm" svg:height="0.962cm" svg:x="4.448cm" svg:y="13.557cm">
            <draw:text-box>
              <text:p>+</text:p>
            </draw:text-box>
          </draw:frame>
          <draw:frame draw:style-name="gr14" draw:text-style-name="P3" draw:layer="layout" svg:width="0.714cm" svg:height="0.962cm" svg:x="4.549cm" svg:y="14.757cm">
            <draw:text-box>
              <text:p>-</text:p>
            </draw:text-box>
          </draw:frame>
        </draw:g>
        <draw:g>
          <draw:frame draw:style-name="gr13" draw:text-style-name="P3" draw:layer="layout" svg:width="0.875cm" svg:height="0.962cm" svg:x="8.949cm" svg:y="13.557cm">
            <draw:text-box>
              <text:p>+</text:p>
            </draw:text-box>
          </draw:frame>
          <draw:frame draw:style-name="gr14" draw:text-style-name="P3" draw:layer="layout" svg:width="0.714cm" svg:height="0.962cm" svg:x="9.05cm" svg:y="14.757cm">
            <draw:text-box>
              <text:p>-</text:p>
            </draw:text-box>
          </draw:frame>
        </draw:g>
        <draw:g>
          <draw:custom-shape draw:style-name="gr21" draw:text-style-name="P8" draw:layer="layout" svg:width="1.397cm" svg:height="1.289cm" svg:x="9.664cm" svg:y="16.0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9" draw:layer="layout" svg:x1="10.362cm" svg:y1="16.166cm" svg:x2="10.362cm" svg:y2="17.182cm">
            <text:p/>
          </draw:line>
        </draw:g>
        <draw:g>
          <draw:frame draw:style-name="gr14" draw:text-style-name="P3" draw:layer="layout" svg:width="0.714cm" svg:height="0.962cm" svg:x="9.05cm" svg:y="15.557cm">
            <draw:text-box>
              <text:p>-</text:p>
            </draw:text-box>
          </draw:frame>
          <draw:frame draw:style-name="gr80" draw:text-style-name="P3" draw:layer="layout" svg:width="0.875cm" svg:height="0.962cm" svg:x="8.951cm" svg:y="16.794cm">
            <draw:text-box>
              <text:p>+</text:p>
            </draw:text-box>
          </draw:frame>
        </draw:g>
        <draw:g>
          <draw:frame draw:style-name="gr13" draw:text-style-name="P3" draw:layer="layout" svg:width="0.875cm" svg:height="0.962cm" svg:x="13.649cm" svg:y="13.557cm">
            <draw:text-box>
              <text:p>+</text:p>
            </draw:text-box>
          </draw:frame>
          <draw:frame draw:style-name="gr14" draw:text-style-name="P3" draw:layer="layout" svg:width="0.714cm" svg:height="0.962cm" svg:x="13.75cm" svg:y="14.757cm">
            <draw:text-box>
              <text:p>-</text:p>
            </draw:text-box>
          </draw:frame>
        </draw:g>
        <draw:frame draw:style-name="gr27" draw:text-style-name="P6" draw:layer="layout" svg:width="1.311cm" svg:height="0.943cm" svg:x="6.564cm" svg:y="14.272cm">
          <draw:text-box>
            <text:p><text:span text:style-name="T2">N1</text:span></text:p>
          </draw:text-box>
        </draw:frame>
        <draw:frame draw:style-name="gr27" draw:text-style-name="P6" draw:layer="layout" svg:width="1.311cm" svg:height="0.943cm" svg:x="15.732cm" svg:y="14.272cm">
          <draw:text-box>
            <text:p><text:span text:style-name="T2">N2</text:span></text:p>
          </draw:text-box>
        </draw:frame>
        <draw:frame draw:style-name="gr28" draw:text-style-name="P6" draw:layer="layout" svg:width="1.442cm" svg:height="0.806cm" svg:x="11.038cm" svg:y="14.317cm">
          <draw:text-box>
            <text:p><text:span text:style-name="T2">Nc1</text:span></text:p>
          </draw:text-box>
        </draw:frame>
        <draw:frame draw:style-name="gr28" draw:text-style-name="P6" draw:layer="layout" svg:width="1.442cm" svg:height="0.806cm" svg:x="11.033cm" svg:y="16.24cm">
          <draw:text-box>
            <text:p><text:span text:style-name="T2">Nc2</text:span></text:p>
          </draw:text-box>
        </draw:frame>
      </draw:page>
      <draw:page draw:name="page20" draw:style-name="dp1" draw:master-page-name="Default">
        <draw:line draw:style-name="gr23" draw:text-style-name="P1" draw:layer="layout" svg:x1="5.75cm" svg:y1="10.144cm" svg:x2="14.97cm" svg:y2="10.144cm">
          <text:p/>
        </draw:line>
        <draw:line draw:style-name="gr23" draw:text-style-name="P1" draw:layer="layout" svg:x1="5.75cm" svg:y1="18.196cm" svg:x2="14.97cm" svg:y2="18.196cm">
          <text:p/>
        </draw:line>
        <draw:frame draw:style-name="gr24" draw:text-style-name="P10" draw:layer="layout" svg:width="1.276cm" svg:height="1.595cm" svg:x="7.341cm" svg:y="12.938cm">
          <draw:text-box>
            <text:p><text:span text:style-name="T5">ϕ</text:span><text:span text:style-name="T6">1</text:span></text:p>
          </draw:text-box>
        </draw:frame>
        <draw:g>
          <draw:frame draw:style-name="gr13" draw:text-style-name="P3" draw:layer="layout" svg:width="0.875cm" svg:height="0.962cm" svg:x="10.77cm" svg:y="10.776cm">
            <draw:text-box>
              <text:p>+</text:p>
            </draw:text-box>
          </draw:frame>
          <draw:frame draw:style-name="gr14" draw:text-style-name="P3" draw:layer="layout" svg:width="0.714cm" svg:height="0.962cm" svg:x="10.871cm" svg:y="11.976cm">
            <draw:text-box>
              <text:p>-</text:p>
            </draw:text-box>
          </draw:frame>
        </draw:g>
        <draw:g>
          <draw:line draw:style-name="gr23" draw:text-style-name="P1" draw:layer="layout" svg:x1="5.754cm" svg:y1="15.376cm" svg:x2="5.754cm" svg:y2="18.17cm">
            <text:p/>
          </draw:line>
          <draw:g>
            <draw:frame draw:style-name="gr38" draw:text-style-name="P3" draw:layer="layout" svg:width="0.892cm" svg:height="0.962cm" svg:x="5.944cm" svg:y="10.753cm">
              <draw:text-box>
                <text:p><text:s/>-</text:p>
              </draw:text-box>
            </draw:frame>
            <draw:frame draw:style-name="gr13" draw:text-style-name="P3" draw:layer="layout" svg:width="0.875cm" svg:height="0.962cm" svg:x="6.045cm" svg:y="11.953cm">
              <draw:text-box>
                <text:p>+</text:p>
              </draw:text-box>
            </draw:frame>
          </draw:g>
          <draw:frame draw:style-name="gr12" draw:text-style-name="P6" draw:layer="layout" svg:width="1.666cm" svg:height="1.361cm" svg:x="3.897cm" svg:y="14.309cm">
            <draw:text-box>
              <text:p><text:span text:style-name="T2">n</text:span><text:span text:style-name="T14">1</text:span><text:span text:style-name="T2">I</text:span><text:span text:style-name="T14">1</text:span></text:p>
            </draw:text-box>
          </draw:frame>
          <draw:g>
            <draw:custom-shape draw:style-name="gr21" draw:text-style-name="P8" draw:layer="layout" svg:width="1.397cm" svg:height="1.289cm" svg:x="5.058cm" svg:y="14.068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frame draw:style-name="gr13" draw:text-style-name="P3" draw:layer="layout" svg:width="0.875cm" svg:height="0.962cm" svg:x="5.303cm" svg:y="13.909cm">
                <draw:text-box>
                  <text:p>+</text:p>
                </draw:text-box>
              </draw:frame>
              <draw:frame draw:style-name="gr81" draw:text-style-name="P3" draw:layer="layout" svg:width="0.714cm" svg:height="1.4cm" svg:x="5.404cm" svg:y="14.671cm">
                <draw:text-box>
                  <text:p>-</text:p>
                </draw:text-box>
              </draw:frame>
            </draw:g>
          </draw:g>
          <draw:g>
            <draw:line draw:style-name="gr23" draw:text-style-name="P1" draw:layer="layout" svg:x1="5.766cm" svg:y1="10.118cm" svg:x2="5.766cm" svg:y2="10.88cm">
              <text:p/>
            </draw:line>
            <draw:g>
              <draw:line draw:style-name="gr23" draw:text-style-name="P14" draw:layer="layout" svg:x1="5.766cm" svg:y1="12.277cm" svg:x2="5.766cm" svg:y2="12.785cm">
                <text:p/>
              </draw:line>
              <draw:g>
                <draw:line draw:style-name="gr23" draw:text-style-name="P14" draw:layer="layout" svg:x1="5.766cm" svg:y1="11.261cm" svg:x2="6.147cm" svg:y2="11.388cm">
                  <text:p/>
                </draw:line>
                <draw:line draw:style-name="gr23" draw:text-style-name="P14" draw:layer="layout" svg:x1="6.146cm" svg:y1="11.388cm" svg:x2="5.385cm" svg:y2="11.642cm">
                  <text:p/>
                </draw:line>
                <draw:line draw:style-name="gr23" draw:text-style-name="P14" draw:layer="layout" svg:x1="5.385cm" svg:y1="11.642cm" svg:x2="5.766cm" svg:y2="11.769cm">
                  <text:p/>
                </draw:line>
                <draw:line draw:style-name="gr23" draw:text-style-name="P14" draw:layer="layout" svg:x1="5.766cm" svg:y1="11.769cm" svg:x2="6.147cm" svg:y2="11.896cm">
                  <text:p/>
                </draw:line>
                <draw:line draw:style-name="gr23" draw:text-style-name="P14" draw:layer="layout" svg:x1="6.146cm" svg:y1="11.896cm" svg:x2="5.385cm" svg:y2="12.15cm">
                  <text:p/>
                </draw:line>
                <draw:line draw:style-name="gr23" draw:text-style-name="P14" draw:layer="layout" svg:x1="5.385cm" svg:y1="12.15cm" svg:x2="5.766cm" svg:y2="12.277cm">
                  <text:p/>
                </draw:line>
              </draw:g>
              <draw:line draw:style-name="gr23" draw:text-style-name="P14" draw:layer="layout" svg:x1="5.766cm" svg:y1="10.753cm" svg:x2="5.766cm" svg:y2="11.261cm">
                <text:p/>
              </draw:line>
            </draw:g>
            <draw:line draw:style-name="gr23" draw:text-style-name="P1" draw:layer="layout" svg:x1="5.766cm" svg:y1="12.785cm" svg:x2="5.766cm" svg:y2="14.055cm">
              <text:p/>
            </draw:line>
          </draw:g>
          <draw:frame draw:style-name="gr24" draw:text-style-name="P10" draw:layer="layout" svg:width="1.276cm" svg:height="1.595cm" svg:x="4.16cm" svg:y="11.388cm">
            <draw:text-box>
              <text:p><text:span text:style-name="T15">R</text:span><text:span text:style-name="T6">1</text:span></text:p>
            </draw:text-box>
          </draw:frame>
        </draw:g>
        <draw:line draw:style-name="gr23" draw:text-style-name="P1" draw:layer="layout" svg:x1="10.334cm" svg:y1="17.129cm" svg:x2="10.334cm" svg:y2="18.17cm">
          <text:p/>
        </draw:line>
        <draw:frame draw:style-name="gr12" draw:text-style-name="P6" draw:layer="layout" svg:width="1.666cm" svg:height="1.361cm" svg:x="8.477cm" svg:y="14.309cm">
          <draw:text-box>
            <text:p><text:span text:style-name="T2">n</text:span><text:span text:style-name="T14">c2</text:span><text:span text:style-name="T2">I</text:span><text:span text:style-name="T14">2</text:span></text:p>
          </draw:text-box>
        </draw:frame>
        <draw:g>
          <draw:custom-shape draw:style-name="gr21" draw:text-style-name="P8" draw:layer="layout" svg:width="1.397cm" svg:height="1.289cm" svg:x="9.638cm" svg:y="14.06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3" draw:text-style-name="P3" draw:layer="layout" svg:width="0.875cm" svg:height="0.962cm" svg:x="9.883cm" svg:y="13.909cm">
              <draw:text-box>
                <text:p>+</text:p>
              </draw:text-box>
            </draw:frame>
            <draw:frame draw:style-name="gr81" draw:text-style-name="P3" draw:layer="layout" svg:width="0.714cm" svg:height="1.4cm" svg:x="9.984cm" svg:y="14.671cm">
              <draw:text-box>
                <text:p>-</text:p>
              </draw:text-box>
            </draw:frame>
          </draw:g>
        </draw:g>
        <draw:g>
          <draw:line draw:style-name="gr23" draw:text-style-name="P1" draw:layer="layout" svg:x1="10.346cm" svg:y1="10.118cm" svg:x2="10.346cm" svg:y2="10.88cm">
            <text:p/>
          </draw:line>
          <draw:g>
            <draw:line draw:style-name="gr23" draw:text-style-name="P14" draw:layer="layout" svg:x1="10.346cm" svg:y1="12.277cm" svg:x2="10.346cm" svg:y2="12.785cm">
              <text:p/>
            </draw:line>
            <draw:g>
              <draw:line draw:style-name="gr23" draw:text-style-name="P14" draw:layer="layout" svg:x1="10.346cm" svg:y1="11.261cm" svg:x2="10.727cm" svg:y2="11.388cm">
                <text:p/>
              </draw:line>
              <draw:line draw:style-name="gr23" draw:text-style-name="P14" draw:layer="layout" svg:x1="10.726cm" svg:y1="11.388cm" svg:x2="9.965cm" svg:y2="11.642cm">
                <text:p/>
              </draw:line>
              <draw:line draw:style-name="gr23" draw:text-style-name="P14" draw:layer="layout" svg:x1="9.965cm" svg:y1="11.642cm" svg:x2="10.346cm" svg:y2="11.769cm">
                <text:p/>
              </draw:line>
              <draw:line draw:style-name="gr23" draw:text-style-name="P14" draw:layer="layout" svg:x1="10.346cm" svg:y1="11.769cm" svg:x2="10.727cm" svg:y2="11.896cm">
                <text:p/>
              </draw:line>
              <draw:line draw:style-name="gr23" draw:text-style-name="P14" draw:layer="layout" svg:x1="10.726cm" svg:y1="11.896cm" svg:x2="9.965cm" svg:y2="12.15cm">
                <text:p/>
              </draw:line>
              <draw:line draw:style-name="gr23" draw:text-style-name="P14" draw:layer="layout" svg:x1="9.965cm" svg:y1="12.15cm" svg:x2="10.346cm" svg:y2="12.277cm">
                <text:p/>
              </draw:line>
            </draw:g>
            <draw:line draw:style-name="gr23" draw:text-style-name="P14" draw:layer="layout" svg:x1="10.346cm" svg:y1="10.753cm" svg:x2="10.346cm" svg:y2="11.261cm">
              <text:p/>
            </draw:line>
          </draw:g>
          <draw:line draw:style-name="gr23" draw:text-style-name="P1" draw:layer="layout" svg:x1="10.346cm" svg:y1="12.785cm" svg:x2="10.346cm" svg:y2="14.055cm">
            <text:p/>
          </draw:line>
        </draw:g>
        <draw:frame draw:style-name="gr82" draw:text-style-name="P10" draw:layer="layout" svg:width="1.276cm" svg:height="0.998cm" svg:x="8.74cm" svg:y="11.388cm">
          <draw:text-box>
            <text:p><text:span text:style-name="T15">R</text:span><text:span text:style-name="T6">c</text:span></text:p>
          </draw:text-box>
        </draw:frame>
        <draw:line draw:style-name="gr23" draw:text-style-name="P1" draw:layer="layout" svg:x1="14.913cm" svg:y1="15.376cm" svg:x2="14.913cm" svg:y2="18.17cm">
          <text:p/>
        </draw:line>
        <draw:frame draw:style-name="gr12" draw:text-style-name="P6" draw:layer="layout" svg:width="1.666cm" svg:height="1.361cm" svg:x="13.056cm" svg:y="14.309cm">
          <draw:text-box>
            <text:p><text:span text:style-name="T2">n</text:span><text:span text:style-name="T14">2</text:span><text:span text:style-name="T2">I</text:span><text:span text:style-name="T14">2</text:span></text:p>
          </draw:text-box>
        </draw:frame>
        <draw:g>
          <draw:custom-shape draw:style-name="gr21" draw:text-style-name="P8" draw:layer="layout" svg:width="1.397cm" svg:height="1.289cm" svg:x="14.217cm" svg:y="14.06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3" draw:text-style-name="P3" draw:layer="layout" svg:width="0.875cm" svg:height="0.962cm" svg:x="14.462cm" svg:y="13.909cm">
              <draw:text-box>
                <text:p>+</text:p>
              </draw:text-box>
            </draw:frame>
            <draw:frame draw:style-name="gr81" draw:text-style-name="P3" draw:layer="layout" svg:width="0.714cm" svg:height="1.4cm" svg:x="14.563cm" svg:y="14.671cm">
              <draw:text-box>
                <text:p>-</text:p>
              </draw:text-box>
            </draw:frame>
          </draw:g>
        </draw:g>
        <draw:g>
          <draw:line draw:style-name="gr23" draw:text-style-name="P1" draw:layer="layout" svg:x1="14.925cm" svg:y1="10.118cm" svg:x2="14.925cm" svg:y2="10.88cm">
            <text:p/>
          </draw:line>
          <draw:g>
            <draw:line draw:style-name="gr23" draw:text-style-name="P14" draw:layer="layout" svg:x1="14.925cm" svg:y1="12.277cm" svg:x2="14.925cm" svg:y2="12.785cm">
              <text:p/>
            </draw:line>
            <draw:g>
              <draw:line draw:style-name="gr23" draw:text-style-name="P14" draw:layer="layout" svg:x1="14.925cm" svg:y1="11.261cm" svg:x2="15.306cm" svg:y2="11.388cm">
                <text:p/>
              </draw:line>
              <draw:line draw:style-name="gr23" draw:text-style-name="P14" draw:layer="layout" svg:x1="15.305cm" svg:y1="11.388cm" svg:x2="14.544cm" svg:y2="11.642cm">
                <text:p/>
              </draw:line>
              <draw:line draw:style-name="gr23" draw:text-style-name="P14" draw:layer="layout" svg:x1="14.544cm" svg:y1="11.642cm" svg:x2="14.925cm" svg:y2="11.769cm">
                <text:p/>
              </draw:line>
              <draw:line draw:style-name="gr23" draw:text-style-name="P14" draw:layer="layout" svg:x1="14.925cm" svg:y1="11.769cm" svg:x2="15.306cm" svg:y2="11.896cm">
                <text:p/>
              </draw:line>
              <draw:line draw:style-name="gr23" draw:text-style-name="P14" draw:layer="layout" svg:x1="15.305cm" svg:y1="11.896cm" svg:x2="14.544cm" svg:y2="12.15cm">
                <text:p/>
              </draw:line>
              <draw:line draw:style-name="gr23" draw:text-style-name="P14" draw:layer="layout" svg:x1="14.544cm" svg:y1="12.15cm" svg:x2="14.925cm" svg:y2="12.277cm">
                <text:p/>
              </draw:line>
            </draw:g>
            <draw:line draw:style-name="gr23" draw:text-style-name="P14" draw:layer="layout" svg:x1="14.925cm" svg:y1="10.753cm" svg:x2="14.925cm" svg:y2="11.261cm">
              <text:p/>
            </draw:line>
          </draw:g>
          <draw:line draw:style-name="gr23" draw:text-style-name="P1" draw:layer="layout" svg:x1="14.925cm" svg:y1="12.785cm" svg:x2="14.925cm" svg:y2="14.055cm">
            <text:p/>
          </draw:line>
        </draw:g>
        <draw:frame draw:style-name="gr24" draw:text-style-name="P10" draw:layer="layout" svg:width="1.276cm" svg:height="1.595cm" svg:x="13.319cm" svg:y="11.388cm">
          <draw:text-box>
            <text:p><text:span text:style-name="T15">R</text:span><text:span text:style-name="T6">2</text:span></text:p>
          </draw:text-box>
        </draw:frame>
        <draw:g>
          <draw:frame draw:style-name="gr13" draw:text-style-name="P3" draw:layer="layout" svg:width="0.875cm" svg:height="0.962cm" svg:x="15.342cm" svg:y="10.779cm">
            <draw:text-box>
              <text:p>+</text:p>
            </draw:text-box>
          </draw:frame>
          <draw:frame draw:style-name="gr14" draw:text-style-name="P3" draw:layer="layout" svg:width="0.714cm" svg:height="0.962cm" svg:x="15.443cm" svg:y="11.979cm">
            <draw:text-box>
              <text:p>-</text:p>
            </draw:text-box>
          </draw:frame>
        </draw:g>
        <draw:frame draw:style-name="gr12" draw:text-style-name="P6" draw:layer="layout" svg:width="1.666cm" svg:height="1.361cm" svg:x="8.477cm" svg:y="14.309cm">
          <draw:text-box>
            <text:p><text:span text:style-name="T2">n</text:span><text:span text:style-name="T14">c2</text:span><text:span text:style-name="T2">I</text:span><text:span text:style-name="T14">2</text:span></text:p>
          </draw:text-box>
        </draw:frame>
        <draw:g>
          <draw:custom-shape draw:style-name="gr21" draw:text-style-name="P8" draw:layer="layout" svg:width="1.397cm" svg:height="1.289cm" svg:x="9.638cm" svg:y="14.06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3" draw:text-style-name="P3" draw:layer="layout" svg:width="0.875cm" svg:height="0.962cm" svg:x="9.883cm" svg:y="13.909cm">
              <draw:text-box>
                <text:p>+</text:p>
              </draw:text-box>
            </draw:frame>
            <draw:frame draw:style-name="gr81" draw:text-style-name="P3" draw:layer="layout" svg:width="0.714cm" svg:height="1.4cm" svg:x="9.984cm" svg:y="14.671cm">
              <draw:text-box>
                <text:p>-</text:p>
              </draw:text-box>
            </draw:frame>
          </draw:g>
        </draw:g>
        <draw:frame draw:style-name="gr12" draw:text-style-name="P6" draw:layer="layout" svg:width="1.666cm" svg:height="1.361cm" svg:x="8.484cm" svg:y="15.986cm">
          <draw:text-box>
            <text:p><text:span text:style-name="T2">n</text:span><text:span text:style-name="T14">c1</text:span><text:span text:style-name="T2">I</text:span><text:span text:style-name="T14">1</text:span></text:p>
          </draw:text-box>
        </draw:frame>
        <draw:g>
          <draw:custom-shape draw:style-name="gr21" draw:text-style-name="P8" draw:layer="layout" svg:width="1.397cm" svg:height="1.289cm" svg:x="9.645cm" svg:y="15.8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3" draw:text-style-name="P3" draw:layer="layout" svg:width="0.875cm" svg:height="0.962cm" svg:x="9.89cm" svg:y="15.645cm">
              <draw:text-box>
                <text:p>+</text:p>
              </draw:text-box>
            </draw:frame>
            <draw:frame draw:style-name="gr81" draw:text-style-name="P3" draw:layer="layout" svg:width="0.714cm" svg:height="1.4cm" svg:x="9.991cm" svg:y="16.407cm">
              <draw:text-box>
                <text:p>-</text:p>
              </draw:text-box>
            </draw:frame>
          </draw:g>
        </draw:g>
        <draw:g>
          <draw:custom-shape draw:style-name="gr21" draw:text-style-name="P8" draw:layer="layout" svg:width="1.397cm" svg:height="1.289cm" svg:x="9.645cm" svg:y="15.8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38" draw:text-style-name="P3" draw:layer="layout" svg:width="0.892cm" svg:height="0.962cm" svg:x="9.79cm" svg:y="15.645cm">
              <draw:text-box>
                <text:p><text:s/>-</text:p>
              </draw:text-box>
            </draw:frame>
            <draw:frame draw:style-name="gr81" draw:text-style-name="P3" draw:layer="layout" svg:width="0.714cm" svg:height="1.4cm" svg:x="9.891cm" svg:y="16.407cm">
              <draw:text-box>
                <text:p>+</text:p>
              </draw:text-box>
            </draw:frame>
          </draw:g>
        </draw:g>
        <draw:line draw:style-name="gr23" draw:text-style-name="P1" draw:layer="layout" svg:x1="10.338cm" svg:y1="15.351cm" svg:x2="10.338cm" svg:y2="15.351cm">
          <text:p/>
        </draw:line>
        <draw:line draw:style-name="gr23" draw:text-style-name="P1" draw:layer="layout" svg:x1="10.338cm" svg:y1="15.351cm" svg:x2="10.338cm" svg:y2="15.808cm">
          <text:p/>
        </draw:line>
        <draw:circle draw:style-name="gr83" draw:text-style-name="P15" draw:layer="layout" svg:width="2.032cm" svg:height="2.032cm" svg:x="6.833cm" svg:y="12.43cm" draw:kind="arc" draw:start-angle="237.5" draw:end-angle="191.89">
          <text:p/>
        </draw:circle>
        <draw:frame draw:style-name="gr24" draw:text-style-name="P10" draw:layer="layout" svg:width="1.276cm" svg:height="1.595cm" svg:x="12.04cm" svg:y="12.938cm">
          <draw:text-box>
            <text:p><text:span text:style-name="T5">ϕ</text:span><text:span text:style-name="T6">2</text:span></text:p>
          </draw:text-box>
        </draw:frame>
        <draw:circle draw:style-name="gr83" draw:text-style-name="P15" draw:layer="layout" svg:width="2.032cm" svg:height="2.032cm" svg:x="11.532cm" svg:y="12.43cm" draw:kind="arc" draw:start-angle="237.5" draw:end-angle="191.89">
          <text:p/>
        </draw:circle>
      </draw:page>
      <draw:page draw:name="page21" draw:style-name="dp1" draw:master-page-name="Default">
        <draw:g>
          <draw:line draw:style-name="gr23" draw:text-style-name="P1" draw:layer="layout" svg:x1="5.51cm" svg:y1="3.439cm" svg:x2="14.73cm" svg:y2="3.439cm">
            <text:p/>
          </draw:line>
          <draw:line draw:style-name="gr23" draw:text-style-name="P1" draw:layer="layout" svg:x1="5.51cm" svg:y1="11.491cm" svg:x2="14.705cm" svg:y2="11.491cm">
            <text:p/>
          </draw:line>
          <draw:line draw:style-name="gr23" draw:text-style-name="P1" draw:layer="layout" svg:x1="5.526cm" svg:y1="7.376cm" svg:x2="5.526cm" svg:y2="11.465cm">
            <text:p/>
          </draw:line>
          <draw:g>
            <draw:line draw:style-name="gr23" draw:text-style-name="P1" draw:layer="layout" svg:x1="5.526cm" svg:y1="3.413cm" svg:x2="5.526cm" svg:y2="4.175cm">
              <text:p/>
            </draw:line>
            <draw:g>
              <draw:line draw:style-name="gr23" draw:text-style-name="P14" draw:layer="layout" svg:x1="5.526cm" svg:y1="5.572cm" svg:x2="5.526cm" svg:y2="6.08cm">
                <text:p/>
              </draw:line>
              <draw:g>
                <draw:line draw:style-name="gr23" draw:text-style-name="P14" draw:layer="layout" svg:x1="5.526cm" svg:y1="4.556cm" svg:x2="5.907cm" svg:y2="4.683cm">
                  <text:p/>
                </draw:line>
                <draw:line draw:style-name="gr23" draw:text-style-name="P14" draw:layer="layout" svg:x1="5.906cm" svg:y1="4.683cm" svg:x2="5.145cm" svg:y2="4.937cm">
                  <text:p/>
                </draw:line>
                <draw:line draw:style-name="gr23" draw:text-style-name="P14" draw:layer="layout" svg:x1="5.145cm" svg:y1="4.937cm" svg:x2="5.526cm" svg:y2="5.064cm">
                  <text:p/>
                </draw:line>
                <draw:line draw:style-name="gr23" draw:text-style-name="P14" draw:layer="layout" svg:x1="5.526cm" svg:y1="5.064cm" svg:x2="5.907cm" svg:y2="5.191cm">
                  <text:p/>
                </draw:line>
                <draw:line draw:style-name="gr23" draw:text-style-name="P14" draw:layer="layout" svg:x1="5.906cm" svg:y1="5.191cm" svg:x2="5.145cm" svg:y2="5.445cm">
                  <text:p/>
                </draw:line>
                <draw:line draw:style-name="gr23" draw:text-style-name="P14" draw:layer="layout" svg:x1="5.145cm" svg:y1="5.445cm" svg:x2="5.526cm" svg:y2="5.572cm">
                  <text:p/>
                </draw:line>
              </draw:g>
              <draw:line draw:style-name="gr23" draw:text-style-name="P14" draw:layer="layout" svg:x1="5.526cm" svg:y1="4.048cm" svg:x2="5.526cm" svg:y2="4.556cm">
                <text:p/>
              </draw:line>
            </draw:g>
            <draw:line draw:style-name="gr23" draw:text-style-name="P1" draw:layer="layout" svg:x1="5.526cm" svg:y1="6.08cm" svg:x2="5.526cm" svg:y2="7.35cm">
              <text:p/>
            </draw:line>
          </draw:g>
          <draw:frame draw:style-name="gr30" draw:text-style-name="P10" draw:layer="layout" svg:width="1.77cm" svg:height="1.745cm" svg:x="3.539cm" svg:y="4.716cm">
            <draw:text-box>
              <text:p><text:span text:style-name="T15">R</text:span><text:span text:style-name="T6">L1</text:span></text:p>
            </draw:text-box>
          </draw:frame>
          <draw:line draw:style-name="gr23" draw:text-style-name="P1" draw:layer="layout" svg:x1="10.106cm" svg:y1="3.413cm" svg:x2="10.106cm" svg:y2="4.175cm">
            <text:p/>
          </draw:line>
          <draw:g>
            <draw:line draw:style-name="gr23" draw:text-style-name="P14" draw:layer="layout" svg:x1="10.106cm" svg:y1="5.572cm" svg:x2="10.106cm" svg:y2="6.08cm">
              <text:p/>
            </draw:line>
            <draw:g>
              <draw:line draw:style-name="gr23" draw:text-style-name="P14" draw:layer="layout" svg:x1="10.106cm" svg:y1="4.556cm" svg:x2="10.487cm" svg:y2="4.683cm">
                <text:p/>
              </draw:line>
              <draw:line draw:style-name="gr23" draw:text-style-name="P14" draw:layer="layout" svg:x1="10.486cm" svg:y1="4.683cm" svg:x2="9.725cm" svg:y2="4.937cm">
                <text:p/>
              </draw:line>
              <draw:line draw:style-name="gr23" draw:text-style-name="P14" draw:layer="layout" svg:x1="9.725cm" svg:y1="4.937cm" svg:x2="10.106cm" svg:y2="5.064cm">
                <text:p/>
              </draw:line>
              <draw:line draw:style-name="gr23" draw:text-style-name="P14" draw:layer="layout" svg:x1="10.106cm" svg:y1="5.064cm" svg:x2="10.487cm" svg:y2="5.191cm">
                <text:p/>
              </draw:line>
              <draw:line draw:style-name="gr23" draw:text-style-name="P14" draw:layer="layout" svg:x1="10.486cm" svg:y1="5.191cm" svg:x2="9.725cm" svg:y2="5.445cm">
                <text:p/>
              </draw:line>
              <draw:line draw:style-name="gr23" draw:text-style-name="P14" draw:layer="layout" svg:x1="9.725cm" svg:y1="5.445cm" svg:x2="10.106cm" svg:y2="5.572cm">
                <text:p/>
              </draw:line>
            </draw:g>
            <draw:line draw:style-name="gr23" draw:text-style-name="P14" draw:layer="layout" svg:x1="10.106cm" svg:y1="4.048cm" svg:x2="10.106cm" svg:y2="4.556cm">
              <text:p/>
            </draw:line>
          </draw:g>
          <draw:line draw:style-name="gr23" draw:text-style-name="P1" draw:layer="layout" svg:x1="10.106cm" svg:y1="6.08cm" svg:x2="10.106cm" svg:y2="11.44cm">
            <text:p/>
          </draw:line>
          <draw:frame draw:style-name="gr82" draw:text-style-name="P10" draw:layer="layout" svg:width="1.276cm" svg:height="0.998cm" svg:x="8.5cm" svg:y="4.683cm">
            <draw:text-box>
              <text:p><text:span text:style-name="T15">R</text:span><text:span text:style-name="T6">c</text:span></text:p>
            </draw:text-box>
          </draw:frame>
          <draw:line draw:style-name="gr23" draw:text-style-name="P1" draw:layer="layout" svg:x1="14.685cm" svg:y1="3.413cm" svg:x2="14.685cm" svg:y2="4.175cm">
            <text:p/>
          </draw:line>
          <draw:g>
            <draw:line draw:style-name="gr23" draw:text-style-name="P14" draw:layer="layout" svg:x1="14.685cm" svg:y1="5.572cm" svg:x2="14.685cm" svg:y2="6.08cm">
              <text:p/>
            </draw:line>
            <draw:g>
              <draw:line draw:style-name="gr23" draw:text-style-name="P14" draw:layer="layout" svg:x1="14.685cm" svg:y1="4.556cm" svg:x2="15.066cm" svg:y2="4.683cm">
                <text:p/>
              </draw:line>
              <draw:line draw:style-name="gr23" draw:text-style-name="P14" draw:layer="layout" svg:x1="15.065cm" svg:y1="4.683cm" svg:x2="14.304cm" svg:y2="4.937cm">
                <text:p/>
              </draw:line>
              <draw:line draw:style-name="gr23" draw:text-style-name="P14" draw:layer="layout" svg:x1="14.304cm" svg:y1="4.937cm" svg:x2="14.685cm" svg:y2="5.064cm">
                <text:p/>
              </draw:line>
              <draw:line draw:style-name="gr23" draw:text-style-name="P14" draw:layer="layout" svg:x1="14.685cm" svg:y1="5.064cm" svg:x2="15.066cm" svg:y2="5.191cm">
                <text:p/>
              </draw:line>
              <draw:line draw:style-name="gr23" draw:text-style-name="P14" draw:layer="layout" svg:x1="15.065cm" svg:y1="5.191cm" svg:x2="14.304cm" svg:y2="5.445cm">
                <text:p/>
              </draw:line>
              <draw:line draw:style-name="gr23" draw:text-style-name="P14" draw:layer="layout" svg:x1="14.304cm" svg:y1="5.445cm" svg:x2="14.685cm" svg:y2="5.572cm">
                <text:p/>
              </draw:line>
            </draw:g>
            <draw:line draw:style-name="gr23" draw:text-style-name="P14" draw:layer="layout" svg:x1="14.685cm" svg:y1="4.048cm" svg:x2="14.685cm" svg:y2="4.556cm">
              <text:p/>
            </draw:line>
          </draw:g>
          <draw:line draw:style-name="gr23" draw:text-style-name="P1" draw:layer="layout" svg:x1="14.685cm" svg:y1="6.08cm" svg:x2="14.685cm" svg:y2="11.44cm">
            <text:p/>
          </draw:line>
          <draw:frame draw:style-name="gr30" draw:text-style-name="P10" draw:layer="layout" svg:width="1.919cm" svg:height="1.745cm" svg:x="12.675cm" svg:y="4.683cm">
            <draw:text-box>
              <text:p><text:span text:style-name="T15">R</text:span><text:span text:style-name="T6">L2</text:span></text:p>
            </draw:text-box>
          </draw:frame>
          <draw:line draw:style-name="gr23" draw:text-style-name="P1" draw:layer="layout" svg:x1="10.098cm" svg:y1="8.646cm" svg:x2="10.098cm" svg:y2="8.646cm">
            <text:p/>
          </draw:line>
        </draw:g>
        <draw:g>
          <draw:line draw:style-name="gr23" draw:text-style-name="P1" draw:layer="layout" svg:x1="5.502cm" svg:y1="13.649cm" svg:x2="14.722cm" svg:y2="13.649cm">
            <text:p/>
          </draw:line>
          <draw:line draw:style-name="gr23" draw:text-style-name="P1" draw:layer="layout" svg:x1="5.502cm" svg:y1="21.601cm" svg:x2="14.697cm" svg:y2="21.601cm">
            <text:p/>
          </draw:line>
          <draw:frame draw:style-name="gr30" draw:text-style-name="P10" draw:layer="layout" svg:width="3.421cm" svg:height="1.745cm" svg:x="2.515cm" svg:y="14.87cm">
            <draw:text-box>
              <text:p><text:span text:style-name="T15">R</text:span><text:span text:style-name="T6">L1[core]</text:span></text:p>
            </draw:text-box>
          </draw:frame>
          <draw:line draw:style-name="gr23" draw:text-style-name="P1" draw:layer="layout" svg:x1="10.09cm" svg:y1="18.856cm" svg:x2="10.09cm" svg:y2="18.856cm">
            <text:p/>
          </draw:line>
          <draw:g>
            <draw:g>
              <draw:line draw:style-name="gr23" draw:text-style-name="P1" draw:layer="layout" svg:x1="5.496cm" svg:y1="13.673cm" svg:x2="5.496cm" svg:y2="14.435cm">
                <text:p/>
              </draw:line>
              <draw:g>
                <draw:line draw:style-name="gr23" draw:text-style-name="P14" draw:layer="layout" svg:x1="5.496cm" svg:y1="15.832cm" svg:x2="5.496cm" svg:y2="16.34cm">
                  <text:p/>
                </draw:line>
                <draw:g>
                  <draw:line draw:style-name="gr23" draw:text-style-name="P14" draw:layer="layout" svg:x1="5.496cm" svg:y1="14.816cm" svg:x2="5.877cm" svg:y2="14.943cm">
                    <text:p/>
                  </draw:line>
                  <draw:line draw:style-name="gr23" draw:text-style-name="P14" draw:layer="layout" svg:x1="5.876cm" svg:y1="14.943cm" svg:x2="5.115cm" svg:y2="15.197cm">
                    <text:p/>
                  </draw:line>
                  <draw:line draw:style-name="gr23" draw:text-style-name="P14" draw:layer="layout" svg:x1="5.115cm" svg:y1="15.197cm" svg:x2="5.496cm" svg:y2="15.324cm">
                    <text:p/>
                  </draw:line>
                  <draw:line draw:style-name="gr23" draw:text-style-name="P14" draw:layer="layout" svg:x1="5.496cm" svg:y1="15.324cm" svg:x2="5.877cm" svg:y2="15.451cm">
                    <text:p/>
                  </draw:line>
                  <draw:line draw:style-name="gr23" draw:text-style-name="P14" draw:layer="layout" svg:x1="5.876cm" svg:y1="15.451cm" svg:x2="5.115cm" svg:y2="15.705cm">
                    <text:p/>
                  </draw:line>
                  <draw:line draw:style-name="gr23" draw:text-style-name="P14" draw:layer="layout" svg:x1="5.115cm" svg:y1="15.705cm" svg:x2="5.496cm" svg:y2="15.832cm">
                    <text:p/>
                  </draw:line>
                </draw:g>
                <draw:line draw:style-name="gr23" draw:text-style-name="P14" draw:layer="layout" svg:x1="5.496cm" svg:y1="14.308cm" svg:x2="5.496cm" svg:y2="14.816cm">
                  <text:p/>
                </draw:line>
              </draw:g>
              <draw:line draw:style-name="gr23" draw:text-style-name="P1" draw:layer="layout" svg:x1="5.496cm" svg:y1="16.34cm" svg:x2="5.496cm" svg:y2="17.61cm">
                <text:p/>
              </draw:line>
            </draw:g>
            <draw:line draw:style-name="gr23" draw:text-style-name="P1" draw:layer="layout" svg:x1="5.496cm" svg:y1="17.179cm" svg:x2="5.496cm" svg:y2="18.419cm">
              <text:p/>
            </draw:line>
            <draw:g>
              <draw:line draw:style-name="gr23" draw:text-style-name="P14" draw:layer="layout" svg:x1="5.496cm" svg:y1="19.816cm" svg:x2="5.496cm" svg:y2="20.324cm">
                <text:p/>
              </draw:line>
              <draw:g>
                <draw:line draw:style-name="gr23" draw:text-style-name="P14" draw:layer="layout" svg:x1="5.496cm" svg:y1="18.8cm" svg:x2="5.877cm" svg:y2="18.927cm">
                  <text:p/>
                </draw:line>
                <draw:line draw:style-name="gr23" draw:text-style-name="P14" draw:layer="layout" svg:x1="5.876cm" svg:y1="18.927cm" svg:x2="5.115cm" svg:y2="19.181cm">
                  <text:p/>
                </draw:line>
                <draw:line draw:style-name="gr23" draw:text-style-name="P14" draw:layer="layout" svg:x1="5.115cm" svg:y1="19.181cm" svg:x2="5.496cm" svg:y2="19.308cm">
                  <text:p/>
                </draw:line>
                <draw:line draw:style-name="gr23" draw:text-style-name="P14" draw:layer="layout" svg:x1="5.496cm" svg:y1="19.308cm" svg:x2="5.877cm" svg:y2="19.435cm">
                  <text:p/>
                </draw:line>
                <draw:line draw:style-name="gr23" draw:text-style-name="P14" draw:layer="layout" svg:x1="5.876cm" svg:y1="19.435cm" svg:x2="5.115cm" svg:y2="19.689cm">
                  <text:p/>
                </draw:line>
                <draw:line draw:style-name="gr23" draw:text-style-name="P14" draw:layer="layout" svg:x1="5.115cm" svg:y1="19.689cm" svg:x2="5.496cm" svg:y2="19.816cm">
                  <text:p/>
                </draw:line>
              </draw:g>
              <draw:line draw:style-name="gr23" draw:text-style-name="P14" draw:layer="layout" svg:x1="5.496cm" svg:y1="18.292cm" svg:x2="5.496cm" svg:y2="18.8cm">
                <text:p/>
              </draw:line>
            </draw:g>
            <draw:line draw:style-name="gr23" draw:text-style-name="P1" draw:layer="layout" svg:x1="5.496cm" svg:y1="20.324cm" svg:x2="5.496cm" svg:y2="21.594cm">
              <text:p/>
            </draw:line>
          </draw:g>
          <draw:g>
            <draw:g>
              <draw:line draw:style-name="gr23" draw:text-style-name="P1" draw:layer="layout" svg:x1="10.089cm" svg:y1="13.673cm" svg:x2="10.089cm" svg:y2="14.435cm">
                <text:p/>
              </draw:line>
              <draw:g>
                <draw:line draw:style-name="gr23" draw:text-style-name="P14" draw:layer="layout" svg:x1="10.089cm" svg:y1="15.832cm" svg:x2="10.089cm" svg:y2="16.34cm">
                  <text:p/>
                </draw:line>
                <draw:g>
                  <draw:line draw:style-name="gr23" draw:text-style-name="P14" draw:layer="layout" svg:x1="10.089cm" svg:y1="14.816cm" svg:x2="10.47cm" svg:y2="14.943cm">
                    <text:p/>
                  </draw:line>
                  <draw:line draw:style-name="gr23" draw:text-style-name="P14" draw:layer="layout" svg:x1="10.469cm" svg:y1="14.943cm" svg:x2="9.708cm" svg:y2="15.197cm">
                    <text:p/>
                  </draw:line>
                  <draw:line draw:style-name="gr23" draw:text-style-name="P14" draw:layer="layout" svg:x1="9.708cm" svg:y1="15.197cm" svg:x2="10.089cm" svg:y2="15.324cm">
                    <text:p/>
                  </draw:line>
                  <draw:line draw:style-name="gr23" draw:text-style-name="P14" draw:layer="layout" svg:x1="10.089cm" svg:y1="15.324cm" svg:x2="10.47cm" svg:y2="15.451cm">
                    <text:p/>
                  </draw:line>
                  <draw:line draw:style-name="gr23" draw:text-style-name="P14" draw:layer="layout" svg:x1="10.469cm" svg:y1="15.451cm" svg:x2="9.708cm" svg:y2="15.705cm">
                    <text:p/>
                  </draw:line>
                  <draw:line draw:style-name="gr23" draw:text-style-name="P14" draw:layer="layout" svg:x1="9.708cm" svg:y1="15.705cm" svg:x2="10.089cm" svg:y2="15.832cm">
                    <text:p/>
                  </draw:line>
                </draw:g>
                <draw:line draw:style-name="gr23" draw:text-style-name="P14" draw:layer="layout" svg:x1="10.089cm" svg:y1="14.308cm" svg:x2="10.089cm" svg:y2="14.816cm">
                  <text:p/>
                </draw:line>
              </draw:g>
              <draw:line draw:style-name="gr23" draw:text-style-name="P1" draw:layer="layout" svg:x1="10.089cm" svg:y1="16.34cm" svg:x2="10.089cm" svg:y2="17.61cm">
                <text:p/>
              </draw:line>
            </draw:g>
            <draw:line draw:style-name="gr23" draw:text-style-name="P1" draw:layer="layout" svg:x1="10.089cm" svg:y1="17.179cm" svg:x2="10.089cm" svg:y2="18.419cm">
              <text:p/>
            </draw:line>
            <draw:g>
              <draw:line draw:style-name="gr23" draw:text-style-name="P14" draw:layer="layout" svg:x1="10.089cm" svg:y1="19.816cm" svg:x2="10.089cm" svg:y2="20.324cm">
                <text:p/>
              </draw:line>
              <draw:g>
                <draw:line draw:style-name="gr23" draw:text-style-name="P14" draw:layer="layout" svg:x1="10.089cm" svg:y1="18.8cm" svg:x2="10.47cm" svg:y2="18.927cm">
                  <text:p/>
                </draw:line>
                <draw:line draw:style-name="gr23" draw:text-style-name="P14" draw:layer="layout" svg:x1="10.469cm" svg:y1="18.927cm" svg:x2="9.708cm" svg:y2="19.181cm">
                  <text:p/>
                </draw:line>
                <draw:line draw:style-name="gr23" draw:text-style-name="P14" draw:layer="layout" svg:x1="9.708cm" svg:y1="19.181cm" svg:x2="10.089cm" svg:y2="19.308cm">
                  <text:p/>
                </draw:line>
                <draw:line draw:style-name="gr23" draw:text-style-name="P14" draw:layer="layout" svg:x1="10.089cm" svg:y1="19.308cm" svg:x2="10.47cm" svg:y2="19.435cm">
                  <text:p/>
                </draw:line>
                <draw:line draw:style-name="gr23" draw:text-style-name="P14" draw:layer="layout" svg:x1="10.469cm" svg:y1="19.435cm" svg:x2="9.708cm" svg:y2="19.689cm">
                  <text:p/>
                </draw:line>
                <draw:line draw:style-name="gr23" draw:text-style-name="P14" draw:layer="layout" svg:x1="9.708cm" svg:y1="19.689cm" svg:x2="10.089cm" svg:y2="19.816cm">
                  <text:p/>
                </draw:line>
              </draw:g>
              <draw:line draw:style-name="gr23" draw:text-style-name="P14" draw:layer="layout" svg:x1="10.089cm" svg:y1="18.292cm" svg:x2="10.089cm" svg:y2="18.8cm">
                <text:p/>
              </draw:line>
            </draw:g>
            <draw:line draw:style-name="gr23" draw:text-style-name="P1" draw:layer="layout" svg:x1="10.089cm" svg:y1="20.324cm" svg:x2="10.089cm" svg:y2="21.594cm">
              <text:p/>
            </draw:line>
          </draw:g>
          <draw:g>
            <draw:g>
              <draw:line draw:style-name="gr23" draw:text-style-name="P1" draw:layer="layout" svg:x1="14.707cm" svg:y1="13.673cm" svg:x2="14.707cm" svg:y2="14.435cm">
                <text:p/>
              </draw:line>
              <draw:g>
                <draw:line draw:style-name="gr23" draw:text-style-name="P14" draw:layer="layout" svg:x1="14.707cm" svg:y1="15.832cm" svg:x2="14.707cm" svg:y2="16.34cm">
                  <text:p/>
                </draw:line>
                <draw:g>
                  <draw:line draw:style-name="gr23" draw:text-style-name="P14" draw:layer="layout" svg:x1="14.707cm" svg:y1="14.816cm" svg:x2="15.088cm" svg:y2="14.943cm">
                    <text:p/>
                  </draw:line>
                  <draw:line draw:style-name="gr23" draw:text-style-name="P14" draw:layer="layout" svg:x1="15.087cm" svg:y1="14.943cm" svg:x2="14.326cm" svg:y2="15.197cm">
                    <text:p/>
                  </draw:line>
                  <draw:line draw:style-name="gr23" draw:text-style-name="P14" draw:layer="layout" svg:x1="14.326cm" svg:y1="15.197cm" svg:x2="14.707cm" svg:y2="15.324cm">
                    <text:p/>
                  </draw:line>
                  <draw:line draw:style-name="gr23" draw:text-style-name="P14" draw:layer="layout" svg:x1="14.707cm" svg:y1="15.324cm" svg:x2="15.088cm" svg:y2="15.451cm">
                    <text:p/>
                  </draw:line>
                  <draw:line draw:style-name="gr23" draw:text-style-name="P14" draw:layer="layout" svg:x1="15.087cm" svg:y1="15.451cm" svg:x2="14.326cm" svg:y2="15.705cm">
                    <text:p/>
                  </draw:line>
                  <draw:line draw:style-name="gr23" draw:text-style-name="P14" draw:layer="layout" svg:x1="14.326cm" svg:y1="15.705cm" svg:x2="14.707cm" svg:y2="15.832cm">
                    <text:p/>
                  </draw:line>
                </draw:g>
                <draw:line draw:style-name="gr23" draw:text-style-name="P14" draw:layer="layout" svg:x1="14.707cm" svg:y1="14.308cm" svg:x2="14.707cm" svg:y2="14.816cm">
                  <text:p/>
                </draw:line>
              </draw:g>
              <draw:line draw:style-name="gr23" draw:text-style-name="P1" draw:layer="layout" svg:x1="14.707cm" svg:y1="16.34cm" svg:x2="14.707cm" svg:y2="17.61cm">
                <text:p/>
              </draw:line>
            </draw:g>
            <draw:line draw:style-name="gr23" draw:text-style-name="P1" draw:layer="layout" svg:x1="14.707cm" svg:y1="17.179cm" svg:x2="14.707cm" svg:y2="18.419cm">
              <text:p/>
            </draw:line>
            <draw:g>
              <draw:line draw:style-name="gr23" draw:text-style-name="P14" draw:layer="layout" svg:x1="14.707cm" svg:y1="19.816cm" svg:x2="14.707cm" svg:y2="20.324cm">
                <text:p/>
              </draw:line>
              <draw:g>
                <draw:line draw:style-name="gr23" draw:text-style-name="P14" draw:layer="layout" svg:x1="14.707cm" svg:y1="18.8cm" svg:x2="15.088cm" svg:y2="18.927cm">
                  <text:p/>
                </draw:line>
                <draw:line draw:style-name="gr23" draw:text-style-name="P14" draw:layer="layout" svg:x1="15.087cm" svg:y1="18.927cm" svg:x2="14.326cm" svg:y2="19.181cm">
                  <text:p/>
                </draw:line>
                <draw:line draw:style-name="gr23" draw:text-style-name="P14" draw:layer="layout" svg:x1="14.326cm" svg:y1="19.181cm" svg:x2="14.707cm" svg:y2="19.308cm">
                  <text:p/>
                </draw:line>
                <draw:line draw:style-name="gr23" draw:text-style-name="P14" draw:layer="layout" svg:x1="14.707cm" svg:y1="19.308cm" svg:x2="15.088cm" svg:y2="19.435cm">
                  <text:p/>
                </draw:line>
                <draw:line draw:style-name="gr23" draw:text-style-name="P14" draw:layer="layout" svg:x1="15.087cm" svg:y1="19.435cm" svg:x2="14.326cm" svg:y2="19.689cm">
                  <text:p/>
                </draw:line>
                <draw:line draw:style-name="gr23" draw:text-style-name="P14" draw:layer="layout" svg:x1="14.326cm" svg:y1="19.689cm" svg:x2="14.707cm" svg:y2="19.816cm">
                  <text:p/>
                </draw:line>
              </draw:g>
              <draw:line draw:style-name="gr23" draw:text-style-name="P14" draw:layer="layout" svg:x1="14.707cm" svg:y1="18.292cm" svg:x2="14.707cm" svg:y2="18.8cm">
                <text:p/>
              </draw:line>
            </draw:g>
            <draw:line draw:style-name="gr23" draw:text-style-name="P1" draw:layer="layout" svg:x1="14.707cm" svg:y1="20.324cm" svg:x2="14.707cm" svg:y2="21.594cm">
              <text:p/>
            </draw:line>
          </draw:g>
          <draw:frame draw:style-name="gr30" draw:text-style-name="P10" draw:layer="layout" svg:width="3.421cm" svg:height="1.745cm" svg:x="2.523cm" svg:y="18.851cm">
            <draw:text-box>
              <text:p><text:span text:style-name="T15">R</text:span><text:span text:style-name="T6">L1[gap]</text:span></text:p>
            </draw:text-box>
          </draw:frame>
          <draw:frame draw:style-name="gr30" draw:text-style-name="P10" draw:layer="layout" svg:width="3.421cm" svg:height="1.745cm" svg:x="7.214cm" svg:y="14.832cm">
            <draw:text-box>
              <text:p><text:span text:style-name="T15">R</text:span><text:span text:style-name="T6">C [core]</text:span></text:p>
            </draw:text-box>
          </draw:frame>
          <draw:frame draw:style-name="gr30" draw:text-style-name="P10" draw:layer="layout" svg:width="3.421cm" svg:height="1.745cm" svg:x="7.222cm" svg:y="18.813cm">
            <draw:text-box>
              <text:p><text:span text:style-name="T15">R</text:span><text:span text:style-name="T6">C [gap]</text:span></text:p>
            </draw:text-box>
          </draw:frame>
          <draw:frame draw:style-name="gr30" draw:text-style-name="P10" draw:layer="layout" svg:width="3.421cm" svg:height="1.745cm" svg:x="11.659cm" svg:y="14.816cm">
            <draw:text-box>
              <text:p><text:span text:style-name="T15">R</text:span><text:span text:style-name="T6">L2[core]</text:span></text:p>
            </draw:text-box>
          </draw:frame>
          <draw:frame draw:style-name="gr30" draw:text-style-name="P10" draw:layer="layout" svg:width="3.421cm" svg:height="1.745cm" svg:x="11.667cm" svg:y="18.797cm">
            <draw:text-box>
              <text:p><text:span text:style-name="T15">R</text:span><text:span text:style-name="T6">L2[gap]</text:span></text:p>
            </draw:text-box>
          </draw:frame>
        </draw:g>
      </draw:page>
      <draw:page draw:name="page22" draw:style-name="dp1" draw:master-page-name="Default">
        <draw:line draw:style-name="gr23" draw:text-style-name="P1" draw:layer="layout" svg:x1="5.369cm" svg:y1="13.141cm" svg:x2="14.589cm" svg:y2="13.141cm">
          <text:p/>
        </draw:line>
        <draw:line draw:style-name="gr23" draw:text-style-name="P1" draw:layer="layout" svg:x1="5.369cm" svg:y1="21.193cm" svg:x2="14.589cm" svg:y2="21.193cm">
          <text:p/>
        </draw:line>
        <draw:g>
          <draw:line draw:style-name="gr23" draw:text-style-name="P1" draw:layer="layout" svg:x1="5.404cm" svg:y1="14.919cm" svg:x2="5.404cm" svg:y2="17.256cm">
            <text:p/>
          </draw:line>
          <draw:line draw:style-name="gr23" draw:text-style-name="P1" draw:layer="layout" svg:x1="5.023cm" svg:y1="14.919cm" svg:x2="5.785cm" svg:y2="14.919cm">
            <text:p/>
          </draw:line>
          <draw:line draw:style-name="gr23" draw:text-style-name="P1" draw:layer="layout" svg:x1="5.023cm" svg:y1="14.538cm" svg:x2="5.785cm" svg:y2="14.538cm">
            <text:p/>
          </draw:line>
          <draw:line draw:style-name="gr23" draw:text-style-name="P1" draw:layer="layout" svg:x1="5.404cm" svg:y1="13.141cm" svg:x2="5.404cm" svg:y2="14.538cm">
            <text:p/>
          </draw:line>
          <draw:line draw:style-name="gr23" draw:text-style-name="P1" draw:layer="layout" svg:x1="5.404cm" svg:y1="18.821cm" svg:x2="5.404cm" svg:y2="21.193cm">
            <text:p/>
          </draw:line>
          <draw:line draw:style-name="gr23" draw:text-style-name="P1" draw:layer="layout" svg:x1="5.023cm" svg:y1="18.821cm" svg:x2="5.785cm" svg:y2="18.821cm">
            <text:p/>
          </draw:line>
          <draw:line draw:style-name="gr23" draw:text-style-name="P1" draw:layer="layout" svg:x1="5.023cm" svg:y1="18.44cm" svg:x2="5.785cm" svg:y2="18.44cm">
            <text:p/>
          </draw:line>
          <draw:line draw:style-name="gr23" draw:text-style-name="P1" draw:layer="layout" svg:x1="5.404cm" svg:y1="17.043cm" svg:x2="5.404cm" svg:y2="18.44cm">
            <text:p/>
          </draw:line>
        </draw:g>
        <draw:frame draw:style-name="gr30" draw:text-style-name="P10" draw:layer="layout" svg:width="3.421cm" svg:height="1.745cm" svg:x="2.607cm" svg:y="14.157cm">
          <draw:text-box>
            <text:p><text:span text:style-name="T15">P</text:span><text:span text:style-name="T6">L1[core]</text:span></text:p>
          </draw:text-box>
        </draw:frame>
        <draw:frame draw:style-name="gr30" draw:text-style-name="P10" draw:layer="layout" svg:width="2.659cm" svg:height="1.745cm" svg:x="2.615cm" svg:y="18.138cm">
          <draw:text-box>
            <text:p><text:span text:style-name="T15">P</text:span><text:span text:style-name="T6">L1[gap]</text:span></text:p>
          </draw:text-box>
        </draw:frame>
        <draw:g>
          <draw:line draw:style-name="gr23" draw:text-style-name="P1" draw:layer="layout" svg:x1="5.912cm" svg:y1="5.521cm" svg:x2="5.912cm" svg:y2="11.795cm">
            <text:p/>
          </draw:line>
          <draw:line draw:style-name="gr23" draw:text-style-name="P1" draw:layer="layout" svg:x1="5.531cm" svg:y1="5.521cm" svg:x2="6.293cm" svg:y2="5.521cm">
            <text:p/>
          </draw:line>
          <draw:line draw:style-name="gr23" draw:text-style-name="P1" draw:layer="layout" svg:x1="5.531cm" svg:y1="5.14cm" svg:x2="6.293cm" svg:y2="5.14cm">
            <text:p/>
          </draw:line>
          <draw:line draw:style-name="gr23" draw:text-style-name="P1" draw:layer="layout" svg:x1="5.912cm" svg:y1="3.743cm" svg:x2="5.912cm" svg:y2="5.14cm">
            <text:p/>
          </draw:line>
        </draw:g>
        <draw:line draw:style-name="gr23" draw:text-style-name="P1" draw:layer="layout" svg:x1="5.877cm" svg:y1="3.743cm" svg:x2="15.097cm" svg:y2="3.743cm">
          <text:p/>
        </draw:line>
        <draw:line draw:style-name="gr23" draw:text-style-name="P1" draw:layer="layout" svg:x1="5.877cm" svg:y1="11.795cm" svg:x2="15.097cm" svg:y2="11.795cm">
          <text:p/>
        </draw:line>
        <draw:frame draw:style-name="gr30" draw:text-style-name="P10" draw:layer="layout" svg:width="1.651cm" svg:height="1.745cm" svg:x="3.915cm" svg:y="4.759cm">
          <draw:text-box>
            <text:p><text:span text:style-name="T15">P</text:span><text:span text:style-name="T6">L1</text:span></text:p>
          </draw:text-box>
        </draw:frame>
        <draw:g>
          <draw:line draw:style-name="gr23" draw:text-style-name="P1" draw:layer="layout" svg:x1="10.004cm" svg:y1="14.919cm" svg:x2="10.004cm" svg:y2="17.256cm">
            <text:p/>
          </draw:line>
          <draw:line draw:style-name="gr23" draw:text-style-name="P1" draw:layer="layout" svg:x1="9.623cm" svg:y1="14.919cm" svg:x2="10.385cm" svg:y2="14.919cm">
            <text:p/>
          </draw:line>
          <draw:line draw:style-name="gr23" draw:text-style-name="P1" draw:layer="layout" svg:x1="9.623cm" svg:y1="14.538cm" svg:x2="10.385cm" svg:y2="14.538cm">
            <text:p/>
          </draw:line>
          <draw:line draw:style-name="gr23" draw:text-style-name="P1" draw:layer="layout" svg:x1="10.004cm" svg:y1="13.141cm" svg:x2="10.004cm" svg:y2="14.538cm">
            <text:p/>
          </draw:line>
          <draw:line draw:style-name="gr23" draw:text-style-name="P1" draw:layer="layout" svg:x1="10.004cm" svg:y1="18.821cm" svg:x2="10.004cm" svg:y2="21.193cm">
            <text:p/>
          </draw:line>
          <draw:line draw:style-name="gr23" draw:text-style-name="P1" draw:layer="layout" svg:x1="9.623cm" svg:y1="18.821cm" svg:x2="10.385cm" svg:y2="18.821cm">
            <text:p/>
          </draw:line>
          <draw:line draw:style-name="gr23" draw:text-style-name="P1" draw:layer="layout" svg:x1="9.623cm" svg:y1="18.44cm" svg:x2="10.385cm" svg:y2="18.44cm">
            <text:p/>
          </draw:line>
          <draw:line draw:style-name="gr23" draw:text-style-name="P1" draw:layer="layout" svg:x1="10.004cm" svg:y1="17.043cm" svg:x2="10.004cm" svg:y2="18.44cm">
            <text:p/>
          </draw:line>
        </draw:g>
        <draw:g>
          <draw:line draw:style-name="gr23" draw:text-style-name="P1" draw:layer="layout" svg:x1="14.604cm" svg:y1="14.919cm" svg:x2="14.604cm" svg:y2="17.256cm">
            <text:p/>
          </draw:line>
          <draw:line draw:style-name="gr23" draw:text-style-name="P1" draw:layer="layout" svg:x1="14.223cm" svg:y1="14.919cm" svg:x2="14.985cm" svg:y2="14.919cm">
            <text:p/>
          </draw:line>
          <draw:line draw:style-name="gr23" draw:text-style-name="P1" draw:layer="layout" svg:x1="14.223cm" svg:y1="14.538cm" svg:x2="14.985cm" svg:y2="14.538cm">
            <text:p/>
          </draw:line>
          <draw:line draw:style-name="gr23" draw:text-style-name="P1" draw:layer="layout" svg:x1="14.604cm" svg:y1="13.141cm" svg:x2="14.604cm" svg:y2="14.538cm">
            <text:p/>
          </draw:line>
          <draw:line draw:style-name="gr23" draw:text-style-name="P1" draw:layer="layout" svg:x1="14.604cm" svg:y1="18.821cm" svg:x2="14.604cm" svg:y2="21.193cm">
            <text:p/>
          </draw:line>
          <draw:line draw:style-name="gr23" draw:text-style-name="P1" draw:layer="layout" svg:x1="14.223cm" svg:y1="18.821cm" svg:x2="14.985cm" svg:y2="18.821cm">
            <text:p/>
          </draw:line>
          <draw:line draw:style-name="gr23" draw:text-style-name="P1" draw:layer="layout" svg:x1="14.223cm" svg:y1="18.44cm" svg:x2="14.985cm" svg:y2="18.44cm">
            <text:p/>
          </draw:line>
          <draw:line draw:style-name="gr23" draw:text-style-name="P1" draw:layer="layout" svg:x1="14.604cm" svg:y1="17.043cm" svg:x2="14.604cm" svg:y2="18.44cm">
            <text:p/>
          </draw:line>
        </draw:g>
        <draw:g>
          <draw:line draw:style-name="gr23" draw:text-style-name="P1" draw:layer="layout" svg:x1="5.404cm" svg:y1="14.919cm" svg:x2="5.404cm" svg:y2="17.256cm">
            <text:p/>
          </draw:line>
          <draw:line draw:style-name="gr23" draw:text-style-name="P1" draw:layer="layout" svg:x1="5.023cm" svg:y1="14.919cm" svg:x2="5.785cm" svg:y2="14.919cm">
            <text:p/>
          </draw:line>
          <draw:line draw:style-name="gr23" draw:text-style-name="P1" draw:layer="layout" svg:x1="5.023cm" svg:y1="14.538cm" svg:x2="5.785cm" svg:y2="14.538cm">
            <text:p/>
          </draw:line>
          <draw:line draw:style-name="gr23" draw:text-style-name="P1" draw:layer="layout" svg:x1="5.404cm" svg:y1="13.141cm" svg:x2="5.404cm" svg:y2="14.538cm">
            <text:p/>
          </draw:line>
          <draw:line draw:style-name="gr23" draw:text-style-name="P1" draw:layer="layout" svg:x1="5.404cm" svg:y1="18.821cm" svg:x2="5.404cm" svg:y2="21.193cm">
            <text:p/>
          </draw:line>
          <draw:line draw:style-name="gr23" draw:text-style-name="P1" draw:layer="layout" svg:x1="5.023cm" svg:y1="18.821cm" svg:x2="5.785cm" svg:y2="18.821cm">
            <text:p/>
          </draw:line>
          <draw:line draw:style-name="gr23" draw:text-style-name="P1" draw:layer="layout" svg:x1="5.023cm" svg:y1="18.44cm" svg:x2="5.785cm" svg:y2="18.44cm">
            <text:p/>
          </draw:line>
          <draw:line draw:style-name="gr23" draw:text-style-name="P1" draw:layer="layout" svg:x1="5.404cm" svg:y1="17.043cm" svg:x2="5.404cm" svg:y2="18.44cm">
            <text:p/>
          </draw:line>
        </draw:g>
        <draw:frame draw:style-name="gr30" draw:text-style-name="P10" draw:layer="layout" svg:width="3.421cm" svg:height="1.745cm" svg:x="7.208cm" svg:y="14.157cm">
          <draw:text-box>
            <text:p><text:span text:style-name="T15">P</text:span><text:span text:style-name="T6">C [core]</text:span></text:p>
          </draw:text-box>
        </draw:frame>
        <draw:frame draw:style-name="gr30" draw:text-style-name="P10" draw:layer="layout" svg:width="2.659cm" svg:height="1.745cm" svg:x="7.216cm" svg:y="18.138cm">
          <draw:text-box>
            <text:p><text:span text:style-name="T15">P</text:span><text:span text:style-name="T6">C [gap]</text:span></text:p>
          </draw:text-box>
        </draw:frame>
        <draw:frame draw:style-name="gr30" draw:text-style-name="P10" draw:layer="layout" svg:width="3.421cm" svg:height="1.745cm" svg:x="11.808cm" svg:y="14.157cm">
          <draw:text-box>
            <text:p><text:span text:style-name="T15">P</text:span><text:span text:style-name="T6">L2[core]</text:span></text:p>
          </draw:text-box>
        </draw:frame>
        <draw:frame draw:style-name="gr30" draw:text-style-name="P10" draw:layer="layout" svg:width="2.659cm" svg:height="1.745cm" svg:x="11.816cm" svg:y="18.138cm">
          <draw:text-box>
            <text:p><text:span text:style-name="T15">P</text:span><text:span text:style-name="T6">L2[gap]</text:span></text:p>
          </draw:text-box>
        </draw:frame>
        <draw:g>
          <draw:line draw:style-name="gr23" draw:text-style-name="P1" draw:layer="layout" svg:x1="10.512cm" svg:y1="5.521cm" svg:x2="10.512cm" svg:y2="11.795cm">
            <text:p/>
          </draw:line>
          <draw:line draw:style-name="gr23" draw:text-style-name="P1" draw:layer="layout" svg:x1="10.131cm" svg:y1="5.521cm" svg:x2="10.893cm" svg:y2="5.521cm">
            <text:p/>
          </draw:line>
          <draw:line draw:style-name="gr23" draw:text-style-name="P1" draw:layer="layout" svg:x1="10.131cm" svg:y1="5.14cm" svg:x2="10.893cm" svg:y2="5.14cm">
            <text:p/>
          </draw:line>
          <draw:line draw:style-name="gr23" draw:text-style-name="P1" draw:layer="layout" svg:x1="10.512cm" svg:y1="3.743cm" svg:x2="10.512cm" svg:y2="5.14cm">
            <text:p/>
          </draw:line>
        </draw:g>
        <draw:g>
          <draw:line draw:style-name="gr23" draw:text-style-name="P1" draw:layer="layout" svg:x1="15.112cm" svg:y1="5.521cm" svg:x2="15.112cm" svg:y2="11.795cm">
            <text:p/>
          </draw:line>
          <draw:line draw:style-name="gr23" draw:text-style-name="P1" draw:layer="layout" svg:x1="14.731cm" svg:y1="5.521cm" svg:x2="15.493cm" svg:y2="5.521cm">
            <text:p/>
          </draw:line>
          <draw:line draw:style-name="gr23" draw:text-style-name="P1" draw:layer="layout" svg:x1="14.731cm" svg:y1="5.14cm" svg:x2="15.493cm" svg:y2="5.14cm">
            <text:p/>
          </draw:line>
          <draw:line draw:style-name="gr23" draw:text-style-name="P1" draw:layer="layout" svg:x1="15.112cm" svg:y1="3.743cm" svg:x2="15.112cm" svg:y2="5.14cm">
            <text:p/>
          </draw:line>
        </draw:g>
        <draw:frame draw:style-name="gr30" draw:text-style-name="P10" draw:layer="layout" svg:width="1.651cm" svg:height="1.745cm" svg:x="8.716cm" svg:y="4.76cm">
          <draw:text-box>
            <text:p><text:span text:style-name="T15">P</text:span><text:span text:style-name="T6">C</text:span></text:p>
          </draw:text-box>
        </draw:frame>
        <draw:frame draw:style-name="gr30" draw:text-style-name="P10" draw:layer="layout" svg:width="1.651cm" svg:height="1.745cm" svg:x="13.316cm" svg:y="4.76cm">
          <draw:text-box>
            <text:p><text:span text:style-name="T15">P</text:span><text:span text:style-name="T6">L2</text:span></text:p>
          </draw:text-box>
        </draw:frame>
      </draw:page>
      <draw:page draw:name="page23" draw:style-name="dp1" draw:master-page-name="Default">
        <draw:g>
          <draw:line draw:style-name="gr23" draw:text-style-name="P1" draw:layer="layout" svg:x1="46.112cm" svg:y1="14.921cm" svg:x2="46.112cm" svg:y2="21.093cm">
            <text:p/>
          </draw:line>
          <draw:line draw:style-name="gr23" draw:text-style-name="P1" draw:layer="layout" svg:x1="45.731cm" svg:y1="14.921cm" svg:x2="46.493cm" svg:y2="14.921cm">
            <text:p/>
          </draw:line>
          <draw:line draw:style-name="gr23" draw:text-style-name="P1" draw:layer="layout" svg:x1="45.731cm" svg:y1="14.54cm" svg:x2="46.493cm" svg:y2="14.54cm">
            <text:p/>
          </draw:line>
          <draw:line draw:style-name="gr23" draw:text-style-name="P1" draw:layer="layout" svg:x1="46.112cm" svg:y1="13.143cm" svg:x2="46.112cm" svg:y2="14.54cm">
            <text:p/>
          </draw:line>
          <draw:line draw:style-name="gr23" draw:text-style-name="P1" draw:layer="layout" svg:x1="46.077cm" svg:y1="13.143cm" svg:x2="55.297cm" svg:y2="13.143cm">
            <text:p/>
          </draw:line>
          <draw:line draw:style-name="gr23" draw:text-style-name="P1" draw:layer="layout" svg:x1="46.077cm" svg:y1="21.095cm" svg:x2="55.297cm" svg:y2="21.095cm">
            <text:p/>
          </draw:line>
          <draw:frame draw:style-name="gr30" draw:text-style-name="P10" draw:layer="layout" svg:width="1.651cm" svg:height="1.745cm" svg:x="44.115cm" svg:y="14.308cm">
            <draw:text-box>
              <text:p><text:span text:style-name="T15">P</text:span><text:span text:style-name="T6">L1</text:span></text:p>
            </draw:text-box>
          </draw:frame>
          <draw:line draw:style-name="gr23" draw:text-style-name="P1" draw:layer="layout" svg:x1="50.712cm" svg:y1="14.921cm" svg:x2="50.712cm" svg:y2="21.093cm">
            <text:p/>
          </draw:line>
          <draw:line draw:style-name="gr23" draw:text-style-name="P1" draw:layer="layout" svg:x1="50.331cm" svg:y1="14.921cm" svg:x2="51.093cm" svg:y2="14.921cm">
            <text:p/>
          </draw:line>
          <draw:line draw:style-name="gr23" draw:text-style-name="P1" draw:layer="layout" svg:x1="50.331cm" svg:y1="14.54cm" svg:x2="51.093cm" svg:y2="14.54cm">
            <text:p/>
          </draw:line>
          <draw:line draw:style-name="gr23" draw:text-style-name="P1" draw:layer="layout" svg:x1="50.712cm" svg:y1="13.143cm" svg:x2="50.712cm" svg:y2="14.54cm">
            <text:p/>
          </draw:line>
          <draw:line draw:style-name="gr23" draw:text-style-name="P1" draw:layer="layout" svg:x1="55.312cm" svg:y1="14.921cm" svg:x2="55.312cm" svg:y2="21.093cm">
            <text:p/>
          </draw:line>
          <draw:line draw:style-name="gr23" draw:text-style-name="P1" draw:layer="layout" svg:x1="54.931cm" svg:y1="14.921cm" svg:x2="55.693cm" svg:y2="14.921cm">
            <text:p/>
          </draw:line>
          <draw:line draw:style-name="gr23" draw:text-style-name="P1" draw:layer="layout" svg:x1="54.931cm" svg:y1="14.54cm" svg:x2="55.693cm" svg:y2="14.54cm">
            <text:p/>
          </draw:line>
          <draw:line draw:style-name="gr23" draw:text-style-name="P1" draw:layer="layout" svg:x1="55.312cm" svg:y1="13.143cm" svg:x2="55.312cm" svg:y2="14.54cm">
            <text:p/>
          </draw:line>
          <draw:frame draw:style-name="gr30" draw:text-style-name="P10" draw:layer="layout" svg:width="1.651cm" svg:height="1.745cm" svg:x="48.916cm" svg:y="14.308cm">
            <draw:text-box>
              <text:p><text:span text:style-name="T15">P</text:span><text:span text:style-name="T6">C</text:span></text:p>
            </draw:text-box>
          </draw:frame>
          <draw:frame draw:style-name="gr30" draw:text-style-name="P10" draw:layer="layout" svg:width="1.651cm" svg:height="1.745cm" svg:x="53.516cm" svg:y="14.308cm">
            <draw:text-box>
              <text:p><text:span text:style-name="T15">P</text:span><text:span text:style-name="T6">L2</text:span></text:p>
            </draw:text-box>
          </draw:frame>
        </draw:g>
        <draw:g>
          <draw:line draw:style-name="gr23" draw:text-style-name="P1" draw:layer="layout" svg:x1="18.964cm" svg:y1="13.141cm" svg:x2="28.184cm" svg:y2="13.141cm">
            <text:p/>
          </draw:line>
          <draw:line draw:style-name="gr23" draw:text-style-name="P1" draw:layer="layout" svg:x1="18.964cm" svg:y1="21.093cm" svg:x2="28.159cm" svg:y2="21.093cm">
            <text:p/>
          </draw:line>
          <draw:frame draw:style-name="gr30" draw:text-style-name="P10" draw:layer="layout" svg:width="3.421cm" svg:height="1.745cm" svg:x="15.977cm" svg:y="14.308cm">
            <draw:text-box>
              <text:p><text:span text:style-name="T15">R</text:span><text:span text:style-name="T6">L1[core]</text:span></text:p>
            </draw:text-box>
          </draw:frame>
          <draw:line draw:style-name="gr23" draw:text-style-name="P1" draw:layer="layout" svg:x1="23.552cm" svg:y1="18.348cm" svg:x2="23.552cm" svg:y2="18.348cm">
            <text:p/>
          </draw:line>
          <draw:g>
            <draw:g>
              <draw:line draw:style-name="gr23" draw:text-style-name="P1" draw:layer="layout" svg:x1="18.958cm" svg:y1="13.165cm" svg:x2="18.958cm" svg:y2="13.927cm">
                <text:p/>
              </draw:line>
              <draw:g>
                <draw:line draw:style-name="gr23" draw:text-style-name="P14" draw:layer="layout" svg:x1="18.958cm" svg:y1="15.324cm" svg:x2="18.958cm" svg:y2="15.832cm">
                  <text:p/>
                </draw:line>
                <draw:g>
                  <draw:line draw:style-name="gr23" draw:text-style-name="P14" draw:layer="layout" svg:x1="18.958cm" svg:y1="14.308cm" svg:x2="19.339cm" svg:y2="14.435cm">
                    <text:p/>
                  </draw:line>
                  <draw:line draw:style-name="gr23" draw:text-style-name="P14" draw:layer="layout" svg:x1="19.338cm" svg:y1="14.435cm" svg:x2="18.577cm" svg:y2="14.689cm">
                    <text:p/>
                  </draw:line>
                  <draw:line draw:style-name="gr23" draw:text-style-name="P14" draw:layer="layout" svg:x1="18.577cm" svg:y1="14.689cm" svg:x2="18.958cm" svg:y2="14.816cm">
                    <text:p/>
                  </draw:line>
                  <draw:line draw:style-name="gr23" draw:text-style-name="P14" draw:layer="layout" svg:x1="18.958cm" svg:y1="14.816cm" svg:x2="19.339cm" svg:y2="14.943cm">
                    <text:p/>
                  </draw:line>
                  <draw:line draw:style-name="gr23" draw:text-style-name="P14" draw:layer="layout" svg:x1="19.338cm" svg:y1="14.943cm" svg:x2="18.577cm" svg:y2="15.197cm">
                    <text:p/>
                  </draw:line>
                  <draw:line draw:style-name="gr23" draw:text-style-name="P14" draw:layer="layout" svg:x1="18.577cm" svg:y1="15.197cm" svg:x2="18.958cm" svg:y2="15.324cm">
                    <text:p/>
                  </draw:line>
                </draw:g>
                <draw:line draw:style-name="gr23" draw:text-style-name="P14" draw:layer="layout" svg:x1="18.958cm" svg:y1="13.8cm" svg:x2="18.958cm" svg:y2="14.308cm">
                  <text:p/>
                </draw:line>
              </draw:g>
              <draw:line draw:style-name="gr23" draw:text-style-name="P1" draw:layer="layout" svg:x1="18.958cm" svg:y1="15.832cm" svg:x2="18.958cm" svg:y2="17.102cm">
                <text:p/>
              </draw:line>
            </draw:g>
            <draw:line draw:style-name="gr23" draw:text-style-name="P1" draw:layer="layout" svg:x1="18.958cm" svg:y1="16.671cm" svg:x2="18.958cm" svg:y2="17.911cm">
              <text:p/>
            </draw:line>
            <draw:g>
              <draw:line draw:style-name="gr23" draw:text-style-name="P14" draw:layer="layout" svg:x1="18.958cm" svg:y1="19.308cm" svg:x2="18.958cm" svg:y2="19.816cm">
                <text:p/>
              </draw:line>
              <draw:g>
                <draw:line draw:style-name="gr23" draw:text-style-name="P14" draw:layer="layout" svg:x1="18.958cm" svg:y1="18.292cm" svg:x2="19.339cm" svg:y2="18.419cm">
                  <text:p/>
                </draw:line>
                <draw:line draw:style-name="gr23" draw:text-style-name="P14" draw:layer="layout" svg:x1="19.338cm" svg:y1="18.419cm" svg:x2="18.577cm" svg:y2="18.673cm">
                  <text:p/>
                </draw:line>
                <draw:line draw:style-name="gr23" draw:text-style-name="P14" draw:layer="layout" svg:x1="18.577cm" svg:y1="18.673cm" svg:x2="18.958cm" svg:y2="18.8cm">
                  <text:p/>
                </draw:line>
                <draw:line draw:style-name="gr23" draw:text-style-name="P14" draw:layer="layout" svg:x1="18.958cm" svg:y1="18.8cm" svg:x2="19.339cm" svg:y2="18.927cm">
                  <text:p/>
                </draw:line>
                <draw:line draw:style-name="gr23" draw:text-style-name="P14" draw:layer="layout" svg:x1="19.338cm" svg:y1="18.927cm" svg:x2="18.577cm" svg:y2="19.181cm">
                  <text:p/>
                </draw:line>
                <draw:line draw:style-name="gr23" draw:text-style-name="P14" draw:layer="layout" svg:x1="18.577cm" svg:y1="19.181cm" svg:x2="18.958cm" svg:y2="19.308cm">
                  <text:p/>
                </draw:line>
              </draw:g>
              <draw:line draw:style-name="gr23" draw:text-style-name="P14" draw:layer="layout" svg:x1="18.958cm" svg:y1="17.784cm" svg:x2="18.958cm" svg:y2="18.292cm">
                <text:p/>
              </draw:line>
            </draw:g>
            <draw:line draw:style-name="gr23" draw:text-style-name="P1" draw:layer="layout" svg:x1="18.958cm" svg:y1="19.816cm" svg:x2="18.958cm" svg:y2="21.086cm">
              <text:p/>
            </draw:line>
          </draw:g>
          <draw:g>
            <draw:g>
              <draw:line draw:style-name="gr23" draw:text-style-name="P1" draw:layer="layout" svg:x1="23.551cm" svg:y1="13.165cm" svg:x2="23.551cm" svg:y2="13.927cm">
                <text:p/>
              </draw:line>
              <draw:g>
                <draw:line draw:style-name="gr23" draw:text-style-name="P14" draw:layer="layout" svg:x1="23.551cm" svg:y1="15.324cm" svg:x2="23.551cm" svg:y2="15.832cm">
                  <text:p/>
                </draw:line>
                <draw:g>
                  <draw:line draw:style-name="gr23" draw:text-style-name="P14" draw:layer="layout" svg:x1="23.551cm" svg:y1="14.308cm" svg:x2="23.932cm" svg:y2="14.435cm">
                    <text:p/>
                  </draw:line>
                  <draw:line draw:style-name="gr23" draw:text-style-name="P14" draw:layer="layout" svg:x1="23.931cm" svg:y1="14.435cm" svg:x2="23.17cm" svg:y2="14.689cm">
                    <text:p/>
                  </draw:line>
                  <draw:line draw:style-name="gr23" draw:text-style-name="P14" draw:layer="layout" svg:x1="23.17cm" svg:y1="14.689cm" svg:x2="23.551cm" svg:y2="14.816cm">
                    <text:p/>
                  </draw:line>
                  <draw:line draw:style-name="gr23" draw:text-style-name="P14" draw:layer="layout" svg:x1="23.551cm" svg:y1="14.816cm" svg:x2="23.932cm" svg:y2="14.943cm">
                    <text:p/>
                  </draw:line>
                  <draw:line draw:style-name="gr23" draw:text-style-name="P14" draw:layer="layout" svg:x1="23.931cm" svg:y1="14.943cm" svg:x2="23.17cm" svg:y2="15.197cm">
                    <text:p/>
                  </draw:line>
                  <draw:line draw:style-name="gr23" draw:text-style-name="P14" draw:layer="layout" svg:x1="23.17cm" svg:y1="15.197cm" svg:x2="23.551cm" svg:y2="15.324cm">
                    <text:p/>
                  </draw:line>
                </draw:g>
                <draw:line draw:style-name="gr23" draw:text-style-name="P14" draw:layer="layout" svg:x1="23.551cm" svg:y1="13.8cm" svg:x2="23.551cm" svg:y2="14.308cm">
                  <text:p/>
                </draw:line>
              </draw:g>
              <draw:line draw:style-name="gr23" draw:text-style-name="P1" draw:layer="layout" svg:x1="23.551cm" svg:y1="15.832cm" svg:x2="23.551cm" svg:y2="17.102cm">
                <text:p/>
              </draw:line>
            </draw:g>
            <draw:line draw:style-name="gr23" draw:text-style-name="P1" draw:layer="layout" svg:x1="23.551cm" svg:y1="16.671cm" svg:x2="23.551cm" svg:y2="17.911cm">
              <text:p/>
            </draw:line>
            <draw:g>
              <draw:line draw:style-name="gr23" draw:text-style-name="P14" draw:layer="layout" svg:x1="23.551cm" svg:y1="19.308cm" svg:x2="23.551cm" svg:y2="19.816cm">
                <text:p/>
              </draw:line>
              <draw:g>
                <draw:line draw:style-name="gr23" draw:text-style-name="P14" draw:layer="layout" svg:x1="23.551cm" svg:y1="18.292cm" svg:x2="23.932cm" svg:y2="18.419cm">
                  <text:p/>
                </draw:line>
                <draw:line draw:style-name="gr23" draw:text-style-name="P14" draw:layer="layout" svg:x1="23.931cm" svg:y1="18.419cm" svg:x2="23.17cm" svg:y2="18.673cm">
                  <text:p/>
                </draw:line>
                <draw:line draw:style-name="gr23" draw:text-style-name="P14" draw:layer="layout" svg:x1="23.17cm" svg:y1="18.673cm" svg:x2="23.551cm" svg:y2="18.8cm">
                  <text:p/>
                </draw:line>
                <draw:line draw:style-name="gr23" draw:text-style-name="P14" draw:layer="layout" svg:x1="23.551cm" svg:y1="18.8cm" svg:x2="23.932cm" svg:y2="18.927cm">
                  <text:p/>
                </draw:line>
                <draw:line draw:style-name="gr23" draw:text-style-name="P14" draw:layer="layout" svg:x1="23.931cm" svg:y1="18.927cm" svg:x2="23.17cm" svg:y2="19.181cm">
                  <text:p/>
                </draw:line>
                <draw:line draw:style-name="gr23" draw:text-style-name="P14" draw:layer="layout" svg:x1="23.17cm" svg:y1="19.181cm" svg:x2="23.551cm" svg:y2="19.308cm">
                  <text:p/>
                </draw:line>
              </draw:g>
              <draw:line draw:style-name="gr23" draw:text-style-name="P14" draw:layer="layout" svg:x1="23.551cm" svg:y1="17.784cm" svg:x2="23.551cm" svg:y2="18.292cm">
                <text:p/>
              </draw:line>
            </draw:g>
            <draw:line draw:style-name="gr23" draw:text-style-name="P1" draw:layer="layout" svg:x1="23.551cm" svg:y1="19.816cm" svg:x2="23.551cm" svg:y2="21.086cm">
              <text:p/>
            </draw:line>
          </draw:g>
          <draw:g>
            <draw:g>
              <draw:line draw:style-name="gr23" draw:text-style-name="P1" draw:layer="layout" svg:x1="28.169cm" svg:y1="13.165cm" svg:x2="28.169cm" svg:y2="13.927cm">
                <text:p/>
              </draw:line>
              <draw:g>
                <draw:line draw:style-name="gr23" draw:text-style-name="P14" draw:layer="layout" svg:x1="28.169cm" svg:y1="15.324cm" svg:x2="28.169cm" svg:y2="15.832cm">
                  <text:p/>
                </draw:line>
                <draw:g>
                  <draw:line draw:style-name="gr23" draw:text-style-name="P14" draw:layer="layout" svg:x1="28.169cm" svg:y1="14.308cm" svg:x2="28.55cm" svg:y2="14.435cm">
                    <text:p/>
                  </draw:line>
                  <draw:line draw:style-name="gr23" draw:text-style-name="P14" draw:layer="layout" svg:x1="28.549cm" svg:y1="14.435cm" svg:x2="27.788cm" svg:y2="14.689cm">
                    <text:p/>
                  </draw:line>
                  <draw:line draw:style-name="gr23" draw:text-style-name="P14" draw:layer="layout" svg:x1="27.788cm" svg:y1="14.689cm" svg:x2="28.169cm" svg:y2="14.816cm">
                    <text:p/>
                  </draw:line>
                  <draw:line draw:style-name="gr23" draw:text-style-name="P14" draw:layer="layout" svg:x1="28.169cm" svg:y1="14.816cm" svg:x2="28.55cm" svg:y2="14.943cm">
                    <text:p/>
                  </draw:line>
                  <draw:line draw:style-name="gr23" draw:text-style-name="P14" draw:layer="layout" svg:x1="28.549cm" svg:y1="14.943cm" svg:x2="27.788cm" svg:y2="15.197cm">
                    <text:p/>
                  </draw:line>
                  <draw:line draw:style-name="gr23" draw:text-style-name="P14" draw:layer="layout" svg:x1="27.788cm" svg:y1="15.197cm" svg:x2="28.169cm" svg:y2="15.324cm">
                    <text:p/>
                  </draw:line>
                </draw:g>
                <draw:line draw:style-name="gr23" draw:text-style-name="P14" draw:layer="layout" svg:x1="28.169cm" svg:y1="13.8cm" svg:x2="28.169cm" svg:y2="14.308cm">
                  <text:p/>
                </draw:line>
              </draw:g>
              <draw:line draw:style-name="gr23" draw:text-style-name="P1" draw:layer="layout" svg:x1="28.169cm" svg:y1="15.832cm" svg:x2="28.169cm" svg:y2="17.102cm">
                <text:p/>
              </draw:line>
            </draw:g>
            <draw:line draw:style-name="gr23" draw:text-style-name="P1" draw:layer="layout" svg:x1="28.169cm" svg:y1="16.671cm" svg:x2="28.169cm" svg:y2="17.911cm">
              <text:p/>
            </draw:line>
            <draw:g>
              <draw:line draw:style-name="gr23" draw:text-style-name="P14" draw:layer="layout" svg:x1="28.169cm" svg:y1="19.308cm" svg:x2="28.169cm" svg:y2="19.816cm">
                <text:p/>
              </draw:line>
              <draw:g>
                <draw:line draw:style-name="gr23" draw:text-style-name="P14" draw:layer="layout" svg:x1="28.169cm" svg:y1="18.292cm" svg:x2="28.55cm" svg:y2="18.419cm">
                  <text:p/>
                </draw:line>
                <draw:line draw:style-name="gr23" draw:text-style-name="P14" draw:layer="layout" svg:x1="28.549cm" svg:y1="18.419cm" svg:x2="27.788cm" svg:y2="18.673cm">
                  <text:p/>
                </draw:line>
                <draw:line draw:style-name="gr23" draw:text-style-name="P14" draw:layer="layout" svg:x1="27.788cm" svg:y1="18.673cm" svg:x2="28.169cm" svg:y2="18.8cm">
                  <text:p/>
                </draw:line>
                <draw:line draw:style-name="gr23" draw:text-style-name="P14" draw:layer="layout" svg:x1="28.169cm" svg:y1="18.8cm" svg:x2="28.55cm" svg:y2="18.927cm">
                  <text:p/>
                </draw:line>
                <draw:line draw:style-name="gr23" draw:text-style-name="P14" draw:layer="layout" svg:x1="28.549cm" svg:y1="18.927cm" svg:x2="27.788cm" svg:y2="19.181cm">
                  <text:p/>
                </draw:line>
                <draw:line draw:style-name="gr23" draw:text-style-name="P14" draw:layer="layout" svg:x1="27.788cm" svg:y1="19.181cm" svg:x2="28.169cm" svg:y2="19.308cm">
                  <text:p/>
                </draw:line>
              </draw:g>
              <draw:line draw:style-name="gr23" draw:text-style-name="P14" draw:layer="layout" svg:x1="28.169cm" svg:y1="17.784cm" svg:x2="28.169cm" svg:y2="18.292cm">
                <text:p/>
              </draw:line>
            </draw:g>
            <draw:line draw:style-name="gr23" draw:text-style-name="P1" draw:layer="layout" svg:x1="28.169cm" svg:y1="19.816cm" svg:x2="28.169cm" svg:y2="21.086cm">
              <text:p/>
            </draw:line>
          </draw:g>
          <draw:frame draw:style-name="gr30" draw:text-style-name="P10" draw:layer="layout" svg:width="3.421cm" svg:height="1.745cm" svg:x="15.985cm" svg:y="18.343cm">
            <draw:text-box>
              <text:p><text:span text:style-name="T15">R</text:span><text:span text:style-name="T6">L1[gap]</text:span></text:p>
            </draw:text-box>
          </draw:frame>
          <draw:frame draw:style-name="gr30" draw:text-style-name="P10" draw:layer="layout" svg:width="3.421cm" svg:height="1.745cm" svg:x="20.676cm" svg:y="14.308cm">
            <draw:text-box>
              <text:p><text:span text:style-name="T15">R</text:span><text:span text:style-name="T6">C [core]</text:span></text:p>
            </draw:text-box>
          </draw:frame>
          <draw:frame draw:style-name="gr30" draw:text-style-name="P10" draw:layer="layout" svg:width="3.421cm" svg:height="1.745cm" svg:x="20.684cm" svg:y="18.305cm">
            <draw:text-box>
              <text:p><text:span text:style-name="T15">R</text:span><text:span text:style-name="T6">C [gap]</text:span></text:p>
            </draw:text-box>
          </draw:frame>
          <draw:frame draw:style-name="gr30" draw:text-style-name="P10" draw:layer="layout" svg:width="3.421cm" svg:height="1.745cm" svg:x="25.121cm" svg:y="14.308cm">
            <draw:text-box>
              <text:p><text:span text:style-name="T15">R</text:span><text:span text:style-name="T6">L2[core]</text:span></text:p>
            </draw:text-box>
          </draw:frame>
          <draw:frame draw:style-name="gr30" draw:text-style-name="P10" draw:layer="layout" svg:width="3.421cm" svg:height="1.745cm" svg:x="25.129cm" svg:y="18.289cm">
            <draw:text-box>
              <text:p><text:span text:style-name="T15">R</text:span><text:span text:style-name="T6">L2[gap]</text:span></text:p>
            </draw:text-box>
          </draw:frame>
        </draw:g>
        <draw:g>
          <draw:line draw:style-name="gr23" draw:text-style-name="P1" draw:layer="layout" svg:x1="5.369cm" svg:y1="13.141cm" svg:x2="14.589cm" svg:y2="13.141cm">
            <text:p/>
          </draw:line>
          <draw:line draw:style-name="gr23" draw:text-style-name="P1" draw:layer="layout" svg:x1="5.369cm" svg:y1="21.093cm" svg:x2="14.589cm" svg:y2="21.093cm">
            <text:p/>
          </draw:line>
          <draw:frame draw:style-name="gr30" draw:text-style-name="P10" draw:layer="layout" svg:width="3.421cm" svg:height="1.745cm" svg:x="2.607cm" svg:y="14.308cm">
            <draw:text-box>
              <text:p><text:span text:style-name="T15">P</text:span><text:span text:style-name="T6">L1[core]</text:span></text:p>
            </draw:text-box>
          </draw:frame>
          <draw:frame draw:style-name="gr30" draw:text-style-name="P10" draw:layer="layout" svg:width="2.659cm" svg:height="1.745cm" svg:x="2.615cm" svg:y="18.338cm">
            <draw:text-box>
              <text:p><text:span text:style-name="T15">P</text:span><text:span text:style-name="T6">L1[gap]</text:span></text:p>
            </draw:text-box>
          </draw:frame>
          <draw:line draw:style-name="gr23" draw:text-style-name="P1" draw:layer="layout" svg:x1="10.004cm" svg:y1="14.919cm" svg:x2="10.004cm" svg:y2="17.256cm">
            <text:p/>
          </draw:line>
          <draw:line draw:style-name="gr23" draw:text-style-name="P1" draw:layer="layout" svg:x1="9.623cm" svg:y1="14.919cm" svg:x2="10.385cm" svg:y2="14.919cm">
            <text:p/>
          </draw:line>
          <draw:line draw:style-name="gr23" draw:text-style-name="P1" draw:layer="layout" svg:x1="9.623cm" svg:y1="14.538cm" svg:x2="10.385cm" svg:y2="14.538cm">
            <text:p/>
          </draw:line>
          <draw:line draw:style-name="gr23" draw:text-style-name="P1" draw:layer="layout" svg:x1="10.004cm" svg:y1="13.141cm" svg:x2="10.004cm" svg:y2="14.538cm">
            <text:p/>
          </draw:line>
          <draw:line draw:style-name="gr23" draw:text-style-name="P1" draw:layer="layout" svg:x1="10.004cm" svg:y1="18.821cm" svg:x2="10.004cm" svg:y2="21.056cm">
            <text:p/>
          </draw:line>
          <draw:line draw:style-name="gr23" draw:text-style-name="P1" draw:layer="layout" svg:x1="9.623cm" svg:y1="18.821cm" svg:x2="10.385cm" svg:y2="18.821cm">
            <text:p/>
          </draw:line>
          <draw:line draw:style-name="gr23" draw:text-style-name="P1" draw:layer="layout" svg:x1="9.623cm" svg:y1="18.44cm" svg:x2="10.385cm" svg:y2="18.44cm">
            <text:p/>
          </draw:line>
          <draw:line draw:style-name="gr23" draw:text-style-name="P1" draw:layer="layout" svg:x1="10.004cm" svg:y1="17.043cm" svg:x2="10.004cm" svg:y2="18.44cm">
            <text:p/>
          </draw:line>
          <draw:line draw:style-name="gr23" draw:text-style-name="P1" draw:layer="layout" svg:x1="14.604cm" svg:y1="14.919cm" svg:x2="14.604cm" svg:y2="17.256cm">
            <text:p/>
          </draw:line>
          <draw:line draw:style-name="gr23" draw:text-style-name="P1" draw:layer="layout" svg:x1="14.223cm" svg:y1="14.919cm" svg:x2="14.985cm" svg:y2="14.919cm">
            <text:p/>
          </draw:line>
          <draw:line draw:style-name="gr23" draw:text-style-name="P1" draw:layer="layout" svg:x1="14.223cm" svg:y1="14.538cm" svg:x2="14.985cm" svg:y2="14.538cm">
            <text:p/>
          </draw:line>
          <draw:line draw:style-name="gr23" draw:text-style-name="P1" draw:layer="layout" svg:x1="14.604cm" svg:y1="13.141cm" svg:x2="14.604cm" svg:y2="14.538cm">
            <text:p/>
          </draw:line>
          <draw:line draw:style-name="gr23" draw:text-style-name="P1" draw:layer="layout" svg:x1="14.604cm" svg:y1="18.821cm" svg:x2="14.604cm" svg:y2="18.821cm">
            <text:p/>
          </draw:line>
          <draw:line draw:style-name="gr23" draw:text-style-name="P1" draw:layer="layout" svg:x1="14.223cm" svg:y1="18.821cm" svg:x2="14.985cm" svg:y2="18.821cm">
            <text:p/>
          </draw:line>
          <draw:line draw:style-name="gr23" draw:text-style-name="P1" draw:layer="layout" svg:x1="14.223cm" svg:y1="18.44cm" svg:x2="14.985cm" svg:y2="18.44cm">
            <text:p/>
          </draw:line>
          <draw:line draw:style-name="gr23" draw:text-style-name="P1" draw:layer="layout" svg:x1="14.604cm" svg:y1="17.043cm" svg:x2="14.604cm" svg:y2="18.44cm">
            <text:p/>
          </draw:line>
          <draw:line draw:style-name="gr23" draw:text-style-name="P1" draw:layer="layout" svg:x1="5.404cm" svg:y1="14.919cm" svg:x2="5.404cm" svg:y2="17.256cm">
            <text:p/>
          </draw:line>
          <draw:line draw:style-name="gr23" draw:text-style-name="P1" draw:layer="layout" svg:x1="5.023cm" svg:y1="14.919cm" svg:x2="5.785cm" svg:y2="14.919cm">
            <text:p/>
          </draw:line>
          <draw:line draw:style-name="gr23" draw:text-style-name="P1" draw:layer="layout" svg:x1="5.023cm" svg:y1="14.538cm" svg:x2="5.785cm" svg:y2="14.538cm">
            <text:p/>
          </draw:line>
          <draw:line draw:style-name="gr23" draw:text-style-name="P1" draw:layer="layout" svg:x1="5.404cm" svg:y1="13.141cm" svg:x2="5.404cm" svg:y2="14.538cm">
            <text:p/>
          </draw:line>
          <draw:line draw:style-name="gr23" draw:text-style-name="P1" draw:layer="layout" svg:x1="5.404cm" svg:y1="18.821cm" svg:x2="5.404cm" svg:y2="21.056cm">
            <text:p/>
          </draw:line>
          <draw:line draw:style-name="gr23" draw:text-style-name="P1" draw:layer="layout" svg:x1="5.023cm" svg:y1="18.821cm" svg:x2="5.785cm" svg:y2="18.821cm">
            <text:p/>
          </draw:line>
          <draw:line draw:style-name="gr23" draw:text-style-name="P1" draw:layer="layout" svg:x1="5.023cm" svg:y1="18.44cm" svg:x2="5.785cm" svg:y2="18.44cm">
            <text:p/>
          </draw:line>
          <draw:line draw:style-name="gr23" draw:text-style-name="P1" draw:layer="layout" svg:x1="5.404cm" svg:y1="17.043cm" svg:x2="5.404cm" svg:y2="18.44cm">
            <text:p/>
          </draw:line>
          <draw:frame draw:style-name="gr30" draw:text-style-name="P10" draw:layer="layout" svg:width="3.421cm" svg:height="1.745cm" svg:x="7.208cm" svg:y="14.308cm">
            <draw:text-box>
              <text:p><text:span text:style-name="T15">P</text:span><text:span text:style-name="T6">C [core]</text:span></text:p>
            </draw:text-box>
          </draw:frame>
          <draw:frame draw:style-name="gr30" draw:text-style-name="P10" draw:layer="layout" svg:width="2.659cm" svg:height="1.745cm" svg:x="7.216cm" svg:y="18.338cm">
            <draw:text-box>
              <text:p><text:span text:style-name="T15">P</text:span><text:span text:style-name="T6">C [gap]</text:span></text:p>
            </draw:text-box>
          </draw:frame>
          <draw:frame draw:style-name="gr30" draw:text-style-name="P10" draw:layer="layout" svg:width="3.421cm" svg:height="1.745cm" svg:x="11.808cm" svg:y="14.308cm">
            <draw:text-box>
              <text:p><text:span text:style-name="T15">P</text:span><text:span text:style-name="T6">L2[core]</text:span></text:p>
            </draw:text-box>
          </draw:frame>
          <draw:frame draw:style-name="gr30" draw:text-style-name="P10" draw:layer="layout" svg:width="2.659cm" svg:height="1.745cm" svg:x="11.816cm" svg:y="18.338cm">
            <draw:text-box>
              <text:p><text:span text:style-name="T15">P</text:span><text:span text:style-name="T6">L2[gap]</text:span></text:p>
            </draw:text-box>
          </draw:frame>
          <draw:line draw:style-name="gr23" draw:text-style-name="P1" draw:layer="layout" svg:x1="14.604cm" svg:y1="18.822cm" svg:x2="14.604cm" svg:y2="21.057cm">
            <text:p/>
          </draw:line>
        </draw:g>
        <draw:g>
          <draw:line draw:style-name="gr23" draw:text-style-name="P1" draw:layer="layout" svg:x1="32.511cm" svg:y1="13.139cm" svg:x2="41.731cm" svg:y2="13.139cm">
            <text:p/>
          </draw:line>
          <draw:line draw:style-name="gr23" draw:text-style-name="P1" draw:layer="layout" svg:x1="32.511cm" svg:y1="21.091cm" svg:x2="41.706cm" svg:y2="21.091cm">
            <text:p/>
          </draw:line>
          <draw:line draw:style-name="gr23" draw:text-style-name="P1" draw:layer="layout" svg:x1="32.527cm" svg:y1="17.076cm" svg:x2="32.527cm" svg:y2="21.089cm">
            <text:p/>
          </draw:line>
          <draw:g>
            <draw:line draw:style-name="gr23" draw:text-style-name="P1" draw:layer="layout" svg:x1="32.527cm" svg:y1="13.113cm" svg:x2="32.527cm" svg:y2="13.875cm">
              <text:p/>
            </draw:line>
            <draw:g>
              <draw:line draw:style-name="gr23" draw:text-style-name="P14" draw:layer="layout" svg:x1="32.527cm" svg:y1="15.272cm" svg:x2="32.527cm" svg:y2="15.78cm">
                <text:p/>
              </draw:line>
              <draw:g>
                <draw:line draw:style-name="gr23" draw:text-style-name="P14" draw:layer="layout" svg:x1="32.527cm" svg:y1="14.256cm" svg:x2="32.908cm" svg:y2="14.383cm">
                  <text:p/>
                </draw:line>
                <draw:line draw:style-name="gr23" draw:text-style-name="P14" draw:layer="layout" svg:x1="32.907cm" svg:y1="14.383cm" svg:x2="32.146cm" svg:y2="14.637cm">
                  <text:p/>
                </draw:line>
                <draw:line draw:style-name="gr23" draw:text-style-name="P14" draw:layer="layout" svg:x1="32.146cm" svg:y1="14.637cm" svg:x2="32.527cm" svg:y2="14.764cm">
                  <text:p/>
                </draw:line>
                <draw:line draw:style-name="gr23" draw:text-style-name="P14" draw:layer="layout" svg:x1="32.527cm" svg:y1="14.764cm" svg:x2="32.908cm" svg:y2="14.891cm">
                  <text:p/>
                </draw:line>
                <draw:line draw:style-name="gr23" draw:text-style-name="P14" draw:layer="layout" svg:x1="32.907cm" svg:y1="14.891cm" svg:x2="32.146cm" svg:y2="15.145cm">
                  <text:p/>
                </draw:line>
                <draw:line draw:style-name="gr23" draw:text-style-name="P14" draw:layer="layout" svg:x1="32.146cm" svg:y1="15.145cm" svg:x2="32.527cm" svg:y2="15.272cm">
                  <text:p/>
                </draw:line>
              </draw:g>
              <draw:line draw:style-name="gr23" draw:text-style-name="P14" draw:layer="layout" svg:x1="32.527cm" svg:y1="13.748cm" svg:x2="32.527cm" svg:y2="14.256cm">
                <text:p/>
              </draw:line>
            </draw:g>
            <draw:line draw:style-name="gr23" draw:text-style-name="P1" draw:layer="layout" svg:x1="32.527cm" svg:y1="15.78cm" svg:x2="32.527cm" svg:y2="17.05cm">
              <text:p/>
            </draw:line>
          </draw:g>
          <draw:frame draw:style-name="gr30" draw:text-style-name="P10" draw:layer="layout" svg:width="1.77cm" svg:height="1.745cm" svg:x="30.54cm" svg:y="14.308cm">
            <draw:text-box>
              <text:p><text:span text:style-name="T15">R</text:span><text:span text:style-name="T6">L1</text:span></text:p>
            </draw:text-box>
          </draw:frame>
          <draw:line draw:style-name="gr23" draw:text-style-name="P1" draw:layer="layout" svg:x1="37.107cm" svg:y1="13.113cm" svg:x2="37.107cm" svg:y2="13.875cm">
            <text:p/>
          </draw:line>
          <draw:g>
            <draw:line draw:style-name="gr23" draw:text-style-name="P14" draw:layer="layout" svg:x1="37.107cm" svg:y1="15.272cm" svg:x2="37.107cm" svg:y2="15.78cm">
              <text:p/>
            </draw:line>
            <draw:g>
              <draw:line draw:style-name="gr23" draw:text-style-name="P14" draw:layer="layout" svg:x1="37.107cm" svg:y1="14.256cm" svg:x2="37.488cm" svg:y2="14.383cm">
                <text:p/>
              </draw:line>
              <draw:line draw:style-name="gr23" draw:text-style-name="P14" draw:layer="layout" svg:x1="37.487cm" svg:y1="14.383cm" svg:x2="36.726cm" svg:y2="14.637cm">
                <text:p/>
              </draw:line>
              <draw:line draw:style-name="gr23" draw:text-style-name="P14" draw:layer="layout" svg:x1="36.726cm" svg:y1="14.637cm" svg:x2="37.107cm" svg:y2="14.764cm">
                <text:p/>
              </draw:line>
              <draw:line draw:style-name="gr23" draw:text-style-name="P14" draw:layer="layout" svg:x1="37.107cm" svg:y1="14.764cm" svg:x2="37.488cm" svg:y2="14.891cm">
                <text:p/>
              </draw:line>
              <draw:line draw:style-name="gr23" draw:text-style-name="P14" draw:layer="layout" svg:x1="37.487cm" svg:y1="14.891cm" svg:x2="36.726cm" svg:y2="15.145cm">
                <text:p/>
              </draw:line>
              <draw:line draw:style-name="gr23" draw:text-style-name="P14" draw:layer="layout" svg:x1="36.726cm" svg:y1="15.145cm" svg:x2="37.107cm" svg:y2="15.272cm">
                <text:p/>
              </draw:line>
            </draw:g>
            <draw:line draw:style-name="gr23" draw:text-style-name="P14" draw:layer="layout" svg:x1="37.107cm" svg:y1="13.748cm" svg:x2="37.107cm" svg:y2="14.256cm">
              <text:p/>
            </draw:line>
          </draw:g>
          <draw:line draw:style-name="gr23" draw:text-style-name="P1" draw:layer="layout" svg:x1="37.107cm" svg:y1="15.78cm" svg:x2="37.107cm" svg:y2="21.089cm">
            <text:p/>
          </draw:line>
          <draw:frame draw:style-name="gr82" draw:text-style-name="P10" draw:layer="layout" svg:width="1.276cm" svg:height="0.998cm" svg:x="35.501cm" svg:y="14.308cm">
            <draw:text-box>
              <text:p><text:span text:style-name="T15">R</text:span><text:span text:style-name="T6">c</text:span></text:p>
            </draw:text-box>
          </draw:frame>
          <draw:line draw:style-name="gr23" draw:text-style-name="P1" draw:layer="layout" svg:x1="41.686cm" svg:y1="13.113cm" svg:x2="41.686cm" svg:y2="13.875cm">
            <text:p/>
          </draw:line>
          <draw:g>
            <draw:line draw:style-name="gr23" draw:text-style-name="P14" draw:layer="layout" svg:x1="41.686cm" svg:y1="15.272cm" svg:x2="41.686cm" svg:y2="15.78cm">
              <text:p/>
            </draw:line>
            <draw:g>
              <draw:line draw:style-name="gr23" draw:text-style-name="P14" draw:layer="layout" svg:x1="41.686cm" svg:y1="14.256cm" svg:x2="42.067cm" svg:y2="14.383cm">
                <text:p/>
              </draw:line>
              <draw:line draw:style-name="gr23" draw:text-style-name="P14" draw:layer="layout" svg:x1="42.066cm" svg:y1="14.383cm" svg:x2="41.305cm" svg:y2="14.637cm">
                <text:p/>
              </draw:line>
              <draw:line draw:style-name="gr23" draw:text-style-name="P14" draw:layer="layout" svg:x1="41.305cm" svg:y1="14.637cm" svg:x2="41.686cm" svg:y2="14.764cm">
                <text:p/>
              </draw:line>
              <draw:line draw:style-name="gr23" draw:text-style-name="P14" draw:layer="layout" svg:x1="41.686cm" svg:y1="14.764cm" svg:x2="42.067cm" svg:y2="14.891cm">
                <text:p/>
              </draw:line>
              <draw:line draw:style-name="gr23" draw:text-style-name="P14" draw:layer="layout" svg:x1="42.066cm" svg:y1="14.891cm" svg:x2="41.305cm" svg:y2="15.145cm">
                <text:p/>
              </draw:line>
              <draw:line draw:style-name="gr23" draw:text-style-name="P14" draw:layer="layout" svg:x1="41.305cm" svg:y1="15.145cm" svg:x2="41.686cm" svg:y2="15.272cm">
                <text:p/>
              </draw:line>
            </draw:g>
            <draw:line draw:style-name="gr23" draw:text-style-name="P14" draw:layer="layout" svg:x1="41.686cm" svg:y1="13.748cm" svg:x2="41.686cm" svg:y2="14.256cm">
              <text:p/>
            </draw:line>
          </draw:g>
          <draw:line draw:style-name="gr23" draw:text-style-name="P1" draw:layer="layout" svg:x1="41.686cm" svg:y1="15.78cm" svg:x2="41.686cm" svg:y2="21.089cm">
            <text:p/>
          </draw:line>
          <draw:frame draw:style-name="gr30" draw:text-style-name="P10" draw:layer="layout" svg:width="1.919cm" svg:height="1.745cm" svg:x="39.676cm" svg:y="14.308cm">
            <draw:text-box>
              <text:p><text:span text:style-name="T15">R</text:span><text:span text:style-name="T6">L2</text:span></text:p>
            </draw:text-box>
          </draw:frame>
          <draw:line draw:style-name="gr23" draw:text-style-name="P1" draw:layer="layout" svg:x1="37.099cm" svg:y1="18.346cm" svg:x2="37.099cm" svg:y2="18.34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_Math1" svg:font-family="MathJax_Math"/>
    <style:font-face style:name="DejaVu Serif1" svg:font-family="'DejaVu Serif'" style:font-family-generic="roman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Noto Sans CJK SC1" svg:font-family="'Noto Sans CJK SC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229cm" fo:margin-right="0.229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3T18:01:54.844969603</meta:creation-date>
    <dc:date>2021-04-21T07:30:00.743420448</dc:date>
    <meta:editing-duration>P2DT19H51M58S</meta:editing-duration>
    <meta:editing-cycles>35</meta:editing-cycles>
    <meta:generator>LibreOffice/6.4.6.2$Linux_X86_64 LibreOffice_project/40$Build-2</meta:generator>
    <meta:document-statistic meta:object-count="1208"/>
  </office:meta>
</office:document-meta>
</file>